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9.654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e2f0d9" style:diagonal-bl-tr="none" style:diagonal-tl-br="none" fo:border-left="0.088cm solid #000000" fo:border-right="0.088cm solid #000000" style:rotation-align="none" fo:border-top="0.088cm solid #000000"/>
    </style:style>
    <style:style style:name="ce3" style:family="table-cell" style:parent-style-name="Excel_20_Built-in_20_Normal">
      <style:table-cell-properties fo:border-bottom="none" fo:background-color="#e2f0d9" style:diagonal-bl-tr="none" style:diagonal-tl-br="none" fo:border-left="0.088cm solid #000000" fo:border-right="0.088cm solid #000000" style:rotation-align="none" fo:border-top="none"/>
    </style:style>
    <style:style style:name="ce4" style:family="table-cell" style:parent-style-name="Excel_20_Built-in_20_Normal">
      <style:table-cell-properties fo:border-bottom="0.088cm solid #000000" fo:background-color="#e2f0d9" style:diagonal-bl-tr="none" style:diagonal-tl-br="none" fo:border-left="0.088cm solid #000000" fo:border-right="0.088cm solid #000000" style:rotation-align="none" fo:border-top="none"/>
    </style:style>
    <style:style style:name="ce5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map style:condition="is-true-formula([.$B$18]&lt;[.$B$9])" style:apply-style-name="ConditionalStyle_5f_2" style:base-cell-address="Лист2.A1"/>
    </style:style>
    <style:style style:name="ce7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map style:condition="is-true-formula([.$B1]&lt;[.$B$9])" style:apply-style-name="ConditionalStyle_5f_1" style:base-cell-address="Лист2.A1"/>
    </style:style>
    <style:style style:name="ce8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map style:condition="is-true-formula([.$B1]&lt;[.$B$9])" style:apply-style-name="ConditionalStyle_5f_1" style:base-cell-address="Лист2.A1"/>
    </style:style>
    <style:style style:name="ce9" style:family="table-cell" style:parent-style-name="Excel_20_Built-in_20_Normal">
      <style:table-cell-properties style:diagonal-bl-tr="none" style:diagonal-tl-br="none" style:rotation-align="none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 style:data-style-name="N8001">
      <style:table-cell-properties fo:border-bottom="none" style:diagonal-bl-tr="none" style:diagonal-tl-br="none" fo:border-left="none" fo:border-right="none" style:rotation-align="none" fo:border-top="0.088cm solid #000000"/>
      <style:map style:condition="is-true-formula([.$B$18]&lt;[.$B$9])" style:apply-style-name="ConditionalStyle_5f_2" style:base-cell-address="Лист2.A1"/>
    </style:style>
    <style:style style:name="ce12" style:family="table-cell" style:parent-style-name="Excel_20_Built-in_20_Normal" style:data-style-name="N8001">
      <style:table-cell-properties style:diagonal-bl-tr="none" style:diagonal-tl-br="none" style:rotation-align="none"/>
      <style:map style:condition="is-true-formula([.$B1]&lt;[.$B$9])" style:apply-style-name="ConditionalStyle_5f_1" style:base-cell-address="Лист2.A1"/>
    </style:style>
    <style:style style:name="ce13" style:family="table-cell" style:parent-style-name="Excel_20_Built-in_20_Normal" style:data-style-name="N8001">
      <style:table-cell-properties fo:border-bottom="0.088cm solid #000000" style:diagonal-bl-tr="none" style:diagonal-tl-br="none" fo:border-left="none" fo:border-right="none" style:rotation-align="none" fo:border-top="none"/>
      <style:map style:condition="is-true-formula([.$B1]&lt;[.$B$9])" style:apply-style-name="ConditionalStyle_5f_1" style:base-cell-address="Лист2.A1"/>
    </style:style>
    <style:style style:name="ce14" style:family="table-cell" style:parent-style-name="Excel_20_Built-in_20_Normal" style:data-style-name="N8001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 style:data-style-name="N8001">
      <style:table-cell-properties fo:border-bottom="none" style:diagonal-bl-tr="none" style:diagonal-tl-br="none" fo:border-left="none" fo:border-right="0.088cm solid #000000" style:rotation-align="none" fo:border-top="0.088cm solid #000000"/>
      <style:map style:condition="is-true-formula([.$B$18]&lt;[.$B$9])" style:apply-style-name="ConditionalStyle_5f_2" style:base-cell-address="Лист2.A1"/>
    </style:style>
    <style:style style:name="ce17" style:family="table-cell" style:parent-style-name="Excel_20_Built-in_20_Normal" style:data-style-name="N8001">
      <style:table-cell-properties fo:border-bottom="none" style:diagonal-bl-tr="none" style:diagonal-tl-br="none" fo:border-left="none" fo:border-right="0.088cm solid #000000" style:rotation-align="none" fo:border-top="none"/>
      <style:map style:condition="is-true-formula([.$B1]&lt;[.$B$9])" style:apply-style-name="ConditionalStyle_5f_1" style:base-cell-address="Лист2.A1"/>
    </style:style>
    <style:style style:name="ce18" style:family="table-cell" style:parent-style-name="Excel_20_Built-in_20_Normal" style:data-style-name="N8001">
      <style:table-cell-properties fo:border-bottom="0.088cm solid #000000" style:diagonal-bl-tr="none" style:diagonal-tl-br="none" fo:border-left="none" fo:border-right="0.088cm solid #000000" style:rotation-align="none" fo:border-top="none"/>
      <style:map style:condition="is-true-formula([.$B1]&lt;[.$B$9])" style:apply-style-name="ConditionalStyle_5f_1" style:base-cell-address="Лист2.A1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  <style:map style:condition="is-true-formula([.$B$18]&lt;[.$B$9])" style:apply-style-name="ConditionalStyle_5f_2" style:base-cell-address="Лист2.A1"/>
    </style:style>
    <style:style style:name="ce21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  <style:map style:condition="is-true-formula([.$B$18]&lt;[.$B$9])" style:apply-style-name="ConditionalStyle_5f_2" style:base-cell-address="Лист2.A1"/>
    </style:style>
    <style:style style:name="ce22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  <style:map style:condition="is-true-formula([.$B1]&lt;[.$B$9])" style:apply-style-name="ConditionalStyle_5f_1" style:base-cell-address="Лист2.A1"/>
    </style:style>
    <style:style style:name="ce23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none"/>
      <style:map style:condition="is-true-formula([.$B1]&lt;[.$B$9])" style:apply-style-name="ConditionalStyle_5f_1" style:base-cell-address="Лист2.A1"/>
    </style:style>
    <style:style style:name="ce24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map style:condition="is-true-formula([.$B$18]&lt;[.$B$9])" style:apply-style-name="ConditionalStyle_5f_2" style:base-cell-address="Лист2.A1"/>
    </style:style>
    <style:style style:name="ce25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map style:condition="is-true-formula([.$B1]&lt;[.$B$9])" style:apply-style-name="ConditionalStyle_5f_1" style:base-cell-address="Лист2.A1"/>
    </style:style>
    <style:style style:name="ce26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map style:condition="is-true-formula([.$B1]&lt;[.$B$9])" style:apply-style-name="ConditionalStyle_5f_1" style:base-cell-address="Лист2.A1"/>
    </style:style>
    <style:style style:name="ce27" style:family="table-cell" style:parent-style-name="Excel_20_Built-in_20_Normal" style:data-style-name="N8001">
      <style:table-cell-properties fo:border-bottom="none" style:diagonal-bl-tr="none" style:diagonal-tl-br="none" fo:border-left="none" fo:border-right="none" style:rotation-align="none" fo:border-top="0.088cm solid #000000"/>
      <style:map style:condition="is-true-formula([.$B$18]&lt;[.$B$9])" style:apply-style-name="ConditionalStyle_5f_2" style:base-cell-address="Лист2.A1"/>
    </style:style>
    <style:style style:name="ce28" style:family="table-cell" style:parent-style-name="Excel_20_Built-in_20_Normal" style:data-style-name="N8001">
      <style:table-cell-properties style:diagonal-bl-tr="none" style:diagonal-tl-br="none" style:rotation-align="none"/>
      <style:map style:condition="is-true-formula([.$B1]&lt;[.$B$9])" style:apply-style-name="ConditionalStyle_5f_1" style:base-cell-address="Лист2.A1"/>
    </style:style>
    <style:style style:name="ce29" style:family="table-cell" style:parent-style-name="Excel_20_Built-in_20_Normal" style:data-style-name="N8001">
      <style:table-cell-properties fo:border-bottom="0.088cm solid #000000" style:diagonal-bl-tr="none" style:diagonal-tl-br="none" fo:border-left="none" fo:border-right="none" style:rotation-align="none" fo:border-top="none"/>
      <style:map style:condition="is-true-formula([.$B1]&lt;[.$B$9])" style:apply-style-name="ConditionalStyle_5f_1" style:base-cell-address="Лист2.A1"/>
    </style:style>
    <style:style style:name="ce30" style:family="table-cell" style:parent-style-name="Excel_20_Built-in_20_Normal" style:data-style-name="N8001">
      <style:table-cell-properties fo:border-bottom="none" style:diagonal-bl-tr="none" style:diagonal-tl-br="none" fo:border-left="none" fo:border-right="0.088cm solid #000000" style:rotation-align="none" fo:border-top="0.088cm solid #000000"/>
      <style:map style:condition="is-true-formula([.$B$18]&lt;[.$B$9])" style:apply-style-name="ConditionalStyle_5f_2" style:base-cell-address="Лист2.A1"/>
    </style:style>
    <style:style style:name="ce31" style:family="table-cell" style:parent-style-name="Excel_20_Built-in_20_Normal" style:data-style-name="N8001">
      <style:table-cell-properties fo:border-bottom="none" style:diagonal-bl-tr="none" style:diagonal-tl-br="none" fo:border-left="none" fo:border-right="0.088cm solid #000000" style:rotation-align="none" fo:border-top="none"/>
      <style:map style:condition="is-true-formula([.$B1]&lt;[.$B$9])" style:apply-style-name="ConditionalStyle_5f_1" style:base-cell-address="Лист2.A1"/>
    </style:style>
    <style:style style:name="ce32" style:family="table-cell" style:parent-style-name="Excel_20_Built-in_20_Normal" style:data-style-name="N8001">
      <style:table-cell-properties fo:border-bottom="0.088cm solid #000000" style:diagonal-bl-tr="none" style:diagonal-tl-br="none" fo:border-left="none" fo:border-right="0.088cm solid #000000" style:rotation-align="none" fo:border-top="none"/>
      <style:map style:condition="is-true-formula([.$B1]&lt;[.$B$9])" style:apply-style-name="ConditionalStyle_5f_1" style:base-cell-address="Лист2.A1"/>
    </style:style>
    <style:style style:name="ce33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  <style:map style:condition="is-true-formula([.$B$18]&lt;[.$B$9])" style:apply-style-name="ConditionalStyle_5f_2" style:base-cell-address="Лист2.A1"/>
    </style:style>
    <style:style style:name="ce34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  <style:map style:condition="is-true-formula([.$B$18]&lt;[.$B$9])" style:apply-style-name="ConditionalStyle_5f_2" style:base-cell-address="Лист2.A1"/>
    </style:style>
    <style:style style:name="ce35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  <style:map style:condition="is-true-formula([.$B1]&lt;[.$B$9])" style:apply-style-name="ConditionalStyle_5f_1" style:base-cell-address="Лист2.A1"/>
    </style:style>
    <style:style style:name="ce36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none"/>
      <style:map style:condition="is-true-formula([.$B1]&lt;[.$B$9])" style:apply-style-name="ConditionalStyle_5f_1" style:base-cell-address="Лист2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>
            <text:p>VU Meter FFT calculator</text:p>
          </table:table-cell>
          <table:table-cell table:number-columns-repeated="1023"/>
        </table:table-row>
        <table:table-row table:style-name="ro2">
          <table:table-cell office:value-type="string">
            <text:p>Complete the numbers in the green box. The table below will highlight in yellow showing your bands, and the low and high bin values to use in your code.</text:p>
          </table:table-cell>
          <table:table-cell table:number-columns-repeated="1023"/>
        </table:table-row>
        <table:table-row table:style-name="ro2">
          <table:table-cell office:value-type="string">
            <text:p>These values will give you a good starting point, but you may want to calibrate your bin numbers using a tone generator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ample Rate</text:p>
          </table:table-cell>
          <table:table-cell table:style-name="ce2" office:value-type="float" office:value="96875">
            <text:p>96875</text:p>
          </table:table-cell>
          <table:table-cell office:value-type="string">
            <text:p>Hz</text:p>
          </table:table-cell>
          <table:table-cell office:value-type="string">
            <text:p>Number of samples per second, dependent on ADC sample rate</text:p>
          </table:table-cell>
          <table:table-cell table:number-columns-repeated="1020"/>
        </table:table-row>
        <table:table-row table:style-name="ro3">
          <table:table-cell office:value-type="string">
            <text:p>Lowest frequency band</text:p>
          </table:table-cell>
          <table:table-cell table:style-name="ce3" office:value-type="float" office:value="350">
            <text:p>350</text:p>
          </table:table-cell>
          <table:table-cell office:value-type="string">
            <text:p>Hz</text:p>
          </table:table-cell>
          <table:table-cell office:value-type="string">
            <text:p>Center of lowest required band. Very low frequencies do not work well.</text:p>
          </table:table-cell>
          <table:table-cell table:number-columns-repeated="1020"/>
        </table:table-row>
        <table:table-row table:style-name="ro3">
          <table:table-cell office:value-type="string">
            <text:p>Highest frequency band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Hz</text:p>
          </table:table-cell>
          <table:table-cell office:value-type="string">
            <text:p>Center of highest required band. Set this to below the Nyquist frequency</text:p>
          </table:table-cell>
          <table:table-cell table:number-columns-repeated="1020"/>
        </table:table-row>
        <table:table-row table:style-name="ro3">
          <table:table-cell office:value-type="string">
            <text:p>Number of samples</text:p>
          </table:table-cell>
          <table:table-cell table:style-name="ce3" office:value-type="float" office:value="1024">
            <text:p>1024</text:p>
          </table:table-cell>
          <table:table-cell/>
          <table:table-cell office:value-type="string">
            <text:p>Must be power of 2 for MCU FFT libraries, bigger = more bins so more bands, but slower</text:p>
          </table:table-cell>
          <table:table-cell table:number-columns-repeated="1020"/>
        </table:table-row>
        <table:table-row table:style-name="ro3">
          <table:table-cell office:value-type="string">
            <text:p>Number of bands</text:p>
          </table:table-cell>
          <table:table-cell table:style-name="ce4" office:value-type="float" office:value="32">
            <text:p>32</text:p>
          </table:table-cell>
          <table:table-cell/>
          <table:table-cell office:value-type="string">
            <text:p>Number of bands to display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requency mulitplier per band</text:p>
          </table:table-cell>
          <table:table-cell table:formula="of:=POWER([.B7]/[.B6];1/([.B9]-1))" office:value-type="float" office:value="1.12077847278516">
            <text:p>1,1207784728</text:p>
          </table:table-cell>
          <table:table-cell/>
          <table:table-cell office:value-type="string">
            <text:p>What to multiply each band by to get the next band to give an exponential increase</text:p>
          </table:table-cell>
          <table:table-cell table:number-columns-repeated="1020"/>
        </table:table-row>
        <table:table-row table:style-name="ro3">
          <table:table-cell office:value-type="string">
            <text:p>Nyquist frequency</text:p>
          </table:table-cell>
          <table:table-cell table:formula="of:=[.B5]/2" office:value-type="float" office:value="48437.5">
            <text:p>48437,5</text:p>
          </table:table-cell>
          <table:table-cell office:value-type="string">
            <text:p>Hz</text:p>
          </table:table-cell>
          <table:table-cell office:value-type="string">
            <text:p>Maximum frequency which can be detected</text:p>
          </table:table-cell>
          <table:table-cell table:number-columns-repeated="1020"/>
        </table:table-row>
        <table:table-row table:style-name="ro3">
          <table:table-cell office:value-type="string">
            <text:p>Bin width</text:p>
          </table:table-cell>
          <table:table-cell table:formula="of:=[.B5]/[.B8]" office:value-type="float" office:value="94.6044921875">
            <text:p>94,6044921875</text:p>
          </table:table-cell>
          <table:table-cell office:value-type="string">
            <text:p>Hz</text:p>
          </table:table-cell>
          <table:table-cell office:value-type="string">
            <text:p>Width of each frequency bin</text:p>
          </table:table-cell>
          <table:table-cell table:number-columns-repeated="1020"/>
        </table:table-row>
        <table:table-row table:style-name="ro3">
          <table:table-cell office:value-type="string">
            <text:p>Number of useable bins</text:p>
          </table:table-cell>
          <table:table-cell table:formula="of:=[.B8]/2-1" office:value-type="float" office:value="511">
            <text:p>511</text:p>
          </table:table-cell>
          <table:table-cell/>
          <table:table-cell office:value-type="string">
            <text:p>We get useable (positive) values only for ((samples/2) -1) bin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19" office:value-type="string">
            <text:p>Copy the generated code below into your sketch: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>
            <text:p>Band</text:p>
          </table:table-cell>
          <table:table-cell table:style-name="ce10" office:value-type="string">
            <text:p>Frequency</text:p>
          </table:table-cell>
          <table:table-cell table:style-name="ce10" office:value-type="string">
            <text:p>Center bin</text:p>
          </table:table-cell>
          <table:table-cell table:style-name="ce10" office:value-type="string">
            <text:p>Low bin</text:p>
          </table:table-cell>
          <table:table-cell table:style-name="ce15" office:value-type="string">
            <text:p>High bin</text:p>
          </table:table-cell>
          <table:table-cell/>
          <table:table-cell table:style-name="ce20" table:formula="of:=&quot;//&quot;&amp;[.B9]&amp;&quot; bands, &quot;&amp;[.B7]/1000&amp;&quot;kHz top band&quot;" office:value-type="string" office:string-value="//32 bands, 12kHz top band">
            <text:p>//32 bands, 12kHz top band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1" table:formula="of:=[.$B$6]*POWER([.$B$11];[.B18])" office:value-type="float" office:value="350">
            <text:p>350</text:p>
          </table:table-cell>
          <table:table-cell table:style-name="ce11" table:formula="of:=[.C18]/[.$B$13]" office:value-type="float" office:value="3.69961290322581">
            <text:p>4</text:p>
          </table:table-cell>
          <table:table-cell table:style-name="ce11" office:value-type="float" office:value="0">
            <text:p>0</text:p>
          </table:table-cell>
          <table:table-cell table:style-name="ce16" table:formula="of:=(([.D19]-[.D18])/2)+[.D18]" office:value-type="float" office:value="3.92302970139975">
            <text:p>4</text:p>
          </table:table-cell>
          <table:table-cell/>
          <table:table-cell table:style-name="ce21" table:formula="of:=&quot;      if (i&lt;=&quot;&amp;ROUND([.F18];0)&amp;&quot; )           bandValues[&quot;&amp;[.B18]&amp;&quot;]  = (int)freqs[i];&quot;" office:value-type="string" office:string-value="      if (i&lt;=4 )           bandValues[0]  = (int)freqs[i];">
            <text:p><text:s text:c="6"/>if (i&lt;=4 ) <text:s text:c="10"/>bandValues[0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">
            <text:p>1</text:p>
          </table:table-cell>
          <table:table-cell table:style-name="ce12" table:formula="of:=[.$B$6]*POWER([.$B$11];[.B19])" office:value-type="float" office:value="392.272465474805">
            <text:p>392</text:p>
          </table:table-cell>
          <table:table-cell table:style-name="ce12" table:formula="of:=[.C19]/[.$B$13]" office:value-type="float" office:value="4.14644649957368">
            <text:p>4</text:p>
          </table:table-cell>
          <table:table-cell table:style-name="ce12" table:formula="of:=[.F18]" office:value-type="float" office:value="3.92302970139975">
            <text:p>4</text:p>
          </table:table-cell>
          <table:table-cell table:style-name="ce17" table:formula="of:=(([.D20]-[.D19])/2)+[.D19]" office:value-type="float" office:value="4.39684723742562">
            <text:p>4</text:p>
          </table:table-cell>
          <table:table-cell/>
          <table:table-cell table:style-name="ce22" table:formula="of:=IF(([.$B$9]-1)&lt;[.B19];&quot;&quot;;IF(([.$B$9]-1)=[.B19];&quot;      if (i&gt;&quot;&amp;ROUND([.E19];0)&amp;&quot;             ) bandValues[&quot;&amp;[.B19]&amp;&quot;]  = (int)freqs[i];&quot;;&quot;      if (i&gt;&quot;&amp;ROUND([.E19];0)&amp;&quot;   &amp;&amp; i&lt;=&quot;&amp;ROUND([.F19];0)&amp;&quot;  ) bandValues[&quot;&amp;[.B19]&amp;&quot;]  = (int)freqs[i];&quot;))" office:value-type="string" office:string-value="      if (i&gt;4   &amp;&amp; i&lt;=4  ) bandValues[1]  = (int)freqs[i];">
            <text:p><text:s text:c="6"/>if (i&gt;4 <text:s text:c="2"/>&amp;&amp; i&lt;=4 <text:s/>) bandValues[1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">
            <text:p>2</text:p>
          </table:table-cell>
          <table:table-cell table:style-name="ce12" table:formula="of:=[.$B$6]*POWER([.$B$11];[.B20])" office:value-type="float" office:value="439.650534770521">
            <text:p>440</text:p>
          </table:table-cell>
          <table:table-cell table:style-name="ce12" table:formula="of:=[.C20]/[.$B$13]" office:value-type="float" office:value="4.64724797527756">
            <text:p>5</text:p>
          </table:table-cell>
          <table:table-cell table:style-name="ce12" table:formula="of:=[.F19]" office:value-type="float" office:value="4.39684723742562">
            <text:p>4</text:p>
          </table:table-cell>
          <table:table-cell table:style-name="ce17" table:formula="of:=(([.D21]-[.D20])/2)+[.D20]" office:value-type="float" office:value="4.92789173183153">
            <text:p>5</text:p>
          </table:table-cell>
          <table:table-cell/>
          <table:table-cell table:style-name="ce22" table:formula="of:=IF(([.$B$9]-1)&lt;[.B20];&quot;&quot;;IF(([.$B$9]-1)=[.B20];&quot;      if (i&gt;&quot;&amp;ROUND([.E20];0)&amp;&quot;             ) bandValues[&quot;&amp;[.B20]&amp;&quot;]  = (int)freqs[i];&quot;;&quot;      if (i&gt;&quot;&amp;ROUND([.E20];0)&amp;&quot;   &amp;&amp; i&lt;=&quot;&amp;ROUND([.F20];0)&amp;&quot;  ) bandValues[&quot;&amp;[.B20]&amp;&quot;]  = (int)freqs[i];&quot;))" office:value-type="string" office:string-value="      if (i&gt;4   &amp;&amp; i&lt;=5  ) bandValues[2]  = (int)freqs[i];">
            <text:p><text:s text:c="6"/>if (i&gt;4 <text:s text:c="2"/>&amp;&amp; i&lt;=5 <text:s/>) bandValues[2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2" table:formula="of:=[.$B$6]*POWER([.$B$11];[.B21])" office:value-type="float" office:value="492.750854919282">
            <text:p>493</text:p>
          </table:table-cell>
          <table:table-cell table:style-name="ce12" table:formula="of:=[.C21]/[.$B$13]" office:value-type="float" office:value="5.2085354883855">
            <text:p>5</text:p>
          </table:table-cell>
          <table:table-cell table:style-name="ce12" table:formula="of:=[.F20]" office:value-type="float" office:value="4.92789173183153">
            <text:p>5</text:p>
          </table:table-cell>
          <table:table-cell table:style-name="ce17" table:formula="of:=(([.D22]-[.D21])/2)+[.D21]" office:value-type="float" office:value="5.52307496925275">
            <text:p>6</text:p>
          </table:table-cell>
          <table:table-cell/>
          <table:table-cell table:style-name="ce22" table:formula="of:=IF(([.$B$9]-1)&lt;[.B21];&quot;&quot;;IF(([.$B$9]-1)=[.B21];&quot;      if (i&gt;&quot;&amp;ROUND([.E21];0)&amp;&quot;             ) bandValues[&quot;&amp;[.B21]&amp;&quot;]  = (int)freqs[i];&quot;;&quot;      if (i&gt;&quot;&amp;ROUND([.E21];0)&amp;&quot;   &amp;&amp; i&lt;=&quot;&amp;ROUND([.F21];0)&amp;&quot;  ) bandValues[&quot;&amp;[.B21]&amp;&quot;]  = (int)freqs[i];&quot;))" office:value-type="string" office:string-value="      if (i&gt;5   &amp;&amp; i&lt;=6  ) bandValues[3]  = (int)freqs[i];">
            <text:p><text:s text:c="6"/>if (i&gt;5 <text:s text:c="2"/>&amp;&amp; i&lt;=6 <text:s/>) bandValues[3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2" table:formula="of:=[.$B$6]*POWER([.$B$11];[.B22])" office:value-type="float" office:value="552.264550640014">
            <text:p>552</text:p>
          </table:table-cell>
          <table:table-cell table:style-name="ce12" table:formula="of:=[.C22]/[.$B$13]" office:value-type="float" office:value="5.83761445012">
            <text:p>6</text:p>
          </table:table-cell>
          <table:table-cell table:style-name="ce12" table:formula="of:=[.F21]" office:value-type="float" office:value="5.52307496925275">
            <text:p>6</text:p>
          </table:table-cell>
          <table:table-cell table:style-name="ce17" table:formula="of:=(([.D23]-[.D22])/2)+[.D22]" office:value-type="float" office:value="6.19014352911703">
            <text:p>6</text:p>
          </table:table-cell>
          <table:table-cell/>
          <table:table-cell table:style-name="ce22" table:formula="of:=IF(([.$B$9]-1)&lt;[.B22];&quot;&quot;;IF(([.$B$9]-1)=[.B22];&quot;      if (i&gt;&quot;&amp;ROUND([.E22];0)&amp;&quot;             ) bandValues[&quot;&amp;[.B22]&amp;&quot;]  = (int)freqs[i];&quot;;&quot;      if (i&gt;&quot;&amp;ROUND([.E22];0)&amp;&quot;   &amp;&amp; i&lt;=&quot;&amp;ROUND([.F22];0)&amp;&quot;  ) bandValues[&quot;&amp;[.B22]&amp;&quot;]  = (int)freqs[i];&quot;))" office:value-type="string" office:string-value="      if (i&gt;6   &amp;&amp; i&lt;=6  ) bandValues[4]  = (int)freqs[i];">
            <text:p><text:s text:c="6"/>if (i&gt;6 <text:s text:c="2"/>&amp;&amp; i&lt;=6 <text:s/>) bandValues[4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2" table:formula="of:=[.$B$6]*POWER([.$B$11];[.B23])" office:value-type="float" office:value="618.966219639697">
            <text:p>619</text:p>
          </table:table-cell>
          <table:table-cell table:style-name="ce12" table:formula="of:=[.C23]/[.$B$13]" office:value-type="float" office:value="6.54267260811406">
            <text:p>7</text:p>
          </table:table-cell>
          <table:table-cell table:style-name="ce12" table:formula="of:=[.F22]" office:value-type="float" office:value="6.19014352911703">
            <text:p>6</text:p>
          </table:table-cell>
          <table:table-cell table:style-name="ce17" table:formula="of:=(([.D24]-[.D23])/2)+[.D23]" office:value-type="float" office:value="6.93777961088471">
            <text:p>7</text:p>
          </table:table-cell>
          <table:table-cell/>
          <table:table-cell table:style-name="ce22" table:formula="of:=IF(([.$B$9]-1)&lt;[.B23];&quot;&quot;;IF(([.$B$9]-1)=[.B23];&quot;      if (i&gt;&quot;&amp;ROUND([.E23];0)&amp;&quot;             ) bandValues[&quot;&amp;[.B23]&amp;&quot;]  = (int)freqs[i];&quot;;&quot;      if (i&gt;&quot;&amp;ROUND([.E23];0)&amp;&quot;   &amp;&amp; i&lt;=&quot;&amp;ROUND([.F23];0)&amp;&quot;  ) bandValues[&quot;&amp;[.B23]&amp;&quot;]  = (int)freqs[i];&quot;))" office:value-type="string" office:string-value="      if (i&gt;6   &amp;&amp; i&lt;=7  ) bandValues[5]  = (int)freqs[i];">
            <text:p><text:s text:c="6"/>if (i&gt;6 <text:s text:c="2"/>&amp;&amp; i&lt;=7 <text:s/>) bandValues[5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2" table:formula="of:=[.$B$6]*POWER([.$B$11];[.B24])" office:value-type="float" office:value="693.724014353382">
            <text:p>694</text:p>
          </table:table-cell>
          <table:table-cell table:style-name="ce12" table:formula="of:=[.C24]/[.$B$13]" office:value-type="float" office:value="7.33288661365536">
            <text:p>7</text:p>
          </table:table-cell>
          <table:table-cell table:style-name="ce12" table:formula="of:=[.F23]" office:value-type="float" office:value="6.93777961088471">
            <text:p>7</text:p>
          </table:table-cell>
          <table:table-cell table:style-name="ce17" table:formula="of:=(([.D25]-[.D24])/2)+[.D24]" office:value-type="float" office:value="7.77571403680737">
            <text:p>8</text:p>
          </table:table-cell>
          <table:table-cell/>
          <table:table-cell table:style-name="ce22" table:formula="of:=IF(([.$B$9]-1)&lt;[.B24];&quot;&quot;;IF(([.$B$9]-1)=[.B24];&quot;      if (i&gt;&quot;&amp;ROUND([.E24];0)&amp;&quot;             ) bandValues[&quot;&amp;[.B24]&amp;&quot;]  = (int)freqs[i];&quot;;&quot;      if (i&gt;&quot;&amp;ROUND([.E24];0)&amp;&quot;   &amp;&amp; i&lt;=&quot;&amp;ROUND([.F24];0)&amp;&quot;  ) bandValues[&quot;&amp;[.B24]&amp;&quot;]  = (int)freqs[i];&quot;))" office:value-type="string" office:string-value="      if (i&gt;7   &amp;&amp; i&lt;=8  ) bandValues[6]  = (int)freqs[i];">
            <text:p><text:s text:c="6"/>if (i&gt;7 <text:s text:c="2"/>&amp;&amp; i&lt;=8 <text:s/>) bandValues[6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7">
            <text:p>7</text:p>
          </table:table-cell>
          <table:table-cell table:style-name="ce12" table:formula="of:=[.$B$6]*POWER([.$B$11];[.B25])" office:value-type="float" office:value="777.510941341373">
            <text:p>778</text:p>
          </table:table-cell>
          <table:table-cell table:style-name="ce12" table:formula="of:=[.C25]/[.$B$13]" office:value-type="float" office:value="8.21854145995938">
            <text:p>8</text:p>
          </table:table-cell>
          <table:table-cell table:style-name="ce12" table:formula="of:=[.F24]" office:value-type="float" office:value="7.77571403680737">
            <text:p>8</text:p>
          </table:table-cell>
          <table:table-cell table:style-name="ce17" table:formula="of:=(([.D26]-[.D25])/2)+[.D25]" office:value-type="float" office:value="8.71485290298708">
            <text:p>9</text:p>
          </table:table-cell>
          <table:table-cell/>
          <table:table-cell table:style-name="ce22" table:formula="of:=IF(([.$B$9]-1)&lt;[.B25];&quot;&quot;;IF(([.$B$9]-1)=[.B25];&quot;      if (i&gt;&quot;&amp;ROUND([.E25];0)&amp;&quot;             ) bandValues[&quot;&amp;[.B25]&amp;&quot;]  = (int)freqs[i];&quot;;&quot;      if (i&gt;&quot;&amp;ROUND([.E25];0)&amp;&quot;   &amp;&amp; i&lt;=&quot;&amp;ROUND([.F25];0)&amp;&quot;  ) bandValues[&quot;&amp;[.B25]&amp;&quot;]  = (int)freqs[i];&quot;))" office:value-type="string" office:string-value="      if (i&gt;8   &amp;&amp; i&lt;=9  ) bandValues[7]  = (int)freqs[i];">
            <text:p><text:s text:c="6"/>if (i&gt;8 <text:s text:c="2"/>&amp;&amp; i&lt;=9 <text:s/>) bandValues[7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8">
            <text:p>8</text:p>
          </table:table-cell>
          <table:table-cell table:style-name="ce12" table:formula="of:=[.$B$6]*POWER([.$B$11];[.B26])" office:value-type="float" office:value="871.417525410334">
            <text:p>871</text:p>
          </table:table-cell>
          <table:table-cell table:style-name="ce12" table:formula="of:=[.C26]/[.$B$13]" office:value-type="float" office:value="9.21116434601478">
            <text:p>9</text:p>
          </table:table-cell>
          <table:table-cell table:style-name="ce12" table:formula="of:=[.F25]" office:value-type="float" office:value="8.71485290298708">
            <text:p>9</text:p>
          </table:table-cell>
          <table:table-cell table:style-name="ce17" table:formula="of:=(([.D27]-[.D26])/2)+[.D26]" office:value-type="float" office:value="9.76741952715716">
            <text:p>10</text:p>
          </table:table-cell>
          <table:table-cell/>
          <table:table-cell table:style-name="ce22" table:formula="of:=IF(([.$B$9]-1)&lt;[.B26];&quot;&quot;;IF(([.$B$9]-1)=[.B26];&quot;      if (i&gt;&quot;&amp;ROUND([.E26];0)&amp;&quot;             ) bandValues[&quot;&amp;[.B26]&amp;&quot;]  = (int)freqs[i];&quot;;&quot;      if (i&gt;&quot;&amp;ROUND([.E26];0)&amp;&quot;   &amp;&amp; i&lt;=&quot;&amp;ROUND([.F26];0)&amp;&quot;  ) bandValues[&quot;&amp;[.B26]&amp;&quot;]  = (int)freqs[i];&quot;))" office:value-type="string" office:string-value="      if (i&gt;9   &amp;&amp; i&lt;=10  ) bandValues[8]  = (int)freqs[i];">
            <text:p><text:s text:c="6"/>if (i&gt;9 <text:s text:c="2"/>&amp;&amp; i&lt;=10 <text:s/>) bandValues[8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9">
            <text:p>9</text:p>
          </table:table-cell>
          <table:table-cell table:style-name="ce12" table:formula="of:=[.$B$6]*POWER([.$B$11];[.B27])" office:value-type="float" office:value="976.666003287616">
            <text:p>977</text:p>
          </table:table-cell>
          <table:table-cell table:style-name="ce12" table:formula="of:=[.C27]/[.$B$13]" office:value-type="float" office:value="10.3236747082995">
            <text:p>10</text:p>
          </table:table-cell>
          <table:table-cell table:style-name="ce12" table:formula="of:=[.F26]" office:value-type="float" office:value="9.76741952715716">
            <text:p>10</text:p>
          </table:table-cell>
          <table:table-cell table:style-name="ce17" table:formula="of:=(([.D28]-[.D27])/2)+[.D27]" office:value-type="float" office:value="10.9471135406991">
            <text:p>11</text:p>
          </table:table-cell>
          <table:table-cell/>
          <table:table-cell table:style-name="ce22" table:formula="of:=IF(([.$B$9]-1)&lt;[.B27];&quot;&quot;;IF(([.$B$9]-1)=[.B27];&quot;      if (i&gt;&quot;&amp;ROUND([.E27];0)&amp;&quot;             ) bandValues[&quot;&amp;[.B27]&amp;&quot;]  = (int)freqs[i];&quot;;&quot;      if (i&gt;&quot;&amp;ROUND([.E27];0)&amp;&quot;   &amp;&amp; i&lt;=&quot;&amp;ROUND([.F27];0)&amp;&quot;  ) bandValues[&quot;&amp;[.B27]&amp;&quot;]  = (int)freqs[i];&quot;))" office:value-type="string" office:string-value="      if (i&gt;10   &amp;&amp; i&lt;=11  ) bandValues[9]  = (int)freqs[i];">
            <text:p><text:s text:c="6"/>if (i&gt;10 <text:s text:c="2"/>&amp;&amp; i&lt;=11 <text:s/>) bandValues[9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0">
            <text:p>10</text:p>
          </table:table-cell>
          <table:table-cell table:style-name="ce12" table:formula="of:=[.$B$6]*POWER([.$B$11];[.B28])" office:value-type="float" office:value="1094.62623158588">
            <text:p>1095</text:p>
          </table:table-cell>
          <table:table-cell table:style-name="ce12" table:formula="of:=[.C28]/[.$B$13]" office:value-type="float" office:value="11.5705523730987">
            <text:p>12</text:p>
          </table:table-cell>
          <table:table-cell table:style-name="ce12" table:formula="of:=[.F27]" office:value-type="float" office:value="10.9471135406991">
            <text:p>11</text:p>
          </table:table-cell>
          <table:table-cell table:style-name="ce17" table:formula="of:=(([.D29]-[.D28])/2)+[.D28]" office:value-type="float" office:value="12.2692891955505">
            <text:p>12</text:p>
          </table:table-cell>
          <table:table-cell/>
          <table:table-cell table:style-name="ce22" table:formula="of:=IF(([.$B$9]-1)&lt;[.B28];&quot;&quot;;IF(([.$B$9]-1)=[.B28];&quot;      if (i&gt;&quot;&amp;ROUND([.E28];0)&amp;&quot;             ) bandValues[&quot;&amp;[.B28]&amp;&quot;]  = (int)freqs[i];&quot;;&quot;      if (i&gt;&quot;&amp;ROUND([.E28];0)&amp;&quot;   &amp;&amp; i&lt;=&quot;&amp;ROUND([.F28];0)&amp;&quot;  ) bandValues[&quot;&amp;[.B28]&amp;&quot;]  = (int)freqs[i];&quot;))" office:value-type="string" office:string-value="      if (i&gt;11   &amp;&amp; i&lt;=12  ) bandValues[10]  = (int)freqs[i];">
            <text:p><text:s text:c="6"/>if (i&gt;11 <text:s text:c="2"/>&amp;&amp; i&lt;=12 <text:s/>) bandValues[10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1">
            <text:p>11</text:p>
          </table:table-cell>
          <table:table-cell table:style-name="ce12" table:formula="of:=[.$B$6]*POWER([.$B$11];[.B29])" office:value-type="float" office:value="1226.83351610739">
            <text:p>1227</text:p>
          </table:table-cell>
          <table:table-cell table:style-name="ce12" table:formula="of:=[.C29]/[.$B$13]" office:value-type="float" office:value="12.9680260180023">
            <text:p>13</text:p>
          </table:table-cell>
          <table:table-cell table:style-name="ce12" table:formula="of:=[.F28]" office:value-type="float" office:value="12.2692891955505">
            <text:p>12</text:p>
          </table:table-cell>
          <table:table-cell table:style-name="ce17" table:formula="of:=(([.D30]-[.D29])/2)+[.D29]" office:value-type="float" office:value="13.7511552067485">
            <text:p>14</text:p>
          </table:table-cell>
          <table:table-cell/>
          <table:table-cell table:style-name="ce22" table:formula="of:=IF(([.$B$9]-1)&lt;[.B29];&quot;&quot;;IF(([.$B$9]-1)=[.B29];&quot;      if (i&gt;&quot;&amp;ROUND([.E29];0)&amp;&quot;             ) bandValues[&quot;&amp;[.B29]&amp;&quot;]  = (int)freqs[i];&quot;;&quot;      if (i&gt;&quot;&amp;ROUND([.E29];0)&amp;&quot;   &amp;&amp; i&lt;=&quot;&amp;ROUND([.F29];0)&amp;&quot;  ) bandValues[&quot;&amp;[.B29]&amp;&quot;]  = (int)freqs[i];&quot;))" office:value-type="string" office:string-value="      if (i&gt;12   &amp;&amp; i&lt;=14  ) bandValues[11]  = (int)freqs[i];">
            <text:p><text:s text:c="6"/>if (i&gt;12 <text:s text:c="2"/>&amp;&amp; i&lt;=14 <text:s/>) bandValues[11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2">
            <text:p>12</text:p>
          </table:table-cell>
          <table:table-cell table:style-name="ce12" table:formula="of:=[.$B$6]*POWER([.$B$11];[.B30])" office:value-type="float" office:value="1375.00859454449">
            <text:p>1375</text:p>
          </table:table-cell>
          <table:table-cell table:style-name="ce12" table:formula="of:=[.C30]/[.$B$13]" office:value-type="float" office:value="14.5342843954948">
            <text:p>15</text:p>
          </table:table-cell>
          <table:table-cell table:style-name="ce12" table:formula="of:=[.F29]" office:value-type="float" office:value="13.7511552067485">
            <text:p>14</text:p>
          </table:table-cell>
          <table:table-cell table:style-name="ce17" table:formula="of:=(([.D31]-[.D30])/2)+[.D30]" office:value-type="float" office:value="15.4119987316513">
            <text:p>15</text:p>
          </table:table-cell>
          <table:table-cell/>
          <table:table-cell table:style-name="ce22" table:formula="of:=IF(([.$B$9]-1)&lt;[.B30];&quot;&quot;;IF(([.$B$9]-1)=[.B30];&quot;      if (i&gt;&quot;&amp;ROUND([.E30];0)&amp;&quot;             ) bandValues[&quot;&amp;[.B30]&amp;&quot;]  = (int)freqs[i];&quot;;&quot;      if (i&gt;&quot;&amp;ROUND([.E30];0)&amp;&quot;   &amp;&amp; i&lt;=&quot;&amp;ROUND([.F30];0)&amp;&quot;  ) bandValues[&quot;&amp;[.B30]&amp;&quot;]  = (int)freqs[i];&quot;))" office:value-type="string" office:string-value="      if (i&gt;14   &amp;&amp; i&lt;=15  ) bandValues[12]  = (int)freqs[i];">
            <text:p><text:s text:c="6"/>if (i&gt;14 <text:s text:c="2"/>&amp;&amp; i&lt;=15 <text:s/>) bandValues[12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3">
            <text:p>13</text:p>
          </table:table-cell>
          <table:table-cell table:style-name="ce12" table:formula="of:=[.$B$6]*POWER([.$B$11];[.B31])" office:value-type="float" office:value="1541.08003266004">
            <text:p>1541</text:p>
          </table:table-cell>
          <table:table-cell table:style-name="ce12" table:formula="of:=[.C31]/[.$B$13]" office:value-type="float" office:value="16.2897130678078">
            <text:p>16</text:p>
          </table:table-cell>
          <table:table-cell table:style-name="ce12" table:formula="of:=[.F30]" office:value-type="float" office:value="15.4119987316513">
            <text:p>15</text:p>
          </table:table-cell>
          <table:table-cell table:style-name="ce17" table:formula="of:=(([.D32]-[.D31])/2)+[.D31]" office:value-type="float" office:value="17.2734364010269">
            <text:p>17</text:p>
          </table:table-cell>
          <table:table-cell/>
          <table:table-cell table:style-name="ce22" table:formula="of:=IF(([.$B$9]-1)&lt;[.B31];&quot;&quot;;IF(([.$B$9]-1)=[.B31];&quot;      if (i&gt;&quot;&amp;ROUND([.E31];0)&amp;&quot;             ) bandValues[&quot;&amp;[.B31]&amp;&quot;]  = (int)freqs[i];&quot;;&quot;      if (i&gt;&quot;&amp;ROUND([.E31];0)&amp;&quot;   &amp;&amp; i&lt;=&quot;&amp;ROUND([.F31];0)&amp;&quot;  ) bandValues[&quot;&amp;[.B31]&amp;&quot;]  = (int)freqs[i];&quot;))" office:value-type="string" office:string-value="      if (i&gt;15   &amp;&amp; i&lt;=17  ) bandValues[13]  = (int)freqs[i];">
            <text:p><text:s text:c="6"/>if (i&gt;15 <text:s text:c="2"/>&amp;&amp; i&lt;=17 <text:s/>) bandValues[13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4">
            <text:p>14</text:p>
          </table:table-cell>
          <table:table-cell table:style-name="ce12" table:formula="of:=[.$B$6]*POWER([.$B$11];[.B32])" office:value-type="float" office:value="1727.20932544442">
            <text:p>1727</text:p>
          </table:table-cell>
          <table:table-cell table:style-name="ce12" table:formula="of:=[.C32]/[.$B$13]" office:value-type="float" office:value="18.2571597342461">
            <text:p>18</text:p>
          </table:table-cell>
          <table:table-cell table:style-name="ce12" table:formula="of:=[.F31]" office:value-type="float" office:value="17.2734364010269">
            <text:p>17</text:p>
          </table:table-cell>
          <table:table-cell table:style-name="ce17" table:formula="of:=(([.D33]-[.D32])/2)+[.D32]" office:value-type="float" office:value="19.3596956692945">
            <text:p>19</text:p>
          </table:table-cell>
          <table:table-cell/>
          <table:table-cell table:style-name="ce22" table:formula="of:=IF(([.$B$9]-1)&lt;[.B32];&quot;&quot;;IF(([.$B$9]-1)=[.B32];&quot;      if (i&gt;&quot;&amp;ROUND([.E32];0)&amp;&quot;             ) bandValues[&quot;&amp;[.B32]&amp;&quot;]  = (int)freqs[i];&quot;;&quot;      if (i&gt;&quot;&amp;ROUND([.E32];0)&amp;&quot;   &amp;&amp; i&lt;=&quot;&amp;ROUND([.F32];0)&amp;&quot;  ) bandValues[&quot;&amp;[.B32]&amp;&quot;]  = (int)freqs[i];&quot;))" office:value-type="string" office:string-value="      if (i&gt;17   &amp;&amp; i&lt;=19  ) bandValues[14]  = (int)freqs[i];">
            <text:p><text:s text:c="6"/>if (i&gt;17 <text:s text:c="2"/>&amp;&amp; i&lt;=19 <text:s/>) bandValues[14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5">
            <text:p>15</text:p>
          </table:table-cell>
          <table:table-cell table:style-name="ce12" table:formula="of:=[.$B$6]*POWER([.$B$11];[.B33])" office:value-type="float" office:value="1935.81902995188">
            <text:p>1936</text:p>
          </table:table-cell>
          <table:table-cell table:style-name="ce12" table:formula="of:=[.C33]/[.$B$13]" office:value-type="float" office:value="20.462231604343">
            <text:p>20</text:p>
          </table:table-cell>
          <table:table-cell table:style-name="ce12" table:formula="of:=[.F32]" office:value-type="float" office:value="19.3596956692945">
            <text:p>19</text:p>
          </table:table-cell>
          <table:table-cell table:style-name="ce17" table:formula="of:=(([.D34]-[.D33])/2)+[.D33]" office:value-type="float" office:value="21.6979301458173">
            <text:p>22</text:p>
          </table:table-cell>
          <table:table-cell/>
          <table:table-cell table:style-name="ce22" table:formula="of:=IF(([.$B$9]-1)&lt;[.B33];&quot;&quot;;IF(([.$B$9]-1)=[.B33];&quot;      if (i&gt;&quot;&amp;ROUND([.E33];0)&amp;&quot;             ) bandValues[&quot;&amp;[.B33]&amp;&quot;]  = (int)freqs[i];&quot;;&quot;      if (i&gt;&quot;&amp;ROUND([.E33];0)&amp;&quot;   &amp;&amp; i&lt;=&quot;&amp;ROUND([.F33];0)&amp;&quot;  ) bandValues[&quot;&amp;[.B33]&amp;&quot;]  = (int)freqs[i];&quot;))" office:value-type="string" office:string-value="      if (i&gt;19   &amp;&amp; i&lt;=22  ) bandValues[15]  = (int)freqs[i];">
            <text:p><text:s text:c="6"/>if (i&gt;19 <text:s text:c="2"/>&amp;&amp; i&lt;=22 <text:s/>) bandValues[15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6">
            <text:p>16</text:p>
          </table:table-cell>
          <table:table-cell table:style-name="ce12" table:formula="of:=[.$B$6]*POWER([.$B$11];[.B34])" office:value-type="float" office:value="2169.62429597791">
            <text:p>2170</text:p>
          </table:table-cell>
          <table:table-cell table:style-name="ce12" table:formula="of:=[.C34]/[.$B$13]" office:value-type="float" office:value="22.9336286872917">
            <text:p>23</text:p>
          </table:table-cell>
          <table:table-cell table:style-name="ce12" table:formula="of:=[.F33]" office:value-type="float" office:value="21.6979301458173">
            <text:p>22</text:p>
          </table:table-cell>
          <table:table-cell table:style-name="ce17" table:formula="of:=(([.D35]-[.D34])/2)+[.D34]" office:value-type="float" office:value="24.3185730114282">
            <text:p>24</text:p>
          </table:table-cell>
          <table:table-cell/>
          <table:table-cell table:style-name="ce22" table:formula="of:=IF(([.$B$9]-1)&lt;[.B34];&quot;&quot;;IF(([.$B$9]-1)=[.B34];&quot;      if (i&gt;&quot;&amp;ROUND([.E34];0)&amp;&quot;             ) bandValues[&quot;&amp;[.B34]&amp;&quot;]  = (int)freqs[i];&quot;;&quot;      if (i&gt;&quot;&amp;ROUND([.E34];0)&amp;&quot;   &amp;&amp; i&lt;=&quot;&amp;ROUND([.F34];0)&amp;&quot;  ) bandValues[&quot;&amp;[.B34]&amp;&quot;]  = (int)freqs[i];&quot;))" office:value-type="string" office:string-value="      if (i&gt;22   &amp;&amp; i&lt;=24  ) bandValues[16]  = (int)freqs[i];">
            <text:p><text:s text:c="6"/>if (i&gt;22 <text:s text:c="2"/>&amp;&amp; i&lt;=24 <text:s/>) bandValues[16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7">
            <text:p>17</text:p>
          </table:table-cell>
          <table:table-cell table:style-name="ce12" table:formula="of:=[.$B$6]*POWER([.$B$11];[.B35])" office:value-type="float" office:value="2431.6682049637">
            <text:p>2432</text:p>
          </table:table-cell>
          <table:table-cell table:style-name="ce12" table:formula="of:=[.C35]/[.$B$13]" office:value-type="float" office:value="25.7035173355647">
            <text:p>26</text:p>
          </table:table-cell>
          <table:table-cell table:style-name="ce12" table:formula="of:=[.F34]" office:value-type="float" office:value="24.3185730114282">
            <text:p>24</text:p>
          </table:table-cell>
          <table:table-cell table:style-name="ce17" table:formula="of:=(([.D36]-[.D35])/2)+[.D35]" office:value-type="float" office:value="27.2557331200629">
            <text:p>27</text:p>
          </table:table-cell>
          <table:table-cell/>
          <table:table-cell table:style-name="ce22" table:formula="of:=IF(([.$B$9]-1)&lt;[.B35];&quot;&quot;;IF(([.$B$9]-1)=[.B35];&quot;      if (i&gt;&quot;&amp;ROUND([.E35];0)&amp;&quot;             ) bandValues[&quot;&amp;[.B35]&amp;&quot;]  = (int)freqs[i];&quot;;&quot;      if (i&gt;&quot;&amp;ROUND([.E35];0)&amp;&quot;   &amp;&amp; i&lt;=&quot;&amp;ROUND([.F35];0)&amp;&quot;  ) bandValues[&quot;&amp;[.B35]&amp;&quot;]  = (int)freqs[i];&quot;))" office:value-type="string" office:string-value="      if (i&gt;24   &amp;&amp; i&lt;=27  ) bandValues[17]  = (int)freqs[i];">
            <text:p><text:s text:c="6"/>if (i&gt;24 <text:s text:c="2"/>&amp;&amp; i&lt;=27 <text:s/>) bandValues[17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8">
            <text:p>18</text:p>
          </table:table-cell>
          <table:table-cell table:style-name="ce12" table:formula="of:=[.$B$6]*POWER([.$B$11];[.B36])" office:value-type="float" office:value="2725.36137707944">
            <text:p>2725</text:p>
          </table:table-cell>
          <table:table-cell table:style-name="ce12" table:formula="of:=[.C36]/[.$B$13]" office:value-type="float" office:value="28.807948904561">
            <text:p>29</text:p>
          </table:table-cell>
          <table:table-cell table:style-name="ce12" table:formula="of:=[.F35]" office:value-type="float" office:value="27.2557331200629">
            <text:p>27</text:p>
          </table:table-cell>
          <table:table-cell table:style-name="ce17" table:formula="of:=(([.D37]-[.D36])/2)+[.D36]" office:value-type="float" office:value="30.5476389409439">
            <text:p>31</text:p>
          </table:table-cell>
          <table:table-cell/>
          <table:table-cell table:style-name="ce22" table:formula="of:=IF(([.$B$9]-1)&lt;[.B36];&quot;&quot;;IF(([.$B$9]-1)=[.B36];&quot;      if (i&gt;&quot;&amp;ROUND([.E36];0)&amp;&quot;             ) bandValues[&quot;&amp;[.B36]&amp;&quot;]  = (int)freqs[i];&quot;;&quot;      if (i&gt;&quot;&amp;ROUND([.E36];0)&amp;&quot;   &amp;&amp; i&lt;=&quot;&amp;ROUND([.F36];0)&amp;&quot;  ) bandValues[&quot;&amp;[.B36]&amp;&quot;]  = (int)freqs[i];&quot;))" office:value-type="string" office:string-value="      if (i&gt;27   &amp;&amp; i&lt;=31  ) bandValues[18]  = (int)freqs[i];">
            <text:p><text:s text:c="6"/>if (i&gt;27 <text:s text:c="2"/>&amp;&amp; i&lt;=31 <text:s/>) bandValues[18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19">
            <text:p>19</text:p>
          </table:table-cell>
          <table:table-cell table:style-name="ce12" table:formula="of:=[.$B$6]*POWER([.$B$11];[.B37])" office:value-type="float" office:value="3054.52636199075">
            <text:p>3055</text:p>
          </table:table-cell>
          <table:table-cell table:style-name="ce12" table:formula="of:=[.C37]/[.$B$13]" office:value-type="float" office:value="32.2873289773268">
            <text:p>32</text:p>
          </table:table-cell>
          <table:table-cell table:style-name="ce12" table:formula="of:=[.F36]" office:value-type="float" office:value="30.5476389409439">
            <text:p>31</text:p>
          </table:table-cell>
          <table:table-cell table:style-name="ce17" table:formula="of:=(([.D38]-[.D37])/2)+[.D37]" office:value-type="float" office:value="34.2371361194235">
            <text:p>34</text:p>
          </table:table-cell>
          <table:table-cell/>
          <table:table-cell table:style-name="ce22" table:formula="of:=IF(([.$B$9]-1)&lt;[.B37];&quot;&quot;;IF(([.$B$9]-1)=[.B37];&quot;      if (i&gt;&quot;&amp;ROUND([.E37];0)&amp;&quot;             ) bandValues[&quot;&amp;[.B37]&amp;&quot;]  = (int)freqs[i];&quot;;&quot;      if (i&gt;&quot;&amp;ROUND([.E37];0)&amp;&quot;   &amp;&amp; i&lt;=&quot;&amp;ROUND([.F37];0)&amp;&quot;  ) bandValues[&quot;&amp;[.B37]&amp;&quot;]  = (int)freqs[i];&quot;))" office:value-type="string" office:string-value="      if (i&gt;31   &amp;&amp; i&lt;=34  ) bandValues[19]  = (int)freqs[i];">
            <text:p><text:s text:c="6"/>if (i&gt;31 <text:s text:c="2"/>&amp;&amp; i&lt;=34 <text:s/>) bandValues[19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0">
            <text:p>20</text:p>
          </table:table-cell>
          <table:table-cell table:style-name="ce12" table:formula="of:=[.$B$6]*POWER([.$B$11];[.B38])" office:value-type="float" office:value="3423.447391074">
            <text:p>3423</text:p>
          </table:table-cell>
          <table:table-cell table:style-name="ce12" table:formula="of:=[.C38]/[.$B$13]" office:value-type="float" office:value="36.1869432615203">
            <text:p>36</text:p>
          </table:table-cell>
          <table:table-cell table:style-name="ce12" table:formula="of:=[.F37]" office:value-type="float" office:value="34.2371361194235">
            <text:p>34</text:p>
          </table:table-cell>
          <table:table-cell table:style-name="ce17" table:formula="of:=(([.D39]-[.D38])/2)+[.D38]" office:value-type="float" office:value="38.3722451324651">
            <text:p>38</text:p>
          </table:table-cell>
          <table:table-cell/>
          <table:table-cell table:style-name="ce22" table:formula="of:=IF(([.$B$9]-1)&lt;[.B38];&quot;&quot;;IF(([.$B$9]-1)=[.B38];&quot;      if (i&gt;&quot;&amp;ROUND([.E38];0)&amp;&quot;             ) bandValues[&quot;&amp;[.B38]&amp;&quot;]  = (int)freqs[i];&quot;;&quot;      if (i&gt;&quot;&amp;ROUND([.E38];0)&amp;&quot;   &amp;&amp; i&lt;=&quot;&amp;ROUND([.F38];0)&amp;&quot;  ) bandValues[&quot;&amp;[.B38]&amp;&quot;]  = (int)freqs[i];&quot;))" office:value-type="string" office:string-value="      if (i&gt;34   &amp;&amp; i&lt;=38  ) bandValues[20]  = (int)freqs[i];">
            <text:p><text:s text:c="6"/>if (i&gt;34 <text:s text:c="2"/>&amp;&amp; i&lt;=38 <text:s/>) bandValues[20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1">
            <text:p>21</text:p>
          </table:table-cell>
          <table:table-cell table:style-name="ce12" table:formula="of:=[.$B$6]*POWER([.$B$11];[.B39])" office:value-type="float" office:value="3836.92613862825">
            <text:p>3837</text:p>
          </table:table-cell>
          <table:table-cell table:style-name="ce12" table:formula="of:=[.C39]/[.$B$13]" office:value-type="float" office:value="40.5575470034099">
            <text:p>41</text:p>
          </table:table-cell>
          <table:table-cell table:style-name="ce12" table:formula="of:=[.F38]" office:value-type="float" office:value="38.3722451324651">
            <text:p>38</text:p>
          </table:table-cell>
          <table:table-cell table:style-name="ce17" table:formula="of:=(([.D40]-[.D39])/2)+[.D39]" office:value-type="float" office:value="43.0067862969019">
            <text:p>43</text:p>
          </table:table-cell>
          <table:table-cell/>
          <table:table-cell table:style-name="ce22" table:formula="of:=IF(([.$B$9]-1)&lt;[.B39];&quot;&quot;;IF(([.$B$9]-1)=[.B39];&quot;      if (i&gt;&quot;&amp;ROUND([.E39];0)&amp;&quot;             ) bandValues[&quot;&amp;[.B39]&amp;&quot;]  = (int)freqs[i];&quot;;&quot;      if (i&gt;&quot;&amp;ROUND([.E39];0)&amp;&quot;   &amp;&amp; i&lt;=&quot;&amp;ROUND([.F39];0)&amp;&quot;  ) bandValues[&quot;&amp;[.B39]&amp;&quot;]  = (int)freqs[i];&quot;))" office:value-type="string" office:string-value="      if (i&gt;38   &amp;&amp; i&lt;=43  ) bandValues[21]  = (int)freqs[i];">
            <text:p><text:s text:c="6"/>if (i&gt;38 <text:s text:c="2"/>&amp;&amp; i&lt;=43 <text:s/>) bandValues[21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2">
            <text:p>22</text:p>
          </table:table-cell>
          <table:table-cell table:style-name="ce12" table:formula="of:=[.$B$6]*POWER([.$B$11];[.B40])" office:value-type="float" office:value="4300.34421784122">
            <text:p>4300</text:p>
          </table:table-cell>
          <table:table-cell table:style-name="ce12" table:formula="of:=[.C40]/[.$B$13]" office:value-type="float" office:value="45.456025590394">
            <text:p>45</text:p>
          </table:table-cell>
          <table:table-cell table:style-name="ce12" table:formula="of:=[.F39]" office:value-type="float" office:value="43.0067862969019">
            <text:p>43</text:p>
          </table:table-cell>
          <table:table-cell table:style-name="ce17" table:formula="of:=(([.D41]-[.D40])/2)+[.D40]" office:value-type="float" office:value="48.2010802652394">
            <text:p>48</text:p>
          </table:table-cell>
          <table:table-cell/>
          <table:table-cell table:style-name="ce22" table:formula="of:=IF(([.$B$9]-1)&lt;[.B40];&quot;&quot;;IF(([.$B$9]-1)=[.B40];&quot;      if (i&gt;&quot;&amp;ROUND([.E40];0)&amp;&quot;             ) bandValues[&quot;&amp;[.B40]&amp;&quot;]  = (int)freqs[i];&quot;;&quot;      if (i&gt;&quot;&amp;ROUND([.E40];0)&amp;&quot;   &amp;&amp; i&lt;=&quot;&amp;ROUND([.F40];0)&amp;&quot;  ) bandValues[&quot;&amp;[.B40]&amp;&quot;]  = (int)freqs[i];&quot;))" office:value-type="string" office:string-value="      if (i&gt;43   &amp;&amp; i&lt;=48  ) bandValues[22]  = (int)freqs[i];">
            <text:p><text:s text:c="6"/>if (i&gt;43 <text:s text:c="2"/>&amp;&amp; i&lt;=48 <text:s/>) bandValues[22] <text:s/>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3">
            <text:p>23</text:p>
          </table:table-cell>
          <table:table-cell table:style-name="ce12" table:formula="of:=[.$B$6]*POWER([.$B$11];[.B41])" office:value-type="float" office:value="4819.73322492257">
            <text:p>4820</text:p>
          </table:table-cell>
          <table:table-cell table:style-name="ce12" table:formula="of:=[.C41]/[.$B$13]" office:value-type="float" office:value="50.9461349400848">
            <text:p>51</text:p>
          </table:table-cell>
          <table:table-cell table:style-name="ce12" table:formula="of:=[.F40]" office:value-type="float" office:value="48.2010802652394">
            <text:p>48</text:p>
          </table:table-cell>
          <table:table-cell table:style-name="ce17" table:formula="of:=(([.D42]-[.D41])/2)+[.D41]" office:value-type="float" office:value="54.0227331262698">
            <text:p>54</text:p>
          </table:table-cell>
          <table:table-cell/>
          <table:table-cell table:style-name="ce22" table:formula="of:=IF(([.$B$9]-1)&lt;[.B41];&quot;&quot;;IF(([.$B$9]-1)=[.B41];&quot;      if (i&gt;&quot;&amp;ROUND([.E41];0)&amp;&quot;             ) bandValues[&quot;&amp;[.B41]&amp;&quot;]  = (int)freqs[i];&quot;;&quot;      if (i&gt;&quot;&amp;ROUND([.E41];0)&amp;&quot;   &amp;&amp; i&lt;=&quot;&amp;ROUND([.F41];0)&amp;&quot;  ) bandValues[&quot;&amp;[.B41]&amp;&quot;]  += (int)freqs[i];&quot;))" office:value-type="string" office:string-value="      if (i&gt;48   &amp;&amp; i&lt;=54  ) bandValues[23]  += (int)freqs[i];">
            <text:p><text:s text:c="6"/>if (i&gt;48 <text:s text:c="2"/>&amp;&amp; i&lt;=54 <text:s/>) bandValues[23] <text:s/>+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4">
            <text:p>24</text:p>
          </table:table-cell>
          <table:table-cell table:style-name="ce12" table:formula="of:=[.$B$6]*POWER([.$B$11];[.B42])" office:value-type="float" office:value="5401.8532430606">
            <text:p>5402</text:p>
          </table:table-cell>
          <table:table-cell table:style-name="ce12" table:formula="of:=[.C42]/[.$B$13]" office:value-type="float" office:value="57.0993313124548">
            <text:p>57</text:p>
          </table:table-cell>
          <table:table-cell table:style-name="ce12" table:formula="of:=[.F41]" office:value-type="float" office:value="54.0227331262698">
            <text:p>54</text:p>
          </table:table-cell>
          <table:table-cell table:style-name="ce17" table:formula="of:=(([.D43]-[.D42])/2)+[.D42]" office:value-type="float" office:value="60.5475163289408">
            <text:p>61</text:p>
          </table:table-cell>
          <table:table-cell/>
          <table:table-cell table:style-name="ce22" table:formula="of:=IF(([.$B$9]-1)&lt;[.B42];&quot;&quot;;IF(([.$B$9]-1)=[.B42];&quot;      if (i&gt;&quot;&amp;ROUND([.E42];0)&amp;&quot;             ) bandValues[&quot;&amp;[.B42]&amp;&quot;]  += (int)freqs[i];&quot;;&quot;      if (i&gt;&quot;&amp;ROUND([.E42];0)&amp;&quot;   &amp;&amp; i&lt;=&quot;&amp;ROUND([.F42];0)&amp;&quot;  ) bandValues[&quot;&amp;[.B42]&amp;&quot;]  += (int)freqs[i];&quot;))" office:value-type="string" office:string-value="      if (i&gt;54   &amp;&amp; i&lt;=61  ) bandValues[24]  += (int)freqs[i];">
            <text:p><text:s text:c="6"/>if (i&gt;54 <text:s text:c="2"/>&amp;&amp; i&lt;=61 <text:s/>) bandValues[24] <text:s/>+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5">
            <text:p>25</text:p>
          </table:table-cell>
          <table:table-cell table:style-name="ce12" table:formula="of:=[.$B$6]*POWER([.$B$11];[.B43])" office:value-type="float" office:value="6054.28082796702">
            <text:p>6054</text:p>
          </table:table-cell>
          <table:table-cell table:style-name="ce12" table:formula="of:=[.C43]/[.$B$13]" office:value-type="float" office:value="63.9957013454268">
            <text:p>64</text:p>
          </table:table-cell>
          <table:table-cell table:style-name="ce12" table:formula="of:=[.F42]" office:value-type="float" office:value="60.5475163289408">
            <text:p>61</text:p>
          </table:table-cell>
          <table:table-cell table:style-name="ce17" table:formula="of:=(([.D44]-[.D43])/2)+[.D43]" office:value-type="float" office:value="67.8603528820847">
            <text:p>68</text:p>
          </table:table-cell>
          <table:table-cell/>
          <table:table-cell table:style-name="ce22" table:formula="of:=IF(([.$B$9]-1)&lt;[.B43];&quot;&quot;;IF(([.$B$9]-1)=[.B43];&quot;      if (i&gt;&quot;&amp;ROUND([.E43];0)&amp;&quot;             ) bandValues[&quot;&amp;[.B43]&amp;&quot;]  += (int)freqs[i];&quot;;&quot;      if (i&gt;&quot;&amp;ROUND([.E43];0)&amp;&quot;   &amp;&amp; i&lt;=&quot;&amp;ROUND([.F43];0)&amp;&quot;  ) bandValues[&quot;&amp;[.B43]&amp;&quot;]  += (int)freqs[i];&quot;))" office:value-type="string" office:string-value="      if (i&gt;61   &amp;&amp; i&lt;=68  ) bandValues[25]  += (int)freqs[i];">
            <text:p><text:s text:c="6"/>if (i&gt;61 <text:s text:c="2"/>&amp;&amp; i&lt;=68 <text:s/>) bandValues[25] <text:s/>+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6">
            <text:p>26</text:p>
          </table:table-cell>
          <table:table-cell table:style-name="ce12" table:formula="of:=[.$B$6]*POWER([.$B$11];[.B44])" office:value-type="float" office:value="6785.50762018134">
            <text:p>6786</text:p>
          </table:table-cell>
          <table:table-cell table:style-name="ce12" table:formula="of:=[.C44]/[.$B$13]" office:value-type="float" office:value="71.7250044187426">
            <text:p>72</text:p>
          </table:table-cell>
          <table:table-cell table:style-name="ce12" table:formula="of:=[.F43]" office:value-type="float" office:value="67.8603528820847">
            <text:p>68</text:p>
          </table:table-cell>
          <table:table-cell table:style-name="ce17" table:formula="of:=(([.D45]-[.D44])/2)+[.D44]" office:value-type="float" office:value="76.0564226658448">
            <text:p>76</text:p>
          </table:table-cell>
          <table:table-cell/>
          <table:table-cell table:style-name="ce22" table:formula="of:=IF(([.$B$9]-1)&lt;[.B44];&quot;&quot;;IF(([.$B$9]-1)=[.B44];&quot;      if (i&gt;&quot;&amp;ROUND([.E44];0)&amp;&quot;             ) bandValues[&quot;&amp;[.B44]&amp;&quot;]  += (int)freqs[i];&quot;;&quot;      if (i&gt;&quot;&amp;ROUND([.E44];0)&amp;&quot;   &amp;&amp; i&lt;=&quot;&amp;ROUND([.F44];0)&amp;&quot;  ) bandValues[&quot;&amp;[.B44]&amp;&quot;]  += (int)freqs[i];&quot;))" office:value-type="string" office:string-value="      if (i&gt;68   &amp;&amp; i&lt;=76  ) bandValues[26]  += (int)freqs[i];">
            <text:p><text:s text:c="6"/>if (i&gt;68 <text:s text:c="2"/>&amp;&amp; i&lt;=76 <text:s/>) bandValues[26] <text:s/>+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7">
            <text:p>27</text:p>
          </table:table-cell>
          <table:table-cell table:style-name="ce12" table:formula="of:=[.$B$6]*POWER([.$B$11];[.B45])" office:value-type="float" office:value="7605.05086761889">
            <text:p>7605</text:p>
          </table:table-cell>
          <table:table-cell table:style-name="ce12" table:formula="of:=[.C45]/[.$B$13]" office:value-type="float" office:value="80.387840912947">
            <text:p>80</text:p>
          </table:table-cell>
          <table:table-cell table:style-name="ce12" table:formula="of:=[.F44]" office:value-type="float" office:value="76.0564226658448">
            <text:p>76</text:p>
          </table:table-cell>
          <table:table-cell table:style-name="ce17" table:formula="of:=(([.D46]-[.D45])/2)+[.D45]" office:value-type="float" office:value="85.242401240928">
            <text:p>85</text:p>
          </table:table-cell>
          <table:table-cell/>
          <table:table-cell table:style-name="ce22" table:formula="of:=IF(([.$B$9]-1)&lt;[.B45];&quot;&quot;;IF(([.$B$9]-1)=[.B45];&quot;      if (i&gt;&quot;&amp;ROUND([.E45];0)&amp;&quot;             ) bandValues[&quot;&amp;[.B45]&amp;&quot;]  += (int)freqs[i];&quot;;&quot;      if (i&gt;&quot;&amp;ROUND([.E45];0)&amp;&quot;   &amp;&amp; i&lt;=&quot;&amp;ROUND([.F45];0)&amp;&quot;  ) bandValues[&quot;&amp;[.B45]&amp;&quot;]  += (int)freqs[i];&quot;))" office:value-type="string" office:string-value="      if (i&gt;76   &amp;&amp; i&lt;=85  ) bandValues[27]  += (int)freqs[i];">
            <text:p><text:s text:c="6"/>if (i&gt;76 <text:s text:c="2"/>&amp;&amp; i&lt;=85 <text:s/>) bandValues[27] <text:s/>+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8">
            <text:p>28</text:p>
          </table:table-cell>
          <table:table-cell table:style-name="ce12" table:formula="of:=[.$B$6]*POWER([.$B$11];[.B46])" office:value-type="float" office:value="8523.57729686334">
            <text:p>8524</text:p>
          </table:table-cell>
          <table:table-cell table:style-name="ce12" table:formula="of:=[.C46]/[.$B$13]" office:value-type="float" office:value="90.096961568909">
            <text:p>90</text:p>
          </table:table-cell>
          <table:table-cell table:style-name="ce12" table:formula="of:=[.F45]" office:value-type="float" office:value="85.242401240928">
            <text:p>85</text:p>
          </table:table-cell>
          <table:table-cell table:style-name="ce17" table:formula="of:=(([.D47]-[.D46])/2)+[.D46]" office:value-type="float" office:value="95.5378482793469">
            <text:p>96</text:p>
          </table:table-cell>
          <table:table-cell/>
          <table:table-cell table:style-name="ce22" table:formula="of:=IF(([.$B$9]-1)&lt;[.B46];&quot;&quot;;IF(([.$B$9]-1)=[.B46];&quot;      if (i&gt;&quot;&amp;ROUND([.E46];0)&amp;&quot;             ) bandValues[&quot;&amp;[.B46]&amp;&quot;]  += (int)freqs[i];&quot;;&quot;      if (i&gt;&quot;&amp;ROUND([.E46];0)&amp;&quot;   &amp;&amp; i&lt;=&quot;&amp;ROUND([.F46];0)&amp;&quot;  ) bandValues[&quot;&amp;[.B46]&amp;&quot;]  += (int)freqs[i];&quot;))" office:value-type="string" office:string-value="      if (i&gt;85   &amp;&amp; i&lt;=96  ) bandValues[28]  += (int)freqs[i];">
            <text:p><text:s text:c="6"/>if (i&gt;85 <text:s text:c="2"/>&amp;&amp; i&lt;=96 <text:s/>) bandValues[28] <text:s/>+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29">
            <text:p>29</text:p>
          </table:table-cell>
          <table:table-cell table:style-name="ce12" table:formula="of:=[.$B$6]*POWER([.$B$11];[.B47])" office:value-type="float" office:value="9553.04194544474">
            <text:p>9553</text:p>
          </table:table-cell>
          <table:table-cell table:style-name="ce12" table:formula="of:=[.C47]/[.$B$13]" office:value-type="float" office:value="100.978734989785">
            <text:p>101</text:p>
          </table:table-cell>
          <table:table-cell table:style-name="ce12" table:formula="of:=[.F46]" office:value-type="float" office:value="95.5378482793469">
            <text:p>96</text:p>
          </table:table-cell>
          <table:table-cell table:style-name="ce17" table:formula="of:=(([.D48]-[.D47])/2)+[.D47]" office:value-type="float" office:value="107.076763687707">
            <text:p>107</text:p>
          </table:table-cell>
          <table:table-cell/>
          <table:table-cell table:style-name="ce22" table:formula="of:=IF(([.$B$9]-1)&lt;[.B47];&quot;&quot;;IF(([.$B$9]-1)=[.B47];&quot;      if (i&gt;&quot;&amp;ROUND([.E47];0)&amp;&quot;             ) bandValues[&quot;&amp;[.B47]&amp;&quot;]  += (int)freqs[i];&quot;;&quot;      if (i&gt;&quot;&amp;ROUND([.E47];0)&amp;&quot;   &amp;&amp; i&lt;=&quot;&amp;ROUND([.F47];0)&amp;&quot;  ) bandValues[&quot;&amp;[.B47]&amp;&quot;]  += (int)freqs[i];&quot;))" office:value-type="string" office:string-value="      if (i&gt;96   &amp;&amp; i&lt;=107  ) bandValues[29]  += (int)freqs[i];">
            <text:p><text:s text:c="6"/>if (i&gt;96 <text:s text:c="2"/>&amp;&amp; i&lt;=107 <text:s/>) bandValues[29] <text:s/>+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0">
            <text:p>30</text:p>
          </table:table-cell>
          <table:table-cell table:style-name="ce12" table:formula="of:=[.$B$6]*POWER([.$B$11];[.B48])" office:value-type="float" office:value="10706.8437620681">
            <text:p>10707</text:p>
          </table:table-cell>
          <table:table-cell table:style-name="ce12" table:formula="of:=[.C48]/[.$B$13]" office:value-type="float" office:value="113.174792385628">
            <text:p>113</text:p>
          </table:table-cell>
          <table:table-cell table:style-name="ce12" table:formula="of:=[.F47]" office:value-type="float" office:value="107.076763687707">
            <text:p>107</text:p>
          </table:table-cell>
          <table:table-cell table:style-name="ce17" table:formula="of:=(([.D49]-[.D48])/2)+[.D48]" office:value-type="float" office:value="120.009331676685">
            <text:p>120</text:p>
          </table:table-cell>
          <table:table-cell/>
          <table:table-cell table:style-name="ce22" table:formula="of:=IF(([.$B$9]-1)&lt;[.B48];&quot;&quot;;IF(([.$B$9]-1)=[.B48];&quot;      if (i&gt;&quot;&amp;ROUND([.E48];0)&amp;&quot;             ) bandValues[&quot;&amp;[.B48]&amp;&quot;]  += (int)freqs[i];&quot;;&quot;      if (i&gt;&quot;&amp;ROUND([.E48];0)&amp;&quot;   &amp;&amp; i&lt;=&quot;&amp;ROUND([.F48];0)&amp;&quot;  ) bandValues[&quot;&amp;[.B48]&amp;&quot;]  += (int)freqs[i];&quot;))" office:value-type="string" office:string-value="      if (i&gt;107   &amp;&amp; i&lt;=120  ) bandValues[30]  += (int)freqs[i];">
            <text:p><text:s text:c="6"/>if (i&gt;107 <text:s text:c="2"/>&amp;&amp; i&lt;=120 <text:s/>) bandValues[30] <text:s/>+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1">
            <text:p>31</text:p>
          </table:table-cell>
          <table:table-cell table:style-name="ce12" table:formula="of:=[.$B$6]*POWER([.$B$11];[.B49])" office:value-type="float" office:value="12000">
            <text:p>12000</text:p>
          </table:table-cell>
          <table:table-cell table:style-name="ce12" table:formula="of:=[.C49]/[.$B$13]" office:value-type="float" office:value="126.843870967742">
            <text:p>127</text:p>
          </table:table-cell>
          <table:table-cell table:style-name="ce12" table:formula="of:=[.F48]" office:value-type="float" office:value="120.009331676685">
            <text:p>120</text:p>
          </table:table-cell>
          <table:table-cell table:style-name="ce17" table:formula="of:=(([.D50]-[.D49])/2)+[.D49]" office:value-type="float" office:value="134.503875476563">
            <text:p>135</text:p>
          </table:table-cell>
          <table:table-cell/>
          <table:table-cell table:style-name="ce22" table:formula="of:=IF(([.$B$9]-1)&lt;[.B49];&quot;&quot;;IF(([.$B$9]-1)=[.B49];&quot;      if (i&gt;&quot;&amp;ROUND([.E49];0)&amp;&quot;             ) bandValues[&quot;&amp;[.B49]&amp;&quot;]  += (int)freqs[i];&quot;;&quot;      if (i&gt;&quot;&amp;ROUND([.E49];0)&amp;&quot;   &amp;&amp; i&lt;=&quot;&amp;ROUND([.F49];0)&amp;&quot;  ) bandValues[&quot;&amp;[.B49]&amp;&quot;]  += (int)freqs[i];&quot;))" office:value-type="string" office:string-value="      if (i&gt;120             ) bandValues[31]  += (int)freqs[i];">
            <text:p><text:s text:c="6"/>if (i&gt;120 <text:s text:c="12"/>) bandValues[31] <text:s/>+= (int)freqs[i];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2">
            <text:p>32</text:p>
          </table:table-cell>
          <table:table-cell table:style-name="ce12" table:formula="of:=[.$B$6]*POWER([.$B$11];[.B50])" office:value-type="float" office:value="13449.3416734219">
            <text:p>13449</text:p>
          </table:table-cell>
          <table:table-cell table:style-name="ce12" table:formula="of:=[.C50]/[.$B$13]" office:value-type="float" office:value="142.163879985383">
            <text:p>142</text:p>
          </table:table-cell>
          <table:table-cell table:style-name="ce12" table:formula="of:=[.F49]" office:value-type="float" office:value="134.503875476563">
            <text:p>135</text:p>
          </table:table-cell>
          <table:table-cell table:style-name="ce17" table:formula="of:=(([.D51]-[.D50])/2)+[.D50]" office:value-type="float" office:value="150.749048140307">
            <text:p>151</text:p>
          </table:table-cell>
          <table:table-cell/>
          <table:table-cell table:style-name="ce22" table:formula="of:=IF(([.$B$9]-1)&lt;[.B50];&quot;&quot;;IF(([.$B$9]-1)=[.B50];&quot;      if (i&gt;&quot;&amp;ROUND([.E50];0)&amp;&quot;             ) bandValues[&quot;&amp;[.B50]&amp;&quot;]  += (int)freqs[i];&quot;;&quot;      if (i&gt;&quot;&amp;ROUND([.E50];0)&amp;&quot;   &amp;&amp; i&lt;=&quot;&amp;ROUND([.F50];0)&amp;&quot;  ) bandValues[&quot;&amp;[.B50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3">
            <text:p>33</text:p>
          </table:table-cell>
          <table:table-cell table:style-name="ce12" table:formula="of:=[.$B$6]*POWER([.$B$11];[.B51])" office:value-type="float" office:value="15073.7326207036">
            <text:p>15074</text:p>
          </table:table-cell>
          <table:table-cell table:style-name="ce12" table:formula="of:=[.C51]/[.$B$13]" office:value-type="float" office:value="159.33421629523">
            <text:p>159</text:p>
          </table:table-cell>
          <table:table-cell table:style-name="ce12" table:formula="of:=[.F50]" office:value-type="float" office:value="150.749048140307">
            <text:p>151</text:p>
          </table:table-cell>
          <table:table-cell table:style-name="ce17" table:formula="of:=(([.D52]-[.D51])/2)+[.D51]" office:value-type="float" office:value="168.956287948509">
            <text:p>169</text:p>
          </table:table-cell>
          <table:table-cell/>
          <table:table-cell table:style-name="ce22" table:formula="of:=IF(([.$B$9]-1)&lt;[.B51];&quot;&quot;;IF(([.$B$9]-1)=[.B51];&quot;      if (i&gt;&quot;&amp;ROUND([.E51];0)&amp;&quot;             ) bandValues[&quot;&amp;[.B51]&amp;&quot;]  += (int)freqs[i];&quot;;&quot;      if (i&gt;&quot;&amp;ROUND([.E51];0)&amp;&quot;   &amp;&amp; i&lt;=&quot;&amp;ROUND([.F51];0)&amp;&quot;  ) bandValues[&quot;&amp;[.B51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4">
            <text:p>34</text:p>
          </table:table-cell>
          <table:table-cell table:style-name="ce12" table:formula="of:=[.$B$6]*POWER([.$B$11];[.B52])" office:value-type="float" office:value="16894.315025804">
            <text:p>16894</text:p>
          </table:table-cell>
          <table:table-cell table:style-name="ce12" table:formula="of:=[.C52]/[.$B$13]" office:value-type="float" office:value="178.578359601788">
            <text:p>179</text:p>
          </table:table-cell>
          <table:table-cell table:style-name="ce12" table:formula="of:=[.F51]" office:value-type="float" office:value="168.956287948509">
            <text:p>169</text:p>
          </table:table-cell>
          <table:table-cell table:style-name="ce17" table:formula="of:=(([.D53]-[.D52])/2)+[.D52]" office:value-type="float" office:value="189.36257037438">
            <text:p>189</text:p>
          </table:table-cell>
          <table:table-cell/>
          <table:table-cell table:style-name="ce22" table:formula="of:=IF(([.$B$9]-1)&lt;[.B52];&quot;&quot;;IF(([.$B$9]-1)=[.B52];&quot;      if (i&gt;&quot;&amp;ROUND([.E52];0)&amp;&quot;             ) bandValues[&quot;&amp;[.B52]&amp;&quot;]  += (int)freqs[i];&quot;;&quot;      if (i&gt;&quot;&amp;ROUND([.E52];0)&amp;&quot;   &amp;&amp; i&lt;=&quot;&amp;ROUND([.F52];0)&amp;&quot;  ) bandValues[&quot;&amp;[.B52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5">
            <text:p>35</text:p>
          </table:table-cell>
          <table:table-cell table:style-name="ce12" table:formula="of:=[.$B$6]*POWER([.$B$11];[.B53])" office:value-type="float" office:value="18934.7845933719">
            <text:p>18935</text:p>
          </table:table-cell>
          <table:table-cell table:style-name="ce12" table:formula="of:=[.C53]/[.$B$13]" office:value-type="float" office:value="200.146781146971">
            <text:p>200</text:p>
          </table:table-cell>
          <table:table-cell table:style-name="ce12" table:formula="of:=[.F52]" office:value-type="float" office:value="189.36257037438">
            <text:p>189</text:p>
          </table:table-cell>
          <table:table-cell table:style-name="ce17" table:formula="of:=(([.D54]-[.D53])/2)+[.D53]" office:value-type="float" office:value="212.233492426869">
            <text:p>212</text:p>
          </table:table-cell>
          <table:table-cell/>
          <table:table-cell table:style-name="ce22" table:formula="of:=IF(([.$B$9]-1)&lt;[.B53];&quot;&quot;;IF(([.$B$9]-1)=[.B53];&quot;      if (i&gt;&quot;&amp;ROUND([.E53];0)&amp;&quot;             ) bandValues[&quot;&amp;[.B53]&amp;&quot;]  += (int)freqs[i];&quot;;&quot;      if (i&gt;&quot;&amp;ROUND([.E53];0)&amp;&quot;   &amp;&amp; i&lt;=&quot;&amp;ROUND([.F53];0)&amp;&quot;  ) bandValues[&quot;&amp;[.B53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6">
            <text:p>36</text:p>
          </table:table-cell>
          <table:table-cell table:style-name="ce12" table:formula="of:=[.$B$6]*POWER([.$B$11];[.B54])" office:value-type="float" office:value="21221.6989590753">
            <text:p>21222</text:p>
          </table:table-cell>
          <table:table-cell table:style-name="ce12" table:formula="of:=[.C54]/[.$B$13]" office:value-type="float" office:value="224.320203706767">
            <text:p>224</text:p>
          </table:table-cell>
          <table:table-cell table:style-name="ce12" table:formula="of:=[.F53]" office:value-type="float" office:value="212.233492426869">
            <text:p>212</text:p>
          </table:table-cell>
          <table:table-cell table:style-name="ce17" table:formula="of:=(([.D55]-[.D54])/2)+[.D54]" office:value-type="float" office:value="237.866729516047">
            <text:p>238</text:p>
          </table:table-cell>
          <table:table-cell/>
          <table:table-cell table:style-name="ce22" table:formula="of:=IF(([.$B$9]-1)&lt;[.B54];&quot;&quot;;IF(([.$B$9]-1)=[.B54];&quot;      if (i&gt;&quot;&amp;ROUND([.E54];0)&amp;&quot;             ) bandValues[&quot;&amp;[.B54]&amp;&quot;]  += (int)freqs[i];&quot;;&quot;      if (i&gt;&quot;&amp;ROUND([.E54];0)&amp;&quot;   &amp;&amp; i&lt;=&quot;&amp;ROUND([.F54];0)&amp;&quot;  ) bandValues[&quot;&amp;[.B54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7">
            <text:p>37</text:p>
          </table:table-cell>
          <table:table-cell table:style-name="ce12" table:formula="of:=[.$B$6]*POWER([.$B$11];[.B55])" office:value-type="float" office:value="23784.8233492588">
            <text:p>23785</text:p>
          </table:table-cell>
          <table:table-cell table:style-name="ce12" table:formula="of:=[.C55]/[.$B$13]" office:value-type="float" office:value="251.413255325326">
            <text:p>251</text:p>
          </table:table-cell>
          <table:table-cell table:style-name="ce12" table:formula="of:=[.F54]" office:value-type="float" office:value="237.866729516047">
            <text:p>238</text:p>
          </table:table-cell>
          <table:table-cell table:style-name="ce17" table:formula="of:=(([.D56]-[.D55])/2)+[.D55]" office:value-type="float" office:value="266.595909833395">
            <text:p>267</text:p>
          </table:table-cell>
          <table:table-cell/>
          <table:table-cell table:style-name="ce22" table:formula="of:=IF(([.$B$9]-1)&lt;[.B55];&quot;&quot;;IF(([.$B$9]-1)=[.B55];&quot;      if (i&gt;&quot;&amp;ROUND([.E55];0)&amp;&quot;             ) bandValues[&quot;&amp;[.B55]&amp;&quot;]  += (int)freqs[i];&quot;;&quot;      if (i&gt;&quot;&amp;ROUND([.E55];0)&amp;&quot;   &amp;&amp; i&lt;=&quot;&amp;ROUND([.F55];0)&amp;&quot;  ) bandValues[&quot;&amp;[.B55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8">
            <text:p>38</text:p>
          </table:table-cell>
          <table:table-cell table:style-name="ce12" table:formula="of:=[.$B$6]*POWER([.$B$11];[.B56])" office:value-type="float" office:value="26657.517988847">
            <text:p>26658</text:p>
          </table:table-cell>
          <table:table-cell table:style-name="ce12" table:formula="of:=[.C56]/[.$B$13]" office:value-type="float" office:value="281.778564341464">
            <text:p>282</text:p>
          </table:table-cell>
          <table:table-cell table:style-name="ce12" table:formula="of:=[.F55]" office:value-type="float" office:value="266.595909833395">
            <text:p>267</text:p>
          </table:table-cell>
          <table:table-cell table:style-name="ce17" table:formula="of:=(([.D57]-[.D56])/2)+[.D56]" office:value-type="float" office:value="298.794956673843">
            <text:p>299</text:p>
          </table:table-cell>
          <table:table-cell/>
          <table:table-cell table:style-name="ce22" table:formula="of:=IF(([.$B$9]-1)&lt;[.B56];&quot;&quot;;IF(([.$B$9]-1)=[.B56];&quot;      if (i&gt;&quot;&amp;ROUND([.E56];0)&amp;&quot;             ) bandValues[&quot;&amp;[.B56]&amp;&quot;]  += (int)freqs[i];&quot;;&quot;      if (i&gt;&quot;&amp;ROUND([.E56];0)&amp;&quot;   &amp;&amp; i&lt;=&quot;&amp;ROUND([.F56];0)&amp;&quot;  ) bandValues[&quot;&amp;[.B56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39">
            <text:p>39</text:p>
          </table:table-cell>
          <table:table-cell table:style-name="ce12" table:formula="of:=[.$B$6]*POWER([.$B$11];[.B57])" office:value-type="float" office:value="29877.1722997828">
            <text:p>29877</text:p>
          </table:table-cell>
          <table:table-cell table:style-name="ce12" table:formula="of:=[.C57]/[.$B$13]" office:value-type="float" office:value="315.811349006221">
            <text:p>316</text:p>
          </table:table-cell>
          <table:table-cell table:style-name="ce12" table:formula="of:=[.F56]" office:value-type="float" office:value="298.794956673843">
            <text:p>299</text:p>
          </table:table-cell>
          <table:table-cell table:style-name="ce17" table:formula="of:=(([.D58]-[.D57])/2)+[.D57]" office:value-type="float" office:value="334.882955216817">
            <text:p>335</text:p>
          </table:table-cell>
          <table:table-cell/>
          <table:table-cell table:style-name="ce22" table:formula="of:=IF(([.$B$9]-1)&lt;[.B57];&quot;&quot;;IF(([.$B$9]-1)=[.B57];&quot;      if (i&gt;&quot;&amp;ROUND([.E57];0)&amp;&quot;             ) bandValues[&quot;&amp;[.B57]&amp;&quot;]  += (int)freqs[i];&quot;;&quot;      if (i&gt;&quot;&amp;ROUND([.E57];0)&amp;&quot;   &amp;&amp; i&lt;=&quot;&amp;ROUND([.F57];0)&amp;&quot;  ) bandValues[&quot;&amp;[.B57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0">
            <text:p>40</text:p>
          </table:table-cell>
          <table:table-cell table:style-name="ce12" table:formula="of:=[.$B$6]*POWER([.$B$11];[.B58])" office:value-type="float" office:value="33485.6915412896">
            <text:p>33486</text:p>
          </table:table-cell>
          <table:table-cell table:style-name="ce12" table:formula="of:=[.C58]/[.$B$13]" office:value-type="float" office:value="353.954561427413">
            <text:p>354</text:p>
          </table:table-cell>
          <table:table-cell table:style-name="ce12" table:formula="of:=[.F57]" office:value-type="float" office:value="334.882955216817">
            <text:p>335</text:p>
          </table:table-cell>
          <table:table-cell table:style-name="ce17" table:formula="of:=(([.D59]-[.D58])/2)+[.D58]" office:value-type="float" office:value="375.329607109684">
            <text:p>375</text:p>
          </table:table-cell>
          <table:table-cell/>
          <table:table-cell table:style-name="ce22" table:formula="of:=IF(([.$B$9]-1)&lt;[.B58];&quot;&quot;;IF(([.$B$9]-1)=[.B58];&quot;      if (i&gt;&quot;&amp;ROUND([.E58];0)&amp;&quot;             ) bandValues[&quot;&amp;[.B58]&amp;&quot;]  += (int)freqs[i];&quot;;&quot;      if (i&gt;&quot;&amp;ROUND([.E58];0)&amp;&quot;   &amp;&amp; i&lt;=&quot;&amp;ROUND([.F58];0)&amp;&quot;  ) bandValues[&quot;&amp;[.B58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1">
            <text:p>41</text:p>
          </table:table-cell>
          <table:table-cell table:style-name="ce12" table:formula="of:=[.$B$6]*POWER([.$B$11];[.B59])" office:value-type="float" office:value="37530.0422258015">
            <text:p>37530</text:p>
          </table:table-cell>
          <table:table-cell table:style-name="ce12" table:formula="of:=[.C59]/[.$B$13]" office:value-type="float" office:value="396.704652791956">
            <text:p>397</text:p>
          </table:table-cell>
          <table:table-cell table:style-name="ce12" table:formula="of:=[.F58]" office:value-type="float" office:value="375.329607109684">
            <text:p>375</text:p>
          </table:table-cell>
          <table:table-cell table:style-name="ce17" table:formula="of:=(([.D60]-[.D59])/2)+[.D59]" office:value-type="float" office:value="420.661343847445">
            <text:p>421</text:p>
          </table:table-cell>
          <table:table-cell/>
          <table:table-cell table:style-name="ce22" table:formula="of:=IF(([.$B$9]-1)&lt;[.B59];&quot;&quot;;IF(([.$B$9]-1)=[.B59];&quot;      if (i&gt;&quot;&amp;ROUND([.E59];0)&amp;&quot;             ) bandValues[&quot;&amp;[.B59]&amp;&quot;]  += (int)freqs[i];&quot;;&quot;      if (i&gt;&quot;&amp;ROUND([.E59];0)&amp;&quot;   &amp;&amp; i&lt;=&quot;&amp;ROUND([.F59];0)&amp;&quot;  ) bandValues[&quot;&amp;[.B59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2">
            <text:p>42</text:p>
          </table:table-cell>
          <table:table-cell table:style-name="ce12" table:formula="of:=[.$B$6]*POWER([.$B$11];[.B60])" office:value-type="float" office:value="42062.8634093963">
            <text:p>42063</text:p>
          </table:table-cell>
          <table:table-cell table:style-name="ce12" table:formula="of:=[.C60]/[.$B$13]" office:value-type="float" office:value="444.618034902935">
            <text:p>445</text:p>
          </table:table-cell>
          <table:table-cell table:style-name="ce12" table:formula="of:=[.F59]" office:value-type="float" office:value="420.661343847445">
            <text:p>421</text:p>
          </table:table-cell>
          <table:table-cell table:style-name="ce17" table:formula="of:=(([.D61]-[.D60])/2)+[.D60]" office:value-type="float" office:value="471.468178517092">
            <text:p>471</text:p>
          </table:table-cell>
          <table:table-cell/>
          <table:table-cell table:style-name="ce22" table:formula="of:=IF(([.$B$9]-1)&lt;[.B60];&quot;&quot;;IF(([.$B$9]-1)=[.B60];&quot;      if (i&gt;&quot;&amp;ROUND([.E60];0)&amp;&quot;             ) bandValues[&quot;&amp;[.B60]&amp;&quot;]  += (int)freqs[i];&quot;;&quot;      if (i&gt;&quot;&amp;ROUND([.E60];0)&amp;&quot;   &amp;&amp; i&lt;=&quot;&amp;ROUND([.F60];0)&amp;&quot;  ) bandValues[&quot;&amp;[.B60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3">
            <text:p>43</text:p>
          </table:table-cell>
          <table:table-cell table:style-name="ce12" table:formula="of:=[.$B$6]*POWER([.$B$11];[.B61])" office:value-type="float" office:value="47143.1518129539">
            <text:p>47143</text:p>
          </table:table-cell>
          <table:table-cell table:style-name="ce12" table:formula="of:=[.C61]/[.$B$13]" office:value-type="float" office:value="498.318322131249">
            <text:p>498</text:p>
          </table:table-cell>
          <table:table-cell table:style-name="ce12" table:formula="of:=[.F60]" office:value-type="float" office:value="471.468178517092">
            <text:p>471</text:p>
          </table:table-cell>
          <table:table-cell table:style-name="ce17" table:formula="of:=(([.D62]-[.D61])/2)+[.D61]" office:value-type="float" office:value="528.411385085186">
            <text:p>528</text:p>
          </table:table-cell>
          <table:table-cell/>
          <table:table-cell table:style-name="ce22" table:formula="of:=IF(([.$B$9]-1)&lt;[.B61];&quot;&quot;;IF(([.$B$9]-1)=[.B61];&quot;      if (i&gt;&quot;&amp;ROUND([.E61];0)&amp;&quot;             ) bandValues[&quot;&amp;[.B61]&amp;&quot;]  += (int)freqs[i];&quot;;&quot;      if (i&gt;&quot;&amp;ROUND([.E61];0)&amp;&quot;   &amp;&amp; i&lt;=&quot;&amp;ROUND([.F61];0)&amp;&quot;  ) bandValues[&quot;&amp;[.B61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4">
            <text:p>44</text:p>
          </table:table-cell>
          <table:table-cell table:style-name="ce12" table:formula="of:=[.$B$6]*POWER([.$B$11];[.B62])" office:value-type="float" office:value="52837.0296912013">
            <text:p>52837</text:p>
          </table:table-cell>
          <table:table-cell table:style-name="ce12" table:formula="of:=[.C62]/[.$B$13]" office:value-type="float" office:value="558.504448039124">
            <text:p>559</text:p>
          </table:table-cell>
          <table:table-cell table:style-name="ce12" table:formula="of:=[.F61]" office:value-type="float" office:value="528.411385085186">
            <text:p>528</text:p>
          </table:table-cell>
          <table:table-cell table:style-name="ce17" table:formula="of:=(([.D63]-[.D62])/2)+[.D62]" office:value-type="float" office:value="592.232105178065">
            <text:p>592</text:p>
          </table:table-cell>
          <table:table-cell/>
          <table:table-cell table:style-name="ce22" table:formula="of:=IF(([.$B$9]-1)&lt;[.B62];&quot;&quot;;IF(([.$B$9]-1)=[.B62];&quot;      if (i&gt;&quot;&amp;ROUND([.E62];0)&amp;&quot;             ) bandValues[&quot;&amp;[.B62]&amp;&quot;]  += (int)freqs[i];&quot;;&quot;      if (i&gt;&quot;&amp;ROUND([.E62];0)&amp;&quot;   &amp;&amp; i&lt;=&quot;&amp;ROUND([.F62];0)&amp;&quot;  ) bandValues[&quot;&amp;[.B62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5">
            <text:p>45</text:p>
          </table:table-cell>
          <table:table-cell table:style-name="ce12" table:formula="of:=[.$B$6]*POWER([.$B$11];[.B63])" office:value-type="float" office:value="59218.6054438086">
            <text:p>59219</text:p>
          </table:table-cell>
          <table:table-cell table:style-name="ce12" table:formula="of:=[.C63]/[.$B$13]" office:value-type="float" office:value="625.959762317007">
            <text:p>626</text:p>
          </table:table-cell>
          <table:table-cell table:style-name="ce12" table:formula="of:=[.F62]" office:value-type="float" office:value="592.232105178065">
            <text:p>592</text:p>
          </table:table-cell>
          <table:table-cell table:style-name="ce17" table:formula="of:=(([.D64]-[.D63])/2)+[.D63]" office:value-type="float" office:value="663.760994375811">
            <text:p>664</text:p>
          </table:table-cell>
          <table:table-cell/>
          <table:table-cell table:style-name="ce22" table:formula="of:=IF(([.$B$9]-1)&lt;[.B63];&quot;&quot;;IF(([.$B$9]-1)=[.B63];&quot;      if (i&gt;&quot;&amp;ROUND([.E63];0)&amp;&quot;             ) bandValues[&quot;&amp;[.B63]&amp;&quot;]  += (int)freqs[i];&quot;;&quot;      if (i&gt;&quot;&amp;ROUND([.E63];0)&amp;&quot;   &amp;&amp; i&lt;=&quot;&amp;ROUND([.F63];0)&amp;&quot;  ) bandValues[&quot;&amp;[.B63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6">
            <text:p>46</text:p>
          </table:table-cell>
          <table:table-cell table:style-name="ce12" table:formula="of:=[.$B$6]*POWER([.$B$11];[.B64])" office:value-type="float" office:value="66370.9381697787">
            <text:p>66371</text:p>
          </table:table-cell>
          <table:table-cell table:style-name="ce12" table:formula="of:=[.C64]/[.$B$13]" office:value-type="float" office:value="701.562226434615">
            <text:p>702</text:p>
          </table:table-cell>
          <table:table-cell table:style-name="ce12" table:formula="of:=[.F63]" office:value-type="float" office:value="663.760994375811">
            <text:p>664</text:p>
          </table:table-cell>
          <table:table-cell table:style-name="ce17" table:formula="of:=(([.D65]-[.D64])/2)+[.D64]" office:value-type="float" office:value="743.929033570879">
            <text:p>744</text:p>
          </table:table-cell>
          <table:table-cell/>
          <table:table-cell table:style-name="ce22" table:formula="of:=IF(([.$B$9]-1)&lt;[.B64];&quot;&quot;;IF(([.$B$9]-1)=[.B64];&quot;      if (i&gt;&quot;&amp;ROUND([.E64];0)&amp;&quot;             ) bandValues[&quot;&amp;[.B64]&amp;&quot;]  += (int)freqs[i];&quot;;&quot;      if (i&gt;&quot;&amp;ROUND([.E64];0)&amp;&quot;   &amp;&amp; i&lt;=&quot;&amp;ROUND([.F64];0)&amp;&quot;  ) bandValues[&quot;&amp;[.B64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7">
            <text:p>47</text:p>
          </table:table-cell>
          <table:table-cell table:style-name="ce12" table:formula="of:=[.$B$6]*POWER([.$B$11];[.B65])" office:value-type="float" office:value="74387.1187192427">
            <text:p>74387</text:p>
          </table:table-cell>
          <table:table-cell table:style-name="ce12" table:formula="of:=[.C65]/[.$B$13]" office:value-type="float" office:value="786.295840707143">
            <text:p>786</text:p>
          </table:table-cell>
          <table:table-cell table:style-name="ce12" table:formula="of:=[.F64]" office:value-type="float" office:value="743.929033570879">
            <text:p>744</text:p>
          </table:table-cell>
          <table:table-cell table:style-name="ce17" table:formula="of:=(([.D66]-[.D65])/2)+[.D65]" office:value-type="float" office:value="833.779646106109">
            <text:p>834</text:p>
          </table:table-cell>
          <table:table-cell/>
          <table:table-cell table:style-name="ce22" table:formula="of:=IF(([.$B$9]-1)&lt;[.B65];&quot;&quot;;IF(([.$B$9]-1)=[.B65];&quot;      if (i&gt;&quot;&amp;ROUND([.E65];0)&amp;&quot;             ) bandValues[&quot;&amp;[.B65]&amp;&quot;]  += (int)freqs[i];&quot;;&quot;      if (i&gt;&quot;&amp;ROUND([.E65];0)&amp;&quot;   &amp;&amp; i&lt;=&quot;&amp;ROUND([.F65];0)&amp;&quot;  ) bandValues[&quot;&amp;[.B65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8">
            <text:p>48</text:p>
          </table:table-cell>
          <table:table-cell table:style-name="ce12" table:formula="of:=[.$B$6]*POWER([.$B$11];[.B66])" office:value-type="float" office:value="83371.4813130411">
            <text:p>83371</text:p>
          </table:table-cell>
          <table:table-cell table:style-name="ce12" table:formula="of:=[.C66]/[.$B$13]" office:value-type="float" office:value="881.263451505074">
            <text:p>881</text:p>
          </table:table-cell>
          <table:table-cell table:style-name="ce12" table:formula="of:=[.F65]" office:value-type="float" office:value="833.779646106109">
            <text:p>834</text:p>
          </table:table-cell>
          <table:table-cell table:style-name="ce17" table:formula="of:=(([.D67]-[.D66])/2)+[.D66]" office:value-type="float" office:value="934.482278402154">
            <text:p>934</text:p>
          </table:table-cell>
          <table:table-cell/>
          <table:table-cell table:style-name="ce22" table:formula="of:=IF(([.$B$9]-1)&lt;[.B66];&quot;&quot;;IF(([.$B$9]-1)=[.B66];&quot;      if (i&gt;&quot;&amp;ROUND([.E66];0)&amp;&quot;             ) bandValues[&quot;&amp;[.B66]&amp;&quot;]  += (int)freqs[i];&quot;;&quot;      if (i&gt;&quot;&amp;ROUND([.E66];0)&amp;&quot;   &amp;&amp; i&lt;=&quot;&amp;ROUND([.F66];0)&amp;&quot;  ) bandValues[&quot;&amp;[.B66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49">
            <text:p>49</text:p>
          </table:table-cell>
          <table:table-cell table:style-name="ce12" table:formula="of:=[.$B$6]*POWER([.$B$11];[.B67])" office:value-type="float" office:value="93440.9614998665">
            <text:p>93441</text:p>
          </table:table-cell>
          <table:table-cell table:style-name="ce12" table:formula="of:=[.C67]/[.$B$13]" office:value-type="float" office:value="987.701105299234">
            <text:p>988</text:p>
          </table:table-cell>
          <table:table-cell table:style-name="ce12" table:formula="of:=[.F66]" office:value-type="float" office:value="934.482278402154">
            <text:p>934</text:p>
          </table:table-cell>
          <table:table-cell table:style-name="ce17" table:formula="of:=(([.D68]-[.D67])/2)+[.D67]" office:value-type="float" office:value="1047.34762083236">
            <text:p>1047</text:p>
          </table:table-cell>
          <table:table-cell/>
          <table:table-cell table:style-name="ce22" table:formula="of:=IF(([.$B$9]-1)&lt;[.B67];&quot;&quot;;IF(([.$B$9]-1)=[.B67];&quot;      if (i&gt;&quot;&amp;ROUND([.E67];0)&amp;&quot;             ) bandValues[&quot;&amp;[.B67]&amp;&quot;]  += (int)freqs[i];&quot;;&quot;      if (i&gt;&quot;&amp;ROUND([.E67];0)&amp;&quot;   &amp;&amp; i&lt;=&quot;&amp;ROUND([.F67];0)&amp;&quot;  ) bandValues[&quot;&amp;[.B67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0">
            <text:p>50</text:p>
          </table:table-cell>
          <table:table-cell table:style-name="ce12" table:formula="of:=[.$B$6]*POWER([.$B$11];[.B68])" office:value-type="float" office:value="104726.618125397">
            <text:p>104727</text:p>
          </table:table-cell>
          <table:table-cell table:style-name="ce12" table:formula="of:=[.C68]/[.$B$13]" office:value-type="float" office:value="1106.99413636549">
            <text:p>1107</text:p>
          </table:table-cell>
          <table:table-cell table:style-name="ce12" table:formula="of:=[.F67]" office:value-type="float" office:value="1047.34762083236">
            <text:p>1047</text:p>
          </table:table-cell>
          <table:table-cell table:style-name="ce17" table:formula="of:=(([.D69]-[.D68])/2)+[.D68]" office:value-type="float" office:value="1173.84466695166">
            <text:p>1174</text:p>
          </table:table-cell>
          <table:table-cell/>
          <table:table-cell table:style-name="ce22" table:formula="of:=IF(([.$B$9]-1)&lt;[.B68];&quot;&quot;;IF(([.$B$9]-1)=[.B68];&quot;      if (i&gt;&quot;&amp;ROUND([.E68];0)&amp;&quot;             ) bandValues[&quot;&amp;[.B68]&amp;&quot;]  += (int)freqs[i];&quot;;&quot;      if (i&gt;&quot;&amp;ROUND([.E68];0)&amp;&quot;   &amp;&amp; i&lt;=&quot;&amp;ROUND([.F68];0)&amp;&quot;  ) bandValues[&quot;&amp;[.B68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1">
            <text:p>51</text:p>
          </table:table-cell>
          <table:table-cell table:style-name="ce12" table:formula="of:=[.$B$6]*POWER([.$B$11];[.B69])" office:value-type="float" office:value="117375.339122537">
            <text:p>117375</text:p>
          </table:table-cell>
          <table:table-cell table:style-name="ce12" table:formula="of:=[.C69]/[.$B$13]" office:value-type="float" office:value="1240.69519753784">
            <text:p>1241</text:p>
          </table:table-cell>
          <table:table-cell table:style-name="ce12" table:formula="of:=[.F68]" office:value-type="float" office:value="1173.84466695166">
            <text:p>1174</text:p>
          </table:table-cell>
          <table:table-cell table:style-name="ce17" table:formula="of:=(([.D70]-[.D69])/2)+[.D69]" office:value-type="float" office:value="1315.61983311309">
            <text:p>1316</text:p>
          </table:table-cell>
          <table:table-cell/>
          <table:table-cell table:style-name="ce22" table:formula="of:=IF(([.$B$9]-1)&lt;[.B69];&quot;&quot;;IF(([.$B$9]-1)=[.B69];&quot;      if (i&gt;&quot;&amp;ROUND([.E69];0)&amp;&quot;             ) bandValues[&quot;&amp;[.B69]&amp;&quot;]  += (int)freqs[i];&quot;;&quot;      if (i&gt;&quot;&amp;ROUND([.E69];0)&amp;&quot;   &amp;&amp; i&lt;=&quot;&amp;ROUND([.F69];0)&amp;&quot;  ) bandValues[&quot;&amp;[.B69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2">
            <text:p>52</text:p>
          </table:table-cell>
          <table:table-cell table:style-name="ce12" table:formula="of:=[.$B$6]*POWER([.$B$11];[.B70])" office:value-type="float" office:value="131551.753324397">
            <text:p>131552</text:p>
          </table:table-cell>
          <table:table-cell table:style-name="ce12" table:formula="of:=[.C70]/[.$B$13]" office:value-type="float" office:value="1390.54446868834">
            <text:p>1391</text:p>
          </table:table-cell>
          <table:table-cell table:style-name="ce12" table:formula="of:=[.F69]" office:value-type="float" office:value="1315.61983311309">
            <text:p>1316</text:p>
          </table:table-cell>
          <table:table-cell table:style-name="ce17" table:formula="of:=(([.D71]-[.D70])/2)+[.D70]" office:value-type="float" office:value="1474.51838732235">
            <text:p>1475</text:p>
          </table:table-cell>
          <table:table-cell/>
          <table:table-cell table:style-name="ce22" table:formula="of:=IF(([.$B$9]-1)&lt;[.B70];&quot;&quot;;IF(([.$B$9]-1)=[.B70];&quot;      if (i&gt;&quot;&amp;ROUND([.E70];0)&amp;&quot;             ) bandValues[&quot;&amp;[.B70]&amp;&quot;]  += (int)freqs[i];&quot;;&quot;      if (i&gt;&quot;&amp;ROUND([.E70];0)&amp;&quot;   &amp;&amp; i&lt;=&quot;&amp;ROUND([.F70];0)&amp;&quot;  ) bandValues[&quot;&amp;[.B70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3">
            <text:p>53</text:p>
          </table:table-cell>
          <table:table-cell table:style-name="ce12" table:formula="of:=[.$B$6]*POWER([.$B$11];[.B71])" office:value-type="float" office:value="147440.373183128">
            <text:p>147440</text:p>
          </table:table-cell>
          <table:table-cell table:style-name="ce12" table:formula="of:=[.C71]/[.$B$13]" office:value-type="float" office:value="1558.49230595636">
            <text:p>1558</text:p>
          </table:table-cell>
          <table:table-cell table:style-name="ce12" table:formula="of:=[.F70]" office:value-type="float" office:value="1474.51838732235">
            <text:p>1475</text:p>
          </table:table-cell>
          <table:table-cell table:style-name="ce17" table:formula="of:=(([.D72]-[.D71])/2)+[.D71]" office:value-type="float" office:value="1652.60846623678">
            <text:p>1653</text:p>
          </table:table-cell>
          <table:table-cell/>
          <table:table-cell table:style-name="ce22" table:formula="of:=IF(([.$B$9]-1)&lt;[.B71];&quot;&quot;;IF(([.$B$9]-1)=[.B71];&quot;      if (i&gt;&quot;&amp;ROUND([.E71];0)&amp;&quot;             ) bandValues[&quot;&amp;[.B71]&amp;&quot;]  += (int)freqs[i];&quot;;&quot;      if (i&gt;&quot;&amp;ROUND([.E71];0)&amp;&quot;   &amp;&amp; i&lt;=&quot;&amp;ROUND([.F71];0)&amp;&quot;  ) bandValues[&quot;&amp;[.B71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4">
            <text:p>54</text:p>
          </table:table-cell>
          <table:table-cell table:style-name="ce12" table:formula="of:=[.$B$6]*POWER([.$B$11];[.B72])" office:value-type="float" office:value="165247.996283059">
            <text:p>165248</text:p>
          </table:table-cell>
          <table:table-cell table:style-name="ce12" table:formula="of:=[.C72]/[.$B$13]" office:value-type="float" office:value="1746.72462651719">
            <text:p>1747</text:p>
          </table:table-cell>
          <table:table-cell table:style-name="ce12" table:formula="of:=[.F71]" office:value-type="float" office:value="1652.60846623678">
            <text:p>1653</text:p>
          </table:table-cell>
          <table:table-cell table:style-name="ce17" table:formula="of:=(([.D73]-[.D72])/2)+[.D72]" office:value-type="float" office:value="1852.20799290068">
            <text:p>1852</text:p>
          </table:table-cell>
          <table:table-cell/>
          <table:table-cell table:style-name="ce22" table:formula="of:=IF(([.$B$9]-1)&lt;[.B72];&quot;&quot;;IF(([.$B$9]-1)=[.B72];&quot;      if (i&gt;&quot;&amp;ROUND([.E72];0)&amp;&quot;             ) bandValues[&quot;&amp;[.B72]&amp;&quot;]  += (int)freqs[i];&quot;;&quot;      if (i&gt;&quot;&amp;ROUND([.E72];0)&amp;&quot;   &amp;&amp; i&lt;=&quot;&amp;ROUND([.F72];0)&amp;&quot;  ) bandValues[&quot;&amp;[.B72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5">
            <text:p>55</text:p>
          </table:table-cell>
          <table:table-cell table:style-name="ce12" table:formula="of:=[.$B$6]*POWER([.$B$11];[.B73])" office:value-type="float" office:value="185206.396904935">
            <text:p>185206</text:p>
          </table:table-cell>
          <table:table-cell table:style-name="ce12" table:formula="of:=[.C73]/[.$B$13]" office:value-type="float" office:value="1957.69135928416">
            <text:p>1958</text:p>
          </table:table-cell>
          <table:table-cell table:style-name="ce12" table:formula="of:=[.F72]" office:value-type="float" office:value="1852.20799290068">
            <text:p>1852</text:p>
          </table:table-cell>
          <table:table-cell table:style-name="ce17" table:formula="of:=(([.D74]-[.D73])/2)+[.D73]" office:value-type="float" office:value="2075.91484556368">
            <text:p>2076</text:p>
          </table:table-cell>
          <table:table-cell/>
          <table:table-cell table:style-name="ce22" table:formula="of:=IF(([.$B$9]-1)&lt;[.B73];&quot;&quot;;IF(([.$B$9]-1)=[.B73];&quot;      if (i&gt;&quot;&amp;ROUND([.E73];0)&amp;&quot;             ) bandValues[&quot;&amp;[.B73]&amp;&quot;]  += (int)freqs[i];&quot;;&quot;      if (i&gt;&quot;&amp;ROUND([.E73];0)&amp;&quot;   &amp;&amp; i&lt;=&quot;&amp;ROUND([.F73];0)&amp;&quot;  ) bandValues[&quot;&amp;[.B73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6">
            <text:p>56</text:p>
          </table:table-cell>
          <table:table-cell table:style-name="ce12" table:formula="of:=[.$B$6]*POWER([.$B$11];[.B74])" office:value-type="float" office:value="207575.342673155">
            <text:p>207575</text:p>
          </table:table-cell>
          <table:table-cell table:style-name="ce12" table:formula="of:=[.C74]/[.$B$13]" office:value-type="float" office:value="2194.1383318432">
            <text:p>2194</text:p>
          </table:table-cell>
          <table:table-cell table:style-name="ce12" table:formula="of:=[.F73]" office:value-type="float" office:value="2075.91484556368">
            <text:p>2076</text:p>
          </table:table-cell>
          <table:table-cell table:style-name="ce17" table:formula="of:=(([.D75]-[.D74])/2)+[.D74]" office:value-type="float" office:value="2326.6406702429">
            <text:p>2327</text:p>
          </table:table-cell>
          <table:table-cell/>
          <table:table-cell table:style-name="ce22" table:formula="of:=IF(([.$B$9]-1)&lt;[.B74];&quot;&quot;;IF(([.$B$9]-1)=[.B74];&quot;      if (i&gt;&quot;&amp;ROUND([.E74];0)&amp;&quot;             ) bandValues[&quot;&amp;[.B74]&amp;&quot;]  += (int)freqs[i];&quot;;&quot;      if (i&gt;&quot;&amp;ROUND([.E74];0)&amp;&quot;   &amp;&amp; i&lt;=&quot;&amp;ROUND([.F74];0)&amp;&quot;  ) bandValues[&quot;&amp;[.B74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7">
            <text:p>57</text:p>
          </table:table-cell>
          <table:table-cell table:style-name="ce12" table:formula="of:=[.$B$6]*POWER([.$B$11];[.B75])" office:value-type="float" office:value="232645.975549074">
            <text:p>232646</text:p>
          </table:table-cell>
          <table:table-cell table:style-name="ce12" table:formula="of:=[.C75]/[.$B$13]" office:value-type="float" office:value="2459.1430086426">
            <text:p>2459</text:p>
          </table:table-cell>
          <table:table-cell table:style-name="ce12" table:formula="of:=[.F74]" office:value-type="float" office:value="2326.6406702429">
            <text:p>2327</text:p>
          </table:table-cell>
          <table:table-cell table:style-name="ce17" table:formula="of:=(([.D76]-[.D75])/2)+[.D75]" office:value-type="float" office:value="2607.64877711468">
            <text:p>2608</text:p>
          </table:table-cell>
          <table:table-cell/>
          <table:table-cell table:style-name="ce22" table:formula="of:=IF(([.$B$9]-1)&lt;[.B75];&quot;&quot;;IF(([.$B$9]-1)=[.B75];&quot;      if (i&gt;&quot;&amp;ROUND([.E75];0)&amp;&quot;             ) bandValues[&quot;&amp;[.B75]&amp;&quot;]  += (int)freqs[i];&quot;;&quot;      if (i&gt;&quot;&amp;ROUND([.E75];0)&amp;&quot;   &amp;&amp; i&lt;=&quot;&amp;ROUND([.F75];0)&amp;&quot;  ) bandValues[&quot;&amp;[.B75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8">
            <text:p>58</text:p>
          </table:table-cell>
          <table:table-cell table:style-name="ce12" table:formula="of:=[.$B$6]*POWER([.$B$11];[.B76])" office:value-type="float" office:value="260744.601175504">
            <text:p>260745</text:p>
          </table:table-cell>
          <table:table-cell table:style-name="ce12" table:formula="of:=[.C76]/[.$B$13]" office:value-type="float" office:value="2756.15454558675">
            <text:p>2756</text:p>
          </table:table-cell>
          <table:table-cell table:style-name="ce12" table:formula="of:=[.F75]" office:value-type="float" office:value="2607.64877711468">
            <text:p>2608</text:p>
          </table:table-cell>
          <table:table-cell table:style-name="ce17" table:formula="of:=(([.D77]-[.D76])/2)+[.D76]" office:value-type="float" office:value="2922.59661397467">
            <text:p>2923</text:p>
          </table:table-cell>
          <table:table-cell/>
          <table:table-cell table:style-name="ce22" table:formula="of:=IF(([.$B$9]-1)&lt;[.B76];&quot;&quot;;IF(([.$B$9]-1)=[.B76];&quot;      if (i&gt;&quot;&amp;ROUND([.E76];0)&amp;&quot;             ) bandValues[&quot;&amp;[.B76]&amp;&quot;]  += (int)freqs[i];&quot;;&quot;      if (i&gt;&quot;&amp;ROUND([.E76];0)&amp;&quot;   &amp;&amp; i&lt;=&quot;&amp;ROUND([.F76];0)&amp;&quot;  ) bandValues[&quot;&amp;[.B76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59">
            <text:p>59</text:p>
          </table:table-cell>
          <table:table-cell table:style-name="ce12" table:formula="of:=[.$B$6]*POWER([.$B$11];[.B77])" office:value-type="float" office:value="292236.935892457">
            <text:p>292237</text:p>
          </table:table-cell>
          <table:table-cell table:style-name="ce12" table:formula="of:=[.C77]/[.$B$13]" office:value-type="float" office:value="3089.03868236259">
            <text:p>3089</text:p>
          </table:table-cell>
          <table:table-cell table:style-name="ce12" table:formula="of:=[.F76]" office:value-type="float" office:value="2922.59661397467">
            <text:p>2923</text:p>
          </table:table-cell>
          <table:table-cell table:style-name="ce17" table:formula="of:=(([.D78]-[.D77])/2)+[.D77]" office:value-type="float" office:value="3275.58336957761">
            <text:p>3276</text:p>
          </table:table-cell>
          <table:table-cell/>
          <table:table-cell table:style-name="ce22" table:formula="of:=IF(([.$B$9]-1)&lt;[.B77];&quot;&quot;;IF(([.$B$9]-1)=[.B77];&quot;      if (i&gt;&quot;&amp;ROUND([.E77];0)&amp;&quot;             ) bandValues[&quot;&amp;[.B77]&amp;&quot;]  += (int)freqs[i];&quot;;&quot;      if (i&gt;&quot;&amp;ROUND([.E77];0)&amp;&quot;   &amp;&amp; i&lt;=&quot;&amp;ROUND([.F77];0)&amp;&quot;  ) bandValues[&quot;&amp;[.B77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60">
            <text:p>60</text:p>
          </table:table-cell>
          <table:table-cell table:style-name="ce12" table:formula="of:=[.$B$6]*POWER([.$B$11];[.B78])" office:value-type="float" office:value="327532.866700962">
            <text:p>327533</text:p>
          </table:table-cell>
          <table:table-cell table:style-name="ce12" table:formula="of:=[.C78]/[.$B$13]" office:value-type="float" office:value="3462.12805679262">
            <text:p>3462</text:p>
          </table:table-cell>
          <table:table-cell table:style-name="ce12" table:formula="of:=[.F77]" office:value-type="float" office:value="3275.58336957761">
            <text:p>3276</text:p>
          </table:table-cell>
          <table:table-cell table:style-name="ce17" table:formula="of:=(([.D79]-[.D78])/2)+[.D78]" office:value-type="float" office:value="3671.20332643565">
            <text:p>3671</text:p>
          </table:table-cell>
          <table:table-cell/>
          <table:table-cell table:style-name="ce22" table:formula="of:=IF(([.$B$9]-1)&lt;[.B78];&quot;&quot;;IF(([.$B$9]-1)=[.B78];&quot;      if (i&gt;&quot;&amp;ROUND([.E78];0)&amp;&quot;             ) bandValues[&quot;&amp;[.B78]&amp;&quot;]  += (int)freqs[i];&quot;;&quot;      if (i&gt;&quot;&amp;ROUND([.E78];0)&amp;&quot;   &amp;&amp; i&lt;=&quot;&amp;ROUND([.F78];0)&amp;&quot;  ) bandValues[&quot;&amp;[.B78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61">
            <text:p>61</text:p>
          </table:table-cell>
          <table:table-cell table:style-name="ce12" table:formula="of:=[.$B$6]*POWER([.$B$11];[.B79])" office:value-type="float" office:value="367091.786128049">
            <text:p>367092</text:p>
          </table:table-cell>
          <table:table-cell table:style-name="ce12" table:formula="of:=[.C79]/[.$B$13]" office:value-type="float" office:value="3880.27859607868">
            <text:p>3880</text:p>
          </table:table-cell>
          <table:table-cell table:style-name="ce12" table:formula="of:=[.F78]" office:value-type="float" office:value="3671.20332643565">
            <text:p>3671</text:p>
          </table:table-cell>
          <table:table-cell table:style-name="ce17" table:formula="of:=(([.D80]-[.D79])/2)+[.D79]" office:value-type="float" office:value="4114.60565748634">
            <text:p>4115</text:p>
          </table:table-cell>
          <table:table-cell/>
          <table:table-cell table:style-name="ce22" table:formula="of:=IF(([.$B$9]-1)&lt;[.B79];&quot;&quot;;IF(([.$B$9]-1)=[.B79];&quot;      if (i&gt;&quot;&amp;ROUND([.E79];0)&amp;&quot;             ) bandValues[&quot;&amp;[.B79]&amp;&quot;]  += (int)freqs[i];&quot;;&quot;      if (i&gt;&quot;&amp;ROUND([.E79];0)&amp;&quot;   &amp;&amp; i&lt;=&quot;&amp;ROUND([.F79];0)&amp;&quot;  ) bandValues[&quot;&amp;[.B79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7" office:value-type="float" office:value="62">
            <text:p>62</text:p>
          </table:table-cell>
          <table:table-cell table:style-name="ce12" table:formula="of:=[.$B$6]*POWER([.$B$11];[.B80])" office:value-type="float" office:value="411428.571428571">
            <text:p>411429</text:p>
          </table:table-cell>
          <table:table-cell table:style-name="ce12" table:formula="of:=[.C80]/[.$B$13]" office:value-type="float" office:value="4348.932718894">
            <text:p>4349</text:p>
          </table:table-cell>
          <table:table-cell table:style-name="ce12" table:formula="of:=[.F79]" office:value-type="float" office:value="4114.60565748634">
            <text:p>4115</text:p>
          </table:table-cell>
          <table:table-cell table:style-name="ce17" table:formula="of:=(([.D81]-[.D80])/2)+[.D80]" office:value-type="float" office:value="4611.56144491071">
            <text:p>4612</text:p>
          </table:table-cell>
          <table:table-cell/>
          <table:table-cell table:style-name="ce22" table:formula="of:=IF(([.$B$9]-1)&lt;[.B80];&quot;&quot;;IF(([.$B$9]-1)=[.B80];&quot;      if (i&gt;&quot;&amp;ROUND([.E80];0)&amp;&quot;             ) bandValues[&quot;&amp;[.B80]&amp;&quot;]  += (int)freqs[i];&quot;;&quot;      if (i&gt;&quot;&amp;ROUND([.E80];0)&amp;&quot;   &amp;&amp; i&lt;=&quot;&amp;ROUND([.F80];0)&amp;&quot;  ) bandValues[&quot;&amp;[.B80]&amp;&quot;]  += (int)freqs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8" office:value-type="float" office:value="63">
            <text:p>63</text:p>
          </table:table-cell>
          <table:table-cell table:style-name="ce13" table:formula="of:=[.$B$6]*POWER([.$B$11];[.B81])" office:value-type="float" office:value="461120.285945893">
            <text:p>461120</text:p>
          </table:table-cell>
          <table:table-cell table:style-name="ce13" table:formula="of:=[.C81]/[.$B$13]" office:value-type="float" office:value="4874.19017092742">
            <text:p>4874</text:p>
          </table:table-cell>
          <table:table-cell table:style-name="ce13" table:formula="of:=[.F80]" office:value-type="float" office:value="4611.56144491071">
            <text:p>4612</text:p>
          </table:table-cell>
          <table:table-cell table:style-name="ce18" table:formula="of:=(([.D82]-[.D81])/2)+[.D81]" office:value-type="float" office:value="2437.09508546371">
            <text:p>2437</text:p>
          </table:table-cell>
          <table:table-cell/>
          <table:table-cell table:style-name="ce23" table:formula="of:=IF(([.$B$9]-1)&lt;[.B81];&quot;&quot;;IF(([.$B$9]-1)=[.B81];&quot;      if (i&gt;&quot;&amp;ROUND([.E81];0)&amp;&quot;             ) bandValues[&quot;&amp;[.B81]&amp;&quot;]  += (int)freqs[i];&quot;;&quot;      if (i&gt;&quot;&amp;ROUND([.E81];0)&amp;&quot;   &amp;&amp; i&lt;=&quot;&amp;ROUND([.F81];0)&amp;&quot;  ) bandValues[&quot;&amp;[.B81]&amp;&quot;]  += (int)freqs[i];&quot;))">
            <text:p/>
          </table:table-cell>
          <table:table-cell table:number-columns-repeated="1016"/>
        </table:table-row>
        <table:table-row table:style-name="ro3">
          <table:table-cell/>
          <table:table-cell table:style-name="ce9"/>
          <table:table-cell table:style-name="ce14"/>
          <table:table-cell table:style-name="ce14"/>
          <table:table-cell table:style-name="ce14" table:number-columns-repeated="2"/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number-columns-repeated="1016" table:default-cell-style-name="Excel_20_Built-in_20_Normal"/>
        <table:table-row table:style-name="ro5">
          <table:table-cell table:style-name="ce1" office:value-type="string">
            <text:p>VU Meter FFT calculator</text:p>
          </table:table-cell>
          <table:table-cell table:number-columns-repeated="1023"/>
        </table:table-row>
        <table:table-row table:style-name="ro2">
          <table:table-cell office:value-type="string">
            <text:p>Complete the numbers in the green box. The table below will highlight in yellow showing your bands, and the low and high bin values to use in your code.</text:p>
          </table:table-cell>
          <table:table-cell table:number-columns-repeated="1023"/>
        </table:table-row>
        <table:table-row table:style-name="ro2">
          <table:table-cell office:value-type="string">
            <text:p>These values will give you a good starting point, but you may want to calibrate your bin numbers using a tone generator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ample Rate</text:p>
          </table:table-cell>
          <table:table-cell table:style-name="ce2" office:value-type="float" office:value="48828">
            <text:p>48828</text:p>
          </table:table-cell>
          <table:table-cell office:value-type="string">
            <text:p>Hz</text:p>
          </table:table-cell>
          <table:table-cell office:value-type="string">
            <text:p>Number of samples per second, dependent on ADC sample rate</text:p>
          </table:table-cell>
          <table:table-cell table:number-columns-repeated="1020"/>
        </table:table-row>
        <table:table-row table:style-name="ro4">
          <table:table-cell office:value-type="string">
            <text:p>Lowest frequency band</text:p>
          </table:table-cell>
          <table:table-cell table:style-name="ce3" office:value-type="float" office:value="200">
            <text:p>200</text:p>
          </table:table-cell>
          <table:table-cell office:value-type="string">
            <text:p>Hz</text:p>
          </table:table-cell>
          <table:table-cell office:value-type="string">
            <text:p>Center of lowest required band. Very low frequencies do not work well.</text:p>
          </table:table-cell>
          <table:table-cell table:number-columns-repeated="1020"/>
        </table:table-row>
        <table:table-row table:style-name="ro4">
          <table:table-cell office:value-type="string">
            <text:p>Highest frequency band</text:p>
          </table:table-cell>
          <table:table-cell table:style-name="ce3" office:value-type="float" office:value="11000">
            <text:p>11000</text:p>
          </table:table-cell>
          <table:table-cell office:value-type="string">
            <text:p>Hz</text:p>
          </table:table-cell>
          <table:table-cell office:value-type="string">
            <text:p>Center of highest required band. Set this to below the Nyquist frequency</text:p>
          </table:table-cell>
          <table:table-cell table:number-columns-repeated="1020"/>
        </table:table-row>
        <table:table-row table:style-name="ro4">
          <table:table-cell office:value-type="string">
            <text:p>Number of samples</text:p>
          </table:table-cell>
          <table:table-cell table:style-name="ce3" office:value-type="float" office:value="1024">
            <text:p>1024</text:p>
          </table:table-cell>
          <table:table-cell/>
          <table:table-cell office:value-type="string">
            <text:p>Must be power of 2 for MCU FFT libraries, bigger = more bins so more bands, but slower</text:p>
          </table:table-cell>
          <table:table-cell table:number-columns-repeated="1020"/>
        </table:table-row>
        <table:table-row table:style-name="ro4">
          <table:table-cell office:value-type="string">
            <text:p>Number of bands</text:p>
          </table:table-cell>
          <table:table-cell table:style-name="ce4" office:value-type="float" office:value="24">
            <text:p>24</text:p>
          </table:table-cell>
          <table:table-cell/>
          <table:table-cell office:value-type="string">
            <text:p>Number of bands to display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Frequency mulitplier per band</text:p>
          </table:table-cell>
          <table:table-cell table:formula="of:=POWER([.B7]/[.B6];1/([.B9]-1))" office:value-type="float" office:value="1.19033154506668">
            <text:p>1,1903315451</text:p>
          </table:table-cell>
          <table:table-cell/>
          <table:table-cell office:value-type="string">
            <text:p>What to multiply each band by to get the next band to give an exponential increase</text:p>
          </table:table-cell>
          <table:table-cell table:number-columns-repeated="1020"/>
        </table:table-row>
        <table:table-row table:style-name="ro4">
          <table:table-cell office:value-type="string">
            <text:p>Nyquist frequency</text:p>
          </table:table-cell>
          <table:table-cell table:formula="of:=[.B5]/2" office:value-type="float" office:value="24414">
            <text:p>24414</text:p>
          </table:table-cell>
          <table:table-cell office:value-type="string">
            <text:p>Hz</text:p>
          </table:table-cell>
          <table:table-cell office:value-type="string">
            <text:p>Maximum frequency which can be detected</text:p>
          </table:table-cell>
          <table:table-cell table:number-columns-repeated="1020"/>
        </table:table-row>
        <table:table-row table:style-name="ro4">
          <table:table-cell office:value-type="string">
            <text:p>Bin width</text:p>
          </table:table-cell>
          <table:table-cell table:formula="of:=[.B5]/[.B8]" office:value-type="float" office:value="47.68359375">
            <text:p>47,68359375</text:p>
          </table:table-cell>
          <table:table-cell office:value-type="string">
            <text:p>Hz</text:p>
          </table:table-cell>
          <table:table-cell office:value-type="string">
            <text:p>Width of each frequency bin</text:p>
          </table:table-cell>
          <table:table-cell table:number-columns-repeated="1020"/>
        </table:table-row>
        <table:table-row table:style-name="ro4">
          <table:table-cell office:value-type="string">
            <text:p>Number of useable bins</text:p>
          </table:table-cell>
          <table:table-cell table:formula="of:=[.B8]/2-1" office:value-type="float" office:value="511">
            <text:p>511</text:p>
          </table:table-cell>
          <table:table-cell/>
          <table:table-cell office:value-type="string">
            <text:p>We get useable (positive) values only for ((samples/2) -1) bin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7"/>
          <table:table-cell table:style-name="ce19" office:value-type="string">
            <text:p>Copy the generated code below into your sketch: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>
            <text:p>Band</text:p>
          </table:table-cell>
          <table:table-cell table:style-name="ce10" office:value-type="string">
            <text:p>Frequency</text:p>
          </table:table-cell>
          <table:table-cell table:style-name="ce10" office:value-type="string">
            <text:p>Center bin</text:p>
          </table:table-cell>
          <table:table-cell table:style-name="ce10" office:value-type="string">
            <text:p>Low bin</text:p>
          </table:table-cell>
          <table:table-cell table:style-name="ce15" office:value-type="string">
            <text:p>High bin</text:p>
          </table:table-cell>
          <table:table-cell/>
          <table:table-cell table:style-name="ce33" table:formula="of:=&quot;//&quot;&amp;[.B9]&amp;&quot; bands, &quot;&amp;[.B7]/1000&amp;&quot;kHz top band&quot;" office:value-type="string" office:string-value="//24 bands, 11kHz top band">
            <text:p>//24 bands, 11kHz top band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float" office:value="0">
            <text:p>0</text:p>
          </table:table-cell>
          <table:table-cell table:style-name="ce27" table:formula="of:=[.$B$6]*POWER([.$B$11];[.B18])" office:value-type="float" office:value="200">
            <text:p>200</text:p>
          </table:table-cell>
          <table:table-cell table:style-name="ce27" table:formula="of:=[.C18]/[.$B$13]" office:value-type="float" office:value="4.19431473744573">
            <text:p>4</text:p>
          </table:table-cell>
          <table:table-cell table:style-name="ce27" office:value-type="float" office:value="0">
            <text:p>0</text:p>
          </table:table-cell>
          <table:table-cell table:style-name="ce30" table:formula="of:=(([.D19]-[.D18])/2)+[.D18]" office:value-type="float" office:value="4.59346993968272">
            <text:p>5</text:p>
          </table:table-cell>
          <table:table-cell/>
          <table:table-cell table:style-name="ce34" table:formula="of:=&quot;      if (i&lt;=&quot;&amp;ROUND([.F18];0)&amp;&quot; )           bandValues[&quot;&amp;[.B18]&amp;&quot;]  += (int)vReal[i];&quot;" office:value-type="string" office:string-value="      if (i&lt;=5 )           bandValues[0]  += (int)vReal[i];">
            <text:p><text:s text:c="6"/>if (i&lt;=5 ) <text:s text:c="10"/>bandValues[0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">
            <text:p>1</text:p>
          </table:table-cell>
          <table:table-cell table:style-name="ce28" table:formula="of:=[.$B$6]*POWER([.$B$11];[.B19])" office:value-type="float" office:value="238.066309013335">
            <text:p>238</text:p>
          </table:table-cell>
          <table:table-cell table:style-name="ce28" table:formula="of:=[.C19]/[.$B$13]" office:value-type="float" office:value="4.99262514191971">
            <text:p>5</text:p>
          </table:table-cell>
          <table:table-cell table:style-name="ce28" table:formula="of:=[.F18]" office:value-type="float" office:value="4.59346993968272">
            <text:p>5</text:p>
          </table:table-cell>
          <table:table-cell table:style-name="ce31" table:formula="of:=(([.D20]-[.D19])/2)+[.D19]" office:value-type="float" office:value="5.46775217051987">
            <text:p>5</text:p>
          </table:table-cell>
          <table:table-cell/>
          <table:table-cell table:style-name="ce35" table:formula="of:=IF(([.$B$9]-1)&lt;[.B19];&quot;&quot;;IF(([.$B$9]-1)=[.B19];&quot;      if (i&gt;&quot;&amp;ROUND([.E19];0)&amp;&quot;             ) bandValues[&quot;&amp;[.B19]&amp;&quot;]  += (int)vReal[i];&quot;;&quot;      if (i&gt;&quot;&amp;ROUND([.E19];0)&amp;&quot;   &amp;&amp; i&lt;=&quot;&amp;ROUND([.F19];0)&amp;&quot;  ) bandValues[&quot;&amp;[.B19]&amp;&quot;]  += (int)vReal[i];&quot;))" office:value-type="string" office:string-value="      if (i&gt;5   &amp;&amp; i&lt;=5  ) bandValues[1]  += (int)vReal[i];">
            <text:p><text:s text:c="6"/>if (i&gt;5 <text:s text:c="2"/>&amp;&amp; i&lt;=5 <text:s/>) bandValues[1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">
            <text:p>2</text:p>
          </table:table-cell>
          <table:table-cell table:style-name="ce28" table:formula="of:=[.$B$6]*POWER([.$B$11];[.B20])" office:value-type="float" office:value="283.377837436165">
            <text:p>283</text:p>
          </table:table-cell>
          <table:table-cell table:style-name="ce28" table:formula="of:=[.C20]/[.$B$13]" office:value-type="float" office:value="5.94287919912002">
            <text:p>6</text:p>
          </table:table-cell>
          <table:table-cell table:style-name="ce28" table:formula="of:=[.F19]" office:value-type="float" office:value="5.46775217051987">
            <text:p>5</text:p>
          </table:table-cell>
          <table:table-cell table:style-name="ce31" table:formula="of:=(([.D21]-[.D20])/2)+[.D20]" office:value-type="float" office:value="6.50843788917659">
            <text:p>7</text:p>
          </table:table-cell>
          <table:table-cell/>
          <table:table-cell table:style-name="ce35" table:formula="of:=IF(([.$B$9]-1)&lt;[.B20];&quot;&quot;;IF(([.$B$9]-1)=[.B20];&quot;      if (i&gt;&quot;&amp;ROUND([.E20];0)&amp;&quot;             ) bandValues[&quot;&amp;[.B20]&amp;&quot;]  += (int)vReal[i];&quot;;&quot;      if (i&gt;&quot;&amp;ROUND([.E20];0)&amp;&quot;   &amp;&amp; i&lt;=&quot;&amp;ROUND([.F20];0)&amp;&quot;  ) bandValues[&quot;&amp;[.B20]&amp;&quot;]  += (int)vReal[i];&quot;))" office:value-type="string" office:string-value="      if (i&gt;5   &amp;&amp; i&lt;=7  ) bandValues[2]  += (int)vReal[i];">
            <text:p><text:s text:c="6"/>if (i&gt;5 <text:s text:c="2"/>&amp;&amp; i&lt;=7 <text:s/>) bandValues[2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">
            <text:p>3</text:p>
          </table:table-cell>
          <table:table-cell table:style-name="ce28" table:formula="of:=[.$B$6]*POWER([.$B$11];[.B21])" office:value-type="float" office:value="337.313579073043">
            <text:p>337</text:p>
          </table:table-cell>
          <table:table-cell table:style-name="ce28" table:formula="of:=[.C21]/[.$B$13]" office:value-type="float" office:value="7.07399657923316">
            <text:p>7</text:p>
          </table:table-cell>
          <table:table-cell table:style-name="ce28" table:formula="of:=[.F20]" office:value-type="float" office:value="6.50843788917659">
            <text:p>7</text:p>
          </table:table-cell>
          <table:table-cell table:style-name="ce31" table:formula="of:=(([.D22]-[.D21])/2)+[.D21]" office:value-type="float" office:value="7.74719892859407">
            <text:p>8</text:p>
          </table:table-cell>
          <table:table-cell/>
          <table:table-cell table:style-name="ce35" table:formula="of:=IF(([.$B$9]-1)&lt;[.B21];&quot;&quot;;IF(([.$B$9]-1)=[.B21];&quot;      if (i&gt;&quot;&amp;ROUND([.E21];0)&amp;&quot;             ) bandValues[&quot;&amp;[.B21]&amp;&quot;]  += (int)vReal[i];&quot;;&quot;      if (i&gt;&quot;&amp;ROUND([.E21];0)&amp;&quot;   &amp;&amp; i&lt;=&quot;&amp;ROUND([.F21];0)&amp;&quot;  ) bandValues[&quot;&amp;[.B21]&amp;&quot;]  += (int)vReal[i];&quot;))" office:value-type="string" office:string-value="      if (i&gt;7   &amp;&amp; i&lt;=8  ) bandValues[3]  += (int)vReal[i];">
            <text:p><text:s text:c="6"/>if (i&gt;7 <text:s text:c="2"/>&amp;&amp; i&lt;=8 <text:s/>) bandValues[3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">
            <text:p>4</text:p>
          </table:table-cell>
          <table:table-cell table:style-name="ce28" table:formula="of:=[.$B$6]*POWER([.$B$11];[.B22])" office:value-type="float" office:value="401.514993749987">
            <text:p>402</text:p>
          </table:table-cell>
          <table:table-cell table:style-name="ce28" table:formula="of:=[.C22]/[.$B$13]" office:value-type="float" office:value="8.42040127795499">
            <text:p>8</text:p>
          </table:table-cell>
          <table:table-cell table:style-name="ce28" table:formula="of:=[.F21]" office:value-type="float" office:value="7.74719892859407">
            <text:p>8</text:p>
          </table:table-cell>
          <table:table-cell table:style-name="ce31" table:formula="of:=(([.D23]-[.D22])/2)+[.D22]" office:value-type="float" office:value="9.22173527061229">
            <text:p>9</text:p>
          </table:table-cell>
          <table:table-cell/>
          <table:table-cell table:style-name="ce35" table:formula="of:=IF(([.$B$9]-1)&lt;[.B22];&quot;&quot;;IF(([.$B$9]-1)=[.B22];&quot;      if (i&gt;&quot;&amp;ROUND([.E22];0)&amp;&quot;             ) bandValues[&quot;&amp;[.B22]&amp;&quot;]  += (int)vReal[i];&quot;;&quot;      if (i&gt;&quot;&amp;ROUND([.E22];0)&amp;&quot;   &amp;&amp; i&lt;=&quot;&amp;ROUND([.F22];0)&amp;&quot;  ) bandValues[&quot;&amp;[.B22]&amp;&quot;]  += (int)vReal[i];&quot;))" office:value-type="string" office:string-value="      if (i&gt;8   &amp;&amp; i&lt;=9  ) bandValues[4]  += (int)vReal[i];">
            <text:p><text:s text:c="6"/>if (i&gt;8 <text:s text:c="2"/>&amp;&amp; i&lt;=9 <text:s/>) bandValues[4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">
            <text:p>5</text:p>
          </table:table-cell>
          <table:table-cell table:style-name="ce28" table:formula="of:=[.$B$6]*POWER([.$B$11];[.B23])" office:value-type="float" office:value="477.935962877859">
            <text:p>478</text:p>
          </table:table-cell>
          <table:table-cell table:style-name="ce28" table:formula="of:=[.C23]/[.$B$13]" office:value-type="float" office:value="10.0230692632696">
            <text:p>10</text:p>
          </table:table-cell>
          <table:table-cell table:style-name="ce28" table:formula="of:=[.F22]" office:value-type="float" office:value="9.22173527061229">
            <text:p>9</text:p>
          </table:table-cell>
          <table:table-cell table:style-name="ce31" table:formula="of:=(([.D24]-[.D23])/2)+[.D23]" office:value-type="float" office:value="10.9769223928638">
            <text:p>11</text:p>
          </table:table-cell>
          <table:table-cell/>
          <table:table-cell table:style-name="ce35" table:formula="of:=IF(([.$B$9]-1)&lt;[.B23];&quot;&quot;;IF(([.$B$9]-1)=[.B23];&quot;      if (i&gt;&quot;&amp;ROUND([.E23];0)&amp;&quot;             ) bandValues[&quot;&amp;[.B23]&amp;&quot;]  += (int)vReal[i];&quot;;&quot;      if (i&gt;&quot;&amp;ROUND([.E23];0)&amp;&quot;   &amp;&amp; i&lt;=&quot;&amp;ROUND([.F23];0)&amp;&quot;  ) bandValues[&quot;&amp;[.B23]&amp;&quot;]  += (int)vReal[i];&quot;))" office:value-type="string" office:string-value="      if (i&gt;9   &amp;&amp; i&lt;=11  ) bandValues[5]  += (int)vReal[i];">
            <text:p><text:s text:c="6"/>if (i&gt;9 <text:s text:c="2"/>&amp;&amp; i&lt;=11 <text:s/>) bandValues[5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6">
            <text:p>6</text:p>
          </table:table-cell>
          <table:table-cell table:style-name="ce28" table:formula="of:=[.$B$6]*POWER([.$B$11];[.B24])" office:value-type="float" office:value="568.902253135332">
            <text:p>569</text:p>
          </table:table-cell>
          <table:table-cell table:style-name="ce28" table:formula="of:=[.C24]/[.$B$13]" office:value-type="float" office:value="11.930775522458">
            <text:p>12</text:p>
          </table:table-cell>
          <table:table-cell table:style-name="ce28" table:formula="of:=[.F23]" office:value-type="float" office:value="10.9769223928638">
            <text:p>11</text:p>
          </table:table-cell>
          <table:table-cell table:style-name="ce31" table:formula="of:=(([.D25]-[.D24])/2)+[.D24]" office:value-type="float" office:value="13.0661769919746">
            <text:p>13</text:p>
          </table:table-cell>
          <table:table-cell/>
          <table:table-cell table:style-name="ce35" table:formula="of:=IF(([.$B$9]-1)&lt;[.B24];&quot;&quot;;IF(([.$B$9]-1)=[.B24];&quot;      if (i&gt;&quot;&amp;ROUND([.E24];0)&amp;&quot;             ) bandValues[&quot;&amp;[.B24]&amp;&quot;]  += (int)vReal[i];&quot;;&quot;      if (i&gt;&quot;&amp;ROUND([.E24];0)&amp;&quot;   &amp;&amp; i&lt;=&quot;&amp;ROUND([.F24];0)&amp;&quot;  ) bandValues[&quot;&amp;[.B24]&amp;&quot;]  += (int)vReal[i];&quot;))" office:value-type="string" office:string-value="      if (i&gt;11   &amp;&amp; i&lt;=13  ) bandValues[6]  += (int)vReal[i];">
            <text:p><text:s text:c="6"/>if (i&gt;11 <text:s text:c="2"/>&amp;&amp; i&lt;=13 <text:s/>) bandValues[6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7">
            <text:p>7</text:p>
          </table:table-cell>
          <table:table-cell table:style-name="ce28" table:formula="of:=[.$B$6]*POWER([.$B$11];[.B25])" office:value-type="float" office:value="677.182297966493">
            <text:p>677</text:p>
          </table:table-cell>
          <table:table-cell table:style-name="ce28" table:formula="of:=[.C25]/[.$B$13]" office:value-type="float" office:value="14.2015784614911">
            <text:p>14</text:p>
          </table:table-cell>
          <table:table-cell table:style-name="ce28" table:formula="of:=[.F24]" office:value-type="float" office:value="13.0661769919746">
            <text:p>13</text:p>
          </table:table-cell>
          <table:table-cell table:style-name="ce31" table:formula="of:=(([.D26]-[.D25])/2)+[.D25]" office:value-type="float" office:value="15.5530826469718">
            <text:p>16</text:p>
          </table:table-cell>
          <table:table-cell/>
          <table:table-cell table:style-name="ce35" table:formula="of:=IF(([.$B$9]-1)&lt;[.B25];&quot;&quot;;IF(([.$B$9]-1)=[.B25];&quot;      if (i&gt;&quot;&amp;ROUND([.E25];0)&amp;&quot;             ) bandValues[&quot;&amp;[.B25]&amp;&quot;]  += (int)vReal[i];&quot;;&quot;      if (i&gt;&quot;&amp;ROUND([.E25];0)&amp;&quot;   &amp;&amp; i&lt;=&quot;&amp;ROUND([.F25];0)&amp;&quot;  ) bandValues[&quot;&amp;[.B25]&amp;&quot;]  += (int)vReal[i];&quot;))" office:value-type="string" office:string-value="      if (i&gt;13   &amp;&amp; i&lt;=16  ) bandValues[7]  += (int)vReal[i];">
            <text:p><text:s text:c="6"/>if (i&gt;13 <text:s text:c="2"/>&amp;&amp; i&lt;=16 <text:s/>) bandValues[7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8">
            <text:p>8</text:p>
          </table:table-cell>
          <table:table-cell table:style-name="ce28" table:formula="of:=[.$B$6]*POWER([.$B$11];[.B26])" office:value-type="float" office:value="806.071451030259">
            <text:p>806</text:p>
          </table:table-cell>
          <table:table-cell table:style-name="ce28" table:formula="of:=[.C26]/[.$B$13]" office:value-type="float" office:value="16.9045868324524">
            <text:p>17</text:p>
          </table:table-cell>
          <table:table-cell table:style-name="ce28" table:formula="of:=[.F25]" office:value-type="float" office:value="15.5530826469718">
            <text:p>16</text:p>
          </table:table-cell>
          <table:table-cell table:style-name="ce31" table:formula="of:=(([.D27]-[.D26])/2)+[.D26]" office:value-type="float" office:value="18.5133248977196">
            <text:p>19</text:p>
          </table:table-cell>
          <table:table-cell/>
          <table:table-cell table:style-name="ce35" table:formula="of:=IF(([.$B$9]-1)&lt;[.B26];&quot;&quot;;IF(([.$B$9]-1)=[.B26];&quot;      if (i&gt;&quot;&amp;ROUND([.E26];0)&amp;&quot;             ) bandValues[&quot;&amp;[.B26]&amp;&quot;]  += (int)vReal[i];&quot;;&quot;      if (i&gt;&quot;&amp;ROUND([.E26];0)&amp;&quot;   &amp;&amp; i&lt;=&quot;&amp;ROUND([.F26];0)&amp;&quot;  ) bandValues[&quot;&amp;[.B26]&amp;&quot;]  += (int)vReal[i];&quot;))" office:value-type="string" office:string-value="      if (i&gt;16   &amp;&amp; i&lt;=19  ) bandValues[8]  += (int)vReal[i];">
            <text:p><text:s text:c="6"/>if (i&gt;16 <text:s text:c="2"/>&amp;&amp; i&lt;=19 <text:s/>) bandValues[8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9">
            <text:p>9</text:p>
          </table:table-cell>
          <table:table-cell table:style-name="ce28" table:formula="of:=[.$B$6]*POWER([.$B$11];[.B27])" office:value-type="float" office:value="959.492275738986">
            <text:p>959</text:p>
          </table:table-cell>
          <table:table-cell table:style-name="ce28" table:formula="of:=[.C27]/[.$B$13]" office:value-type="float" office:value="20.1220629629868">
            <text:p>20</text:p>
          </table:table-cell>
          <table:table-cell table:style-name="ce28" table:formula="of:=[.F26]" office:value-type="float" office:value="18.5133248977196">
            <text:p>19</text:p>
          </table:table-cell>
          <table:table-cell table:style-name="ce31" table:formula="of:=(([.D28]-[.D27])/2)+[.D27]" office:value-type="float" office:value="22.036994629824">
            <text:p>22</text:p>
          </table:table-cell>
          <table:table-cell/>
          <table:table-cell table:style-name="ce35" table:formula="of:=IF(([.$B$9]-1)&lt;[.B27];&quot;&quot;;IF(([.$B$9]-1)=[.B27];&quot;      if (i&gt;&quot;&amp;ROUND([.E27];0)&amp;&quot;             ) bandValues[&quot;&amp;[.B27]&amp;&quot;]  += (int)vReal[i];&quot;;&quot;      if (i&gt;&quot;&amp;ROUND([.E27];0)&amp;&quot;   &amp;&amp; i&lt;=&quot;&amp;ROUND([.F27];0)&amp;&quot;  ) bandValues[&quot;&amp;[.B27]&amp;&quot;]  += (int)vReal[i];&quot;))" office:value-type="string" office:string-value="      if (i&gt;19   &amp;&amp; i&lt;=22  ) bandValues[9]  += (int)vReal[i];">
            <text:p><text:s text:c="6"/>if (i&gt;19 <text:s text:c="2"/>&amp;&amp; i&lt;=22 <text:s/>) bandValues[9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0">
            <text:p>10</text:p>
          </table:table-cell>
          <table:table-cell table:style-name="ce28" table:formula="of:=[.$B$6]*POWER([.$B$11];[.B28])" office:value-type="float" office:value="1142.11392305993">
            <text:p>1142</text:p>
          </table:table-cell>
          <table:table-cell table:style-name="ce28" table:formula="of:=[.C28]/[.$B$13]" office:value-type="float" office:value="23.9519262966611">
            <text:p>24</text:p>
          </table:table-cell>
          <table:table-cell table:style-name="ce28" table:formula="of:=[.F27]" office:value-type="float" office:value="22.036994629824">
            <text:p>22</text:p>
          </table:table-cell>
          <table:table-cell table:style-name="ce31" table:formula="of:=(([.D29]-[.D28])/2)+[.D28]" office:value-type="float" office:value="26.2313298663444">
            <text:p>26</text:p>
          </table:table-cell>
          <table:table-cell/>
          <table:table-cell table:style-name="ce35" table:formula="of:=IF(([.$B$9]-1)&lt;[.B28];&quot;&quot;;IF(([.$B$9]-1)=[.B28];&quot;      if (i&gt;&quot;&amp;ROUND([.E28];0)&amp;&quot;             ) bandValues[&quot;&amp;[.B28]&amp;&quot;]  += (int)vReal[i];&quot;;&quot;      if (i&gt;&quot;&amp;ROUND([.E28];0)&amp;&quot;   &amp;&amp; i&lt;=&quot;&amp;ROUND([.F28];0)&amp;&quot;  ) bandValues[&quot;&amp;[.B28]&amp;&quot;]  += (int)vReal[i];&quot;))" office:value-type="string" office:string-value="      if (i&gt;22   &amp;&amp; i&lt;=26  ) bandValues[10]  += (int)vReal[i];">
            <text:p><text:s text:c="6"/>if (i&gt;22 <text:s text:c="2"/>&amp;&amp; i&lt;=26 <text:s/>) bandValues[10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1">
            <text:p>11</text:p>
          </table:table-cell>
          <table:table-cell table:style-name="ce28" table:formula="of:=[.$B$6]*POWER([.$B$11];[.B29])" office:value-type="float" office:value="1359.49423067809">
            <text:p>1359</text:p>
          </table:table-cell>
          <table:table-cell table:style-name="ce28" table:formula="of:=[.C29]/[.$B$13]" office:value-type="float" office:value="28.5107334360278">
            <text:p>29</text:p>
          </table:table-cell>
          <table:table-cell table:style-name="ce28" table:formula="of:=[.F28]" office:value-type="float" office:value="26.2313298663444">
            <text:p>26</text:p>
          </table:table-cell>
          <table:table-cell table:style-name="ce31" table:formula="of:=(([.D30]-[.D29])/2)+[.D29]" office:value-type="float" office:value="31.2239794089594">
            <text:p>31</text:p>
          </table:table-cell>
          <table:table-cell/>
          <table:table-cell table:style-name="ce35" table:formula="of:=IF(([.$B$9]-1)&lt;[.B29];&quot;&quot;;IF(([.$B$9]-1)=[.B29];&quot;      if (i&gt;&quot;&amp;ROUND([.E29];0)&amp;&quot;             ) bandValues[&quot;&amp;[.B29]&amp;&quot;]  += (int)vReal[i];&quot;;&quot;      if (i&gt;&quot;&amp;ROUND([.E29];0)&amp;&quot;   &amp;&amp; i&lt;=&quot;&amp;ROUND([.F29];0)&amp;&quot;  ) bandValues[&quot;&amp;[.B29]&amp;&quot;]  += (int)vReal[i];&quot;))" office:value-type="string" office:string-value="      if (i&gt;26   &amp;&amp; i&lt;=31  ) bandValues[11]  += (int)vReal[i];">
            <text:p><text:s text:c="6"/>if (i&gt;26 <text:s text:c="2"/>&amp;&amp; i&lt;=31 <text:s/>) bandValues[11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2">
            <text:p>12</text:p>
          </table:table-cell>
          <table:table-cell table:style-name="ce28" table:formula="of:=[.$B$6]*POWER([.$B$11];[.B30])" office:value-type="float" office:value="1618.24886811228">
            <text:p>1618</text:p>
          </table:table-cell>
          <table:table-cell table:style-name="ce28" table:formula="of:=[.C30]/[.$B$13]" office:value-type="float" office:value="33.9372253818911">
            <text:p>34</text:p>
          </table:table-cell>
          <table:table-cell table:style-name="ce28" table:formula="of:=[.F29]" office:value-type="float" office:value="31.2239794089594">
            <text:p>31</text:p>
          </table:table-cell>
          <table:table-cell table:style-name="ce31" table:formula="of:=(([.D31]-[.D30])/2)+[.D30]" office:value-type="float" office:value="37.1668876529968">
            <text:p>37</text:p>
          </table:table-cell>
          <table:table-cell/>
          <table:table-cell table:style-name="ce35" table:formula="of:=IF(([.$B$9]-1)&lt;[.B30];&quot;&quot;;IF(([.$B$9]-1)=[.B30];&quot;      if (i&gt;&quot;&amp;ROUND([.E30];0)&amp;&quot;             ) bandValues[&quot;&amp;[.B30]&amp;&quot;]  += (int)vReal[i];&quot;;&quot;      if (i&gt;&quot;&amp;ROUND([.E30];0)&amp;&quot;   &amp;&amp; i&lt;=&quot;&amp;ROUND([.F30];0)&amp;&quot;  ) bandValues[&quot;&amp;[.B30]&amp;&quot;]  += (int)vReal[i];&quot;))" office:value-type="string" office:string-value="      if (i&gt;31   &amp;&amp; i&lt;=37  ) bandValues[12]  += (int)vReal[i];">
            <text:p><text:s text:c="6"/>if (i&gt;31 <text:s text:c="2"/>&amp;&amp; i&lt;=37 <text:s/>) bandValues[12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3">
            <text:p>13</text:p>
          </table:table-cell>
          <table:table-cell table:style-name="ce28" table:formula="of:=[.$B$6]*POWER([.$B$11];[.B31])" office:value-type="float" office:value="1926.2526754825">
            <text:p>1926</text:p>
          </table:table-cell>
          <table:table-cell table:style-name="ce28" table:formula="of:=[.C31]/[.$B$13]" office:value-type="float" office:value="40.3965499241025">
            <text:p>40</text:p>
          </table:table-cell>
          <table:table-cell table:style-name="ce28" table:formula="of:=[.F30]" office:value-type="float" office:value="37.1668876529968">
            <text:p>37</text:p>
          </table:table-cell>
          <table:table-cell table:style-name="ce31" table:formula="of:=(([.D32]-[.D31])/2)+[.D31]" office:value-type="float" office:value="44.2409188053113">
            <text:p>44</text:p>
          </table:table-cell>
          <table:table-cell/>
          <table:table-cell table:style-name="ce35" table:formula="of:=IF(([.$B$9]-1)&lt;[.B31];&quot;&quot;;IF(([.$B$9]-1)=[.B31];&quot;      if (i&gt;&quot;&amp;ROUND([.E31];0)&amp;&quot;             ) bandValues[&quot;&amp;[.B31]&amp;&quot;]  += (int)vReal[i];&quot;;&quot;      if (i&gt;&quot;&amp;ROUND([.E31];0)&amp;&quot;   &amp;&amp; i&lt;=&quot;&amp;ROUND([.F31];0)&amp;&quot;  ) bandValues[&quot;&amp;[.B31]&amp;&quot;]  += (int)vReal[i];&quot;))" office:value-type="string" office:string-value="      if (i&gt;37   &amp;&amp; i&lt;=44  ) bandValues[13]  += (int)vReal[i];">
            <text:p><text:s text:c="6"/>if (i&gt;37 <text:s text:c="2"/>&amp;&amp; i&lt;=44 <text:s/>) bandValues[13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4">
            <text:p>14</text:p>
          </table:table-cell>
          <table:table-cell table:style-name="ce28" table:formula="of:=[.$B$6]*POWER([.$B$11];[.B32])" office:value-type="float" office:value="2292.8793233959">
            <text:p>2293</text:p>
          </table:table-cell>
          <table:table-cell table:style-name="ce28" table:formula="of:=[.C32]/[.$B$13]" office:value-type="float" office:value="48.0852876865201">
            <text:p>48</text:p>
          </table:table-cell>
          <table:table-cell table:style-name="ce28" table:formula="of:=[.F31]" office:value-type="float" office:value="44.2409188053113">
            <text:p>44</text:p>
          </table:table-cell>
          <table:table-cell table:style-name="ce31" table:formula="of:=(([.D33]-[.D32])/2)+[.D32]" office:value-type="float" office:value="52.6613612366956">
            <text:p>53</text:p>
          </table:table-cell>
          <table:table-cell/>
          <table:table-cell table:style-name="ce35" table:formula="of:=IF(([.$B$9]-1)&lt;[.B32];&quot;&quot;;IF(([.$B$9]-1)=[.B32];&quot;      if (i&gt;&quot;&amp;ROUND([.E32];0)&amp;&quot;             ) bandValues[&quot;&amp;[.B32]&amp;&quot;]  += (int)vReal[i];&quot;;&quot;      if (i&gt;&quot;&amp;ROUND([.E32];0)&amp;&quot;   &amp;&amp; i&lt;=&quot;&amp;ROUND([.F32];0)&amp;&quot;  ) bandValues[&quot;&amp;[.B32]&amp;&quot;]  += (int)vReal[i];&quot;))" office:value-type="string" office:string-value="      if (i&gt;44   &amp;&amp; i&lt;=53  ) bandValues[14]  += (int)vReal[i];">
            <text:p><text:s text:c="6"/>if (i&gt;44 <text:s text:c="2"/>&amp;&amp; i&lt;=53 <text:s/>) bandValues[14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5">
            <text:p>15</text:p>
          </table:table-cell>
          <table:table-cell table:style-name="ce28" table:formula="of:=[.$B$6]*POWER([.$B$11];[.B33])" office:value-type="float" office:value="2729.28658766928">
            <text:p>2729</text:p>
          </table:table-cell>
          <table:table-cell table:style-name="ce28" table:formula="of:=[.C33]/[.$B$13]" office:value-type="float" office:value="57.2374347868711">
            <text:p>57</text:p>
          </table:table-cell>
          <table:table-cell table:style-name="ce28" table:formula="of:=[.F32]" office:value-type="float" office:value="52.6613612366956">
            <text:p>53</text:p>
          </table:table-cell>
          <table:table-cell table:style-name="ce31" table:formula="of:=(([.D34]-[.D33])/2)+[.D33]" office:value-type="float" office:value="62.6844794861903">
            <text:p>63</text:p>
          </table:table-cell>
          <table:table-cell/>
          <table:table-cell table:style-name="ce35" table:formula="of:=IF(([.$B$9]-1)&lt;[.B33];&quot;&quot;;IF(([.$B$9]-1)=[.B33];&quot;      if (i&gt;&quot;&amp;ROUND([.E33];0)&amp;&quot;             ) bandValues[&quot;&amp;[.B33]&amp;&quot;]  += (int)vReal[i];&quot;;&quot;      if (i&gt;&quot;&amp;ROUND([.E33];0)&amp;&quot;   &amp;&amp; i&lt;=&quot;&amp;ROUND([.F33];0)&amp;&quot;  ) bandValues[&quot;&amp;[.B33]&amp;&quot;]  += (int)vReal[i];&quot;))" office:value-type="string" office:string-value="      if (i&gt;53   &amp;&amp; i&lt;=63  ) bandValues[15]  += (int)vReal[i];">
            <text:p><text:s text:c="6"/>if (i&gt;53 <text:s text:c="2"/>&amp;&amp; i&lt;=63 <text:s/>) bandValues[15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6">
            <text:p>16</text:p>
          </table:table-cell>
          <table:table-cell table:style-name="ce28" table:formula="of:=[.$B$6]*POWER([.$B$11];[.B34])" office:value-type="float" office:value="3248.75592083013">
            <text:p>3249</text:p>
          </table:table-cell>
          <table:table-cell table:style-name="ce28" table:formula="of:=[.C34]/[.$B$13]" office:value-type="float" office:value="68.1315241855095">
            <text:p>68</text:p>
          </table:table-cell>
          <table:table-cell table:style-name="ce28" table:formula="of:=[.F33]" office:value-type="float" office:value="62.6844794861903">
            <text:p>63</text:p>
          </table:table-cell>
          <table:table-cell table:style-name="ce31" table:formula="of:=(([.D35]-[.D34])/2)+[.D34]" office:value-type="float" office:value="74.6153133184974">
            <text:p>75</text:p>
          </table:table-cell>
          <table:table-cell/>
          <table:table-cell table:style-name="ce35" table:formula="of:=IF(([.$B$9]-1)&lt;[.B34];&quot;&quot;;IF(([.$B$9]-1)=[.B34];&quot;      if (i&gt;&quot;&amp;ROUND([.E34];0)&amp;&quot;             ) bandValues[&quot;&amp;[.B34]&amp;&quot;]  += (int)vReal[i];&quot;;&quot;      if (i&gt;&quot;&amp;ROUND([.E34];0)&amp;&quot;   &amp;&amp; i&lt;=&quot;&amp;ROUND([.F34];0)&amp;&quot;  ) bandValues[&quot;&amp;[.B34]&amp;&quot;]  += (int)vReal[i];&quot;))" office:value-type="string" office:string-value="      if (i&gt;63   &amp;&amp; i&lt;=75  ) bandValues[16]  += (int)vReal[i];">
            <text:p><text:s text:c="6"/>if (i&gt;63 <text:s text:c="2"/>&amp;&amp; i&lt;=75 <text:s/>) bandValues[16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7">
            <text:p>17</text:p>
          </table:table-cell>
          <table:table-cell table:style-name="ce28" table:formula="of:=[.$B$6]*POWER([.$B$11];[.B35])" office:value-type="float" office:value="3867.09665478625">
            <text:p>3867</text:p>
          </table:table-cell>
          <table:table-cell table:style-name="ce28" table:formula="of:=[.C35]/[.$B$13]" office:value-type="float" office:value="81.0991024514852">
            <text:p>81</text:p>
          </table:table-cell>
          <table:table-cell table:style-name="ce28" table:formula="of:=[.F34]" office:value-type="float" office:value="74.6153133184974">
            <text:p>75</text:p>
          </table:table-cell>
          <table:table-cell table:style-name="ce31" table:formula="of:=(([.D36]-[.D35])/2)+[.D35]" office:value-type="float" office:value="88.8169611880412">
            <text:p>89</text:p>
          </table:table-cell>
          <table:table-cell/>
          <table:table-cell table:style-name="ce35" table:formula="of:=IF(([.$B$9]-1)&lt;[.B35];&quot;&quot;;IF(([.$B$9]-1)=[.B35];&quot;      if (i&gt;&quot;&amp;ROUND([.E35];0)&amp;&quot;             ) bandValues[&quot;&amp;[.B35]&amp;&quot;]  += (int)vReal[i];&quot;;&quot;      if (i&gt;&quot;&amp;ROUND([.E35];0)&amp;&quot;   &amp;&amp; i&lt;=&quot;&amp;ROUND([.F35];0)&amp;&quot;  ) bandValues[&quot;&amp;[.B35]&amp;&quot;]  += (int)vReal[i];&quot;))" office:value-type="string" office:string-value="      if (i&gt;75   &amp;&amp; i&lt;=89  ) bandValues[17]  += (int)vReal[i];">
            <text:p><text:s text:c="6"/>if (i&gt;75 <text:s text:c="2"/>&amp;&amp; i&lt;=89 <text:s/>) bandValues[17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8">
            <text:p>18</text:p>
          </table:table-cell>
          <table:table-cell table:style-name="ce28" table:formula="of:=[.$B$6]*POWER([.$B$11];[.B36])" office:value-type="float" office:value="4603.1271360139">
            <text:p>4603</text:p>
          </table:table-cell>
          <table:table-cell table:style-name="ce28" table:formula="of:=[.C36]/[.$B$13]" office:value-type="float" office:value="96.5348199245971">
            <text:p>97</text:p>
          </table:table-cell>
          <table:table-cell table:style-name="ce28" table:formula="of:=[.F35]" office:value-type="float" office:value="88.8169611880412">
            <text:p>89</text:p>
          </table:table-cell>
          <table:table-cell table:style-name="ce31" table:formula="of:=(([.D37]-[.D36])/2)+[.D36]" office:value-type="float" office:value="105.721630639088">
            <text:p>106</text:p>
          </table:table-cell>
          <table:table-cell/>
          <table:table-cell table:style-name="ce35" table:formula="of:=IF(([.$B$9]-1)&lt;[.B36];&quot;&quot;;IF(([.$B$9]-1)=[.B36];&quot;      if (i&gt;&quot;&amp;ROUND([.E36];0)&amp;&quot;             ) bandValues[&quot;&amp;[.B36]&amp;&quot;]  += (int)vReal[i];&quot;;&quot;      if (i&gt;&quot;&amp;ROUND([.E36];0)&amp;&quot;   &amp;&amp; i&lt;=&quot;&amp;ROUND([.F36];0)&amp;&quot;  ) bandValues[&quot;&amp;[.B36]&amp;&quot;]  += (int)vReal[i];&quot;))" office:value-type="string" office:string-value="      if (i&gt;89   &amp;&amp; i&lt;=106  ) bandValues[18]  += (int)vReal[i];">
            <text:p><text:s text:c="6"/>if (i&gt;89 <text:s text:c="2"/>&amp;&amp; i&lt;=106 <text:s/>) bandValues[18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19">
            <text:p>19</text:p>
          </table:table-cell>
          <table:table-cell table:style-name="ce28" table:formula="of:=[.$B$6]*POWER([.$B$11];[.B37])" office:value-type="float" office:value="5479.24743594977">
            <text:p>5479</text:p>
          </table:table-cell>
          <table:table-cell table:style-name="ce28" table:formula="of:=[.C37]/[.$B$13]" office:value-type="float" office:value="114.908441353579">
            <text:p>115</text:p>
          </table:table-cell>
          <table:table-cell table:style-name="ce28" table:formula="of:=[.F36]" office:value-type="float" office:value="105.721630639088">
            <text:p>106</text:p>
          </table:table-cell>
          <table:table-cell table:style-name="ce31" table:formula="of:=(([.D38]-[.D37])/2)+[.D37]" office:value-type="float" office:value="125.843791945594">
            <text:p>126</text:p>
          </table:table-cell>
          <table:table-cell/>
          <table:table-cell table:style-name="ce35" table:formula="of:=IF(([.$B$9]-1)&lt;[.B37];&quot;&quot;;IF(([.$B$9]-1)=[.B37];&quot;      if (i&gt;&quot;&amp;ROUND([.E37];0)&amp;&quot;             ) bandValues[&quot;&amp;[.B37]&amp;&quot;]  += (int)vReal[i];&quot;;&quot;      if (i&gt;&quot;&amp;ROUND([.E37];0)&amp;&quot;   &amp;&amp; i&lt;=&quot;&amp;ROUND([.F37];0)&amp;&quot;  ) bandValues[&quot;&amp;[.B37]&amp;&quot;]  += (int)vReal[i];&quot;))" office:value-type="string" office:string-value="      if (i&gt;106   &amp;&amp; i&lt;=126  ) bandValues[19]  += (int)vReal[i];">
            <text:p><text:s text:c="6"/>if (i&gt;106 <text:s text:c="2"/>&amp;&amp; i&lt;=126 <text:s/>) bandValues[19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0">
            <text:p>20</text:p>
          </table:table-cell>
          <table:table-cell table:style-name="ce28" table:formula="of:=[.$B$6]*POWER([.$B$11];[.B38])" office:value-type="float" office:value="6522.12106623672">
            <text:p>6522</text:p>
          </table:table-cell>
          <table:table-cell table:style-name="ce28" table:formula="of:=[.C38]/[.$B$13]" office:value-type="float" office:value="136.77914253761">
            <text:p>137</text:p>
          </table:table-cell>
          <table:table-cell table:style-name="ce28" table:formula="of:=[.F37]" office:value-type="float" office:value="125.843791945594">
            <text:p>126</text:p>
          </table:table-cell>
          <table:table-cell table:style-name="ce31" table:formula="of:=(([.D39]-[.D38])/2)+[.D38]" office:value-type="float" office:value="149.795835303649">
            <text:p>150</text:p>
          </table:table-cell>
          <table:table-cell/>
          <table:table-cell table:style-name="ce35" table:formula="of:=IF(([.$B$9]-1)&lt;[.B38];&quot;&quot;;IF(([.$B$9]-1)=[.B38];&quot;      if (i&gt;&quot;&amp;ROUND([.E38];0)&amp;&quot;             ) bandValues[&quot;&amp;[.B38]&amp;&quot;]  += (int)vReal[i];&quot;;&quot;      if (i&gt;&quot;&amp;ROUND([.E38];0)&amp;&quot;   &amp;&amp; i&lt;=&quot;&amp;ROUND([.F38];0)&amp;&quot;  ) bandValues[&quot;&amp;[.B38]&amp;&quot;]  += (int)vReal[i];&quot;))" office:value-type="string" office:string-value="      if (i&gt;126   &amp;&amp; i&lt;=150  ) bandValues[20]  += (int)vReal[i];">
            <text:p><text:s text:c="6"/>if (i&gt;126 <text:s text:c="2"/>&amp;&amp; i&lt;=150 <text:s/>) bandValues[20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1">
            <text:p>21</text:p>
          </table:table-cell>
          <table:table-cell table:style-name="ce28" table:formula="of:=[.$B$6]*POWER([.$B$11];[.B39])" office:value-type="float" office:value="7763.48644588548">
            <text:p>7763</text:p>
          </table:table-cell>
          <table:table-cell table:style-name="ce28" table:formula="of:=[.C39]/[.$B$13]" office:value-type="float" office:value="162.812528069688">
            <text:p>163</text:p>
          </table:table-cell>
          <table:table-cell table:style-name="ce28" table:formula="of:=[.F38]" office:value-type="float" office:value="149.795835303649">
            <text:p>150</text:p>
          </table:table-cell>
          <table:table-cell table:style-name="ce31" table:formula="of:=(([.D40]-[.D39])/2)+[.D39]" office:value-type="float" office:value="178.306708081546">
            <text:p>178</text:p>
          </table:table-cell>
          <table:table-cell/>
          <table:table-cell table:style-name="ce35" table:formula="of:=IF(([.$B$9]-1)&lt;[.B39];&quot;&quot;;IF(([.$B$9]-1)=[.B39];&quot;      if (i&gt;&quot;&amp;ROUND([.E39];0)&amp;&quot;             ) bandValues[&quot;&amp;[.B39]&amp;&quot;]  += (int)vReal[i];&quot;;&quot;      if (i&gt;&quot;&amp;ROUND([.E39];0)&amp;&quot;   &amp;&amp; i&lt;=&quot;&amp;ROUND([.F39];0)&amp;&quot;  ) bandValues[&quot;&amp;[.B39]&amp;&quot;]  += (int)vReal[i];&quot;))" office:value-type="string" office:string-value="      if (i&gt;150   &amp;&amp; i&lt;=178  ) bandValues[21]  += (int)vReal[i];">
            <text:p><text:s text:c="6"/>if (i&gt;150 <text:s text:c="2"/>&amp;&amp; i&lt;=178 <text:s/>) bandValues[21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2">
            <text:p>22</text:p>
          </table:table-cell>
          <table:table-cell table:style-name="ce28" table:formula="of:=[.$B$6]*POWER([.$B$11];[.B40])" office:value-type="float" office:value="9241.12281623506">
            <text:p>9241</text:p>
          </table:table-cell>
          <table:table-cell table:style-name="ce28" table:formula="of:=[.C40]/[.$B$13]" office:value-type="float" office:value="193.800888093403">
            <text:p>194</text:p>
          </table:table-cell>
          <table:table-cell table:style-name="ce28" table:formula="of:=[.F39]" office:value-type="float" office:value="178.306708081546">
            <text:p>178</text:p>
          </table:table-cell>
          <table:table-cell table:style-name="ce31" table:formula="of:=(([.D41]-[.D40])/2)+[.D40]" office:value-type="float" office:value="212.244099326459">
            <text:p>212</text:p>
          </table:table-cell>
          <table:table-cell/>
          <table:table-cell table:style-name="ce35" table:formula="of:=IF(([.$B$9]-1)&lt;[.B40];&quot;&quot;;IF(([.$B$9]-1)=[.B40];&quot;      if (i&gt;&quot;&amp;ROUND([.E40];0)&amp;&quot;             ) bandValues[&quot;&amp;[.B40]&amp;&quot;]  += (int)vReal[i];&quot;;&quot;      if (i&gt;&quot;&amp;ROUND([.E40];0)&amp;&quot;   &amp;&amp; i&lt;=&quot;&amp;ROUND([.F40];0)&amp;&quot;  ) bandValues[&quot;&amp;[.B40]&amp;&quot;]  += (int)vReal[i];&quot;))" office:value-type="string" office:string-value="      if (i&gt;178   &amp;&amp; i&lt;=212  ) bandValues[22]  += (int)vReal[i];">
            <text:p><text:s text:c="6"/>if (i&gt;178 <text:s text:c="2"/>&amp;&amp; i&lt;=212 <text:s/>) bandValues[22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3">
            <text:p>23</text:p>
          </table:table-cell>
          <table:table-cell table:style-name="ce28" table:formula="of:=[.$B$6]*POWER([.$B$11];[.B41])" office:value-type="float" office:value="11000">
            <text:p>11000</text:p>
          </table:table-cell>
          <table:table-cell table:style-name="ce28" table:formula="of:=[.C41]/[.$B$13]" office:value-type="float" office:value="230.687310559515">
            <text:p>231</text:p>
          </table:table-cell>
          <table:table-cell table:style-name="ce28" table:formula="of:=[.F40]" office:value-type="float" office:value="212.244099326459">
            <text:p>212</text:p>
          </table:table-cell>
          <table:table-cell table:style-name="ce31" table:formula="of:=(([.D42]-[.D41])/2)+[.D41]" office:value-type="float" office:value="252.64084668255">
            <text:p>253</text:p>
          </table:table-cell>
          <table:table-cell/>
          <table:table-cell table:style-name="ce35" table:formula="of:=IF(([.$B$9]-1)&lt;[.B41];&quot;&quot;;IF(([.$B$9]-1)=[.B41];&quot;      if (i&gt;&quot;&amp;ROUND([.E41];0)&amp;&quot;             ) bandValues[&quot;&amp;[.B41]&amp;&quot;]  += (int)vReal[i];&quot;;&quot;      if (i&gt;&quot;&amp;ROUND([.E41];0)&amp;&quot;   &amp;&amp; i&lt;=&quot;&amp;ROUND([.F41];0)&amp;&quot;  ) bandValues[&quot;&amp;[.B41]&amp;&quot;]  += (int)vReal[i];&quot;))" office:value-type="string" office:string-value="      if (i&gt;212             ) bandValues[23]  += (int)vReal[i];">
            <text:p><text:s text:c="6"/>if (i&gt;212 <text:s text:c="12"/>) bandValues[23] <text:s/>+= (int)vReal[i];</text:p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4">
            <text:p>24</text:p>
          </table:table-cell>
          <table:table-cell table:style-name="ce28" table:formula="of:=[.$B$6]*POWER([.$B$11];[.B42])" office:value-type="float" office:value="13093.6469957335">
            <text:p>13094</text:p>
          </table:table-cell>
          <table:table-cell table:style-name="ce28" table:formula="of:=[.C42]/[.$B$13]" office:value-type="float" office:value="274.594382805584">
            <text:p>275</text:p>
          </table:table-cell>
          <table:table-cell table:style-name="ce28" table:formula="of:=[.F41]" office:value-type="float" office:value="252.64084668255">
            <text:p>253</text:p>
          </table:table-cell>
          <table:table-cell table:style-name="ce31" table:formula="of:=(([.D43]-[.D42])/2)+[.D42]" office:value-type="float" office:value="300.726369378593">
            <text:p>301</text:p>
          </table:table-cell>
          <table:table-cell/>
          <table:table-cell table:style-name="ce35" table:formula="of:=IF(([.$B$9]-1)&lt;[.B42];&quot;&quot;;IF(([.$B$9]-1)=[.B42];&quot;      if (i&gt;&quot;&amp;ROUND([.E42];0)&amp;&quot;             ) bandValues[&quot;&amp;[.B42]&amp;&quot;]  += (int)vReal[i];&quot;;&quot;      if (i&gt;&quot;&amp;ROUND([.E42];0)&amp;&quot;   &amp;&amp; i&lt;=&quot;&amp;ROUND([.F42];0)&amp;&quot;  ) bandValues[&quot;&amp;[.B42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5">
            <text:p>25</text:p>
          </table:table-cell>
          <table:table-cell table:style-name="ce28" table:formula="of:=[.$B$6]*POWER([.$B$11];[.B43])" office:value-type="float" office:value="15585.7810589891">
            <text:p>15586</text:p>
          </table:table-cell>
          <table:table-cell table:style-name="ce28" table:formula="of:=[.C43]/[.$B$13]" office:value-type="float" office:value="326.858355951601">
            <text:p>327</text:p>
          </table:table-cell>
          <table:table-cell table:style-name="ce28" table:formula="of:=[.F42]" office:value-type="float" office:value="300.726369378593">
            <text:p>301</text:p>
          </table:table-cell>
          <table:table-cell table:style-name="ce31" table:formula="of:=(([.D44]-[.D43])/2)+[.D43]" office:value-type="float" office:value="357.964083904713">
            <text:p>358</text:p>
          </table:table-cell>
          <table:table-cell/>
          <table:table-cell table:style-name="ce35" table:formula="of:=IF(([.$B$9]-1)&lt;[.B43];&quot;&quot;;IF(([.$B$9]-1)=[.B43];&quot;      if (i&gt;&quot;&amp;ROUND([.E43];0)&amp;&quot;             ) bandValues[&quot;&amp;[.B43]&amp;&quot;]  += (int)vReal[i];&quot;;&quot;      if (i&gt;&quot;&amp;ROUND([.E43];0)&amp;&quot;   &amp;&amp; i&lt;=&quot;&amp;ROUND([.F43];0)&amp;&quot;  ) bandValues[&quot;&amp;[.B43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6">
            <text:p>26</text:p>
          </table:table-cell>
          <table:table-cell table:style-name="ce28" table:formula="of:=[.$B$6]*POWER([.$B$11];[.B44])" office:value-type="float" office:value="18552.2468490174">
            <text:p>18552</text:p>
          </table:table-cell>
          <table:table-cell table:style-name="ce28" table:formula="of:=[.C44]/[.$B$13]" office:value-type="float" office:value="389.069811857824">
            <text:p>389</text:p>
          </table:table-cell>
          <table:table-cell table:style-name="ce28" table:formula="of:=[.F43]" office:value-type="float" office:value="357.964083904713">
            <text:p>358</text:p>
          </table:table-cell>
          <table:table-cell table:style-name="ce31" table:formula="of:=(([.D45]-[.D44])/2)+[.D44]" office:value-type="float" office:value="426.095941072674">
            <text:p>426</text:p>
          </table:table-cell>
          <table:table-cell/>
          <table:table-cell table:style-name="ce35" table:formula="of:=IF(([.$B$9]-1)&lt;[.B44];&quot;&quot;;IF(([.$B$9]-1)=[.B44];&quot;      if (i&gt;&quot;&amp;ROUND([.E44];0)&amp;&quot;             ) bandValues[&quot;&amp;[.B44]&amp;&quot;]  += (int)vReal[i];&quot;;&quot;      if (i&gt;&quot;&amp;ROUND([.E44];0)&amp;&quot;   &amp;&amp; i&lt;=&quot;&amp;ROUND([.F44];0)&amp;&quot;  ) bandValues[&quot;&amp;[.B44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7">
            <text:p>27</text:p>
          </table:table-cell>
          <table:table-cell table:style-name="ce28" table:formula="of:=[.$B$6]*POWER([.$B$11];[.B45])" office:value-type="float" office:value="22083.3246562493">
            <text:p>22083</text:p>
          </table:table-cell>
          <table:table-cell table:style-name="ce28" table:formula="of:=[.C45]/[.$B$13]" office:value-type="float" office:value="463.122070287525">
            <text:p>463</text:p>
          </table:table-cell>
          <table:table-cell table:style-name="ce28" table:formula="of:=[.F44]" office:value-type="float" office:value="426.095941072674">
            <text:p>426</text:p>
          </table:table-cell>
          <table:table-cell table:style-name="ce31" table:formula="of:=(([.D46]-[.D45])/2)+[.D45]" office:value-type="float" office:value="507.195439883676">
            <text:p>507</text:p>
          </table:table-cell>
          <table:table-cell/>
          <table:table-cell table:style-name="ce35" table:formula="of:=IF(([.$B$9]-1)&lt;[.B45];&quot;&quot;;IF(([.$B$9]-1)=[.B45];&quot;      if (i&gt;&quot;&amp;ROUND([.E45];0)&amp;&quot;             ) bandValues[&quot;&amp;[.B45]&amp;&quot;]  += (int)vReal[i];&quot;;&quot;      if (i&gt;&quot;&amp;ROUND([.E45];0)&amp;&quot;   &amp;&amp; i&lt;=&quot;&amp;ROUND([.F45];0)&amp;&quot;  ) bandValues[&quot;&amp;[.B45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8">
            <text:p>28</text:p>
          </table:table-cell>
          <table:table-cell table:style-name="ce28" table:formula="of:=[.$B$6]*POWER([.$B$11];[.B46])" office:value-type="float" office:value="26286.4779582822">
            <text:p>26286</text:p>
          </table:table-cell>
          <table:table-cell table:style-name="ce28" table:formula="of:=[.C46]/[.$B$13]" office:value-type="float" office:value="551.268809479828">
            <text:p>551</text:p>
          </table:table-cell>
          <table:table-cell table:style-name="ce28" table:formula="of:=[.F45]" office:value-type="float" office:value="507.195439883676">
            <text:p>507</text:p>
          </table:table-cell>
          <table:table-cell table:style-name="ce31" table:formula="of:=(([.D47]-[.D46])/2)+[.D46]" office:value-type="float" office:value="603.730731607509">
            <text:p>604</text:p>
          </table:table-cell>
          <table:table-cell/>
          <table:table-cell table:style-name="ce35" table:formula="of:=IF(([.$B$9]-1)&lt;[.B46];&quot;&quot;;IF(([.$B$9]-1)=[.B46];&quot;      if (i&gt;&quot;&amp;ROUND([.E46];0)&amp;&quot;             ) bandValues[&quot;&amp;[.B46]&amp;&quot;]  += (int)vReal[i];&quot;;&quot;      if (i&gt;&quot;&amp;ROUND([.E46];0)&amp;&quot;   &amp;&amp; i&lt;=&quot;&amp;ROUND([.F46];0)&amp;&quot;  ) bandValues[&quot;&amp;[.B46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29">
            <text:p>29</text:p>
          </table:table-cell>
          <table:table-cell table:style-name="ce28" table:formula="of:=[.$B$6]*POWER([.$B$11];[.B47])" office:value-type="float" office:value="31289.6239224433">
            <text:p>31290</text:p>
          </table:table-cell>
          <table:table-cell table:style-name="ce28" table:formula="of:=[.C47]/[.$B$13]" office:value-type="float" office:value="656.192653735191">
            <text:p>656</text:p>
          </table:table-cell>
          <table:table-cell table:style-name="ce28" table:formula="of:=[.F46]" office:value-type="float" office:value="603.730731607509">
            <text:p>604</text:p>
          </table:table-cell>
          <table:table-cell table:style-name="ce31" table:formula="of:=(([.D48]-[.D47])/2)+[.D47]" office:value-type="float" office:value="718.639734558602">
            <text:p>719</text:p>
          </table:table-cell>
          <table:table-cell/>
          <table:table-cell table:style-name="ce35" table:formula="of:=IF(([.$B$9]-1)&lt;[.B47];&quot;&quot;;IF(([.$B$9]-1)=[.B47];&quot;      if (i&gt;&quot;&amp;ROUND([.E47];0)&amp;&quot;             ) bandValues[&quot;&amp;[.B47]&amp;&quot;]  += (int)vReal[i];&quot;;&quot;      if (i&gt;&quot;&amp;ROUND([.E47];0)&amp;&quot;   &amp;&amp; i&lt;=&quot;&amp;ROUND([.F47];0)&amp;&quot;  ) bandValues[&quot;&amp;[.B47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0">
            <text:p>30</text:p>
          </table:table-cell>
          <table:table-cell table:style-name="ce28" table:formula="of:=[.$B$6]*POWER([.$B$11];[.B48])" office:value-type="float" office:value="37245.0263881571">
            <text:p>37245</text:p>
          </table:table-cell>
          <table:table-cell table:style-name="ce28" table:formula="of:=[.C48]/[.$B$13]" office:value-type="float" office:value="781.086815382013">
            <text:p>781</text:p>
          </table:table-cell>
          <table:table-cell table:style-name="ce28" table:formula="of:=[.F47]" office:value-type="float" office:value="718.639734558602">
            <text:p>719</text:p>
          </table:table-cell>
          <table:table-cell table:style-name="ce31" table:formula="of:=(([.D49]-[.D48])/2)+[.D48]" office:value-type="float" office:value="855.419545583447">
            <text:p>855</text:p>
          </table:table-cell>
          <table:table-cell/>
          <table:table-cell table:style-name="ce35" table:formula="of:=IF(([.$B$9]-1)&lt;[.B48];&quot;&quot;;IF(([.$B$9]-1)=[.B48];&quot;      if (i&gt;&quot;&amp;ROUND([.E48];0)&amp;&quot;             ) bandValues[&quot;&amp;[.B48]&amp;&quot;]  += (int)vReal[i];&quot;;&quot;      if (i&gt;&quot;&amp;ROUND([.E48];0)&amp;&quot;   &amp;&amp; i&lt;=&quot;&amp;ROUND([.F48];0)&amp;&quot;  ) bandValues[&quot;&amp;[.B48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1">
            <text:p>31</text:p>
          </table:table-cell>
          <table:table-cell table:style-name="ce28" table:formula="of:=[.$B$6]*POWER([.$B$11];[.B49])" office:value-type="float" office:value="44333.9298066643">
            <text:p>44334</text:p>
          </table:table-cell>
          <table:table-cell table:style-name="ce28" table:formula="of:=[.C49]/[.$B$13]" office:value-type="float" office:value="929.752275784882">
            <text:p>930</text:p>
          </table:table-cell>
          <table:table-cell table:style-name="ce28" table:formula="of:=[.F48]" office:value-type="float" office:value="855.419545583447">
            <text:p>855</text:p>
          </table:table-cell>
          <table:table-cell table:style-name="ce31" table:formula="of:=(([.D50]-[.D49])/2)+[.D49]" office:value-type="float" office:value="1018.23286937458">
            <text:p>1018</text:p>
          </table:table-cell>
          <table:table-cell/>
          <table:table-cell table:style-name="ce35" table:formula="of:=IF(([.$B$9]-1)&lt;[.B49];&quot;&quot;;IF(([.$B$9]-1)=[.B49];&quot;      if (i&gt;&quot;&amp;ROUND([.E49];0)&amp;&quot;             ) bandValues[&quot;&amp;[.B49]&amp;&quot;]  += (int)vReal[i];&quot;;&quot;      if (i&gt;&quot;&amp;ROUND([.E49];0)&amp;&quot;   &amp;&amp; i&lt;=&quot;&amp;ROUND([.F49];0)&amp;&quot;  ) bandValues[&quot;&amp;[.B49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2">
            <text:p>32</text:p>
          </table:table-cell>
          <table:table-cell table:style-name="ce28" table:formula="of:=[.$B$6]*POWER([.$B$11];[.B50])" office:value-type="float" office:value="52772.0751656443">
            <text:p>52772</text:p>
          </table:table-cell>
          <table:table-cell table:style-name="ce28" table:formula="of:=[.C50]/[.$B$13]" office:value-type="float" office:value="1106.71346296428">
            <text:p>1107</text:p>
          </table:table-cell>
          <table:table-cell table:style-name="ce28" table:formula="of:=[.F49]" office:value-type="float" office:value="1018.23286937458">
            <text:p>1018</text:p>
          </table:table-cell>
          <table:table-cell table:style-name="ce31" table:formula="of:=(([.D51]-[.D50])/2)+[.D50]" office:value-type="float" office:value="1212.03470464032">
            <text:p>1212</text:p>
          </table:table-cell>
          <table:table-cell/>
          <table:table-cell table:style-name="ce35" table:formula="of:=IF(([.$B$9]-1)&lt;[.B50];&quot;&quot;;IF(([.$B$9]-1)=[.B50];&quot;      if (i&gt;&quot;&amp;ROUND([.E50];0)&amp;&quot;             ) bandValues[&quot;&amp;[.B50]&amp;&quot;]  += (int)vReal[i];&quot;;&quot;      if (i&gt;&quot;&amp;ROUND([.E50];0)&amp;&quot;   &amp;&amp; i&lt;=&quot;&amp;ROUND([.F50];0)&amp;&quot;  ) bandValues[&quot;&amp;[.B50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3">
            <text:p>33</text:p>
          </table:table-cell>
          <table:table-cell table:style-name="ce28" table:formula="of:=[.$B$6]*POWER([.$B$11];[.B51])" office:value-type="float" office:value="62816.2657682962">
            <text:p>62816</text:p>
          </table:table-cell>
          <table:table-cell table:style-name="ce28" table:formula="of:=[.C51]/[.$B$13]" office:value-type="float" office:value="1317.35594631636">
            <text:p>1317</text:p>
          </table:table-cell>
          <table:table-cell table:style-name="ce28" table:formula="of:=[.F50]" office:value-type="float" office:value="1212.03470464032">
            <text:p>1212</text:p>
          </table:table-cell>
          <table:table-cell table:style-name="ce31" table:formula="of:=(([.D52]-[.D51])/2)+[.D51]" office:value-type="float" office:value="1442.72314264895">
            <text:p>1443</text:p>
          </table:table-cell>
          <table:table-cell/>
          <table:table-cell table:style-name="ce35" table:formula="of:=IF(([.$B$9]-1)&lt;[.B51];&quot;&quot;;IF(([.$B$9]-1)=[.B51];&quot;      if (i&gt;&quot;&amp;ROUND([.E51];0)&amp;&quot;             ) bandValues[&quot;&amp;[.B51]&amp;&quot;]  += (int)vReal[i];&quot;;&quot;      if (i&gt;&quot;&amp;ROUND([.E51];0)&amp;&quot;   &amp;&amp; i&lt;=&quot;&amp;ROUND([.F51];0)&amp;&quot;  ) bandValues[&quot;&amp;[.B51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4">
            <text:p>34</text:p>
          </table:table-cell>
          <table:table-cell table:style-name="ce28" table:formula="of:=[.$B$6]*POWER([.$B$11];[.B52])" office:value-type="float" office:value="74772.182687295">
            <text:p>74772</text:p>
          </table:table-cell>
          <table:table-cell table:style-name="ce28" table:formula="of:=[.C52]/[.$B$13]" office:value-type="float" office:value="1568.09033898153">
            <text:p>1568</text:p>
          </table:table-cell>
          <table:table-cell table:style-name="ce28" table:formula="of:=[.F51]" office:value-type="float" office:value="1442.72314264895">
            <text:p>1443</text:p>
          </table:table-cell>
          <table:table-cell table:style-name="ce31" table:formula="of:=(([.D53]-[.D52])/2)+[.D52]" office:value-type="float" office:value="1717.31886749277">
            <text:p>1717</text:p>
          </table:table-cell>
          <table:table-cell/>
          <table:table-cell table:style-name="ce35" table:formula="of:=IF(([.$B$9]-1)&lt;[.B52];&quot;&quot;;IF(([.$B$9]-1)=[.B52];&quot;      if (i&gt;&quot;&amp;ROUND([.E52];0)&amp;&quot;             ) bandValues[&quot;&amp;[.B52]&amp;&quot;]  += (int)vReal[i];&quot;;&quot;      if (i&gt;&quot;&amp;ROUND([.E52];0)&amp;&quot;   &amp;&amp; i&lt;=&quot;&amp;ROUND([.F52];0)&amp;&quot;  ) bandValues[&quot;&amp;[.B52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5">
            <text:p>35</text:p>
          </table:table-cell>
          <table:table-cell table:style-name="ce28" table:formula="of:=[.$B$6]*POWER([.$B$11];[.B53])" office:value-type="float" office:value="89003.6877461757">
            <text:p>89004</text:p>
          </table:table-cell>
          <table:table-cell table:style-name="ce28" table:formula="of:=[.C53]/[.$B$13]" office:value-type="float" office:value="1866.54739600401">
            <text:p>1867</text:p>
          </table:table-cell>
          <table:table-cell table:style-name="ce28" table:formula="of:=[.F52]" office:value-type="float" office:value="1717.31886749277">
            <text:p>1717</text:p>
          </table:table-cell>
          <table:table-cell table:style-name="ce31" table:formula="of:=(([.D54]-[.D53])/2)+[.D53]" office:value-type="float" office:value="2044.17882091483">
            <text:p>2044</text:p>
          </table:table-cell>
          <table:table-cell/>
          <table:table-cell table:style-name="ce35" table:formula="of:=IF(([.$B$9]-1)&lt;[.B53];&quot;&quot;;IF(([.$B$9]-1)=[.B53];&quot;      if (i&gt;&quot;&amp;ROUND([.E53];0)&amp;&quot;             ) bandValues[&quot;&amp;[.B53]&amp;&quot;]  += (int)vReal[i];&quot;;&quot;      if (i&gt;&quot;&amp;ROUND([.E53];0)&amp;&quot;   &amp;&amp; i&lt;=&quot;&amp;ROUND([.F53];0)&amp;&quot;  ) bandValues[&quot;&amp;[.B53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6">
            <text:p>36</text:p>
          </table:table-cell>
          <table:table-cell table:style-name="ce28" table:formula="of:=[.$B$6]*POWER([.$B$11];[.B54])" office:value-type="float" office:value="105943.897151537">
            <text:p>105944</text:p>
          </table:table-cell>
          <table:table-cell table:style-name="ce28" table:formula="of:=[.C54]/[.$B$13]" office:value-type="float" office:value="2221.81024582564">
            <text:p>2222</text:p>
          </table:table-cell>
          <table:table-cell table:style-name="ce28" table:formula="of:=[.F53]" office:value-type="float" office:value="2044.17882091483">
            <text:p>2044</text:p>
          </table:table-cell>
          <table:table-cell table:style-name="ce31" table:formula="of:=(([.D55]-[.D54])/2)+[.D54]" office:value-type="float" office:value="2433.25053429212">
            <text:p>2433</text:p>
          </table:table-cell>
          <table:table-cell/>
          <table:table-cell table:style-name="ce35" table:formula="of:=IF(([.$B$9]-1)&lt;[.B54];&quot;&quot;;IF(([.$B$9]-1)=[.B54];&quot;      if (i&gt;&quot;&amp;ROUND([.E54];0)&amp;&quot;             ) bandValues[&quot;&amp;[.B54]&amp;&quot;]  += (int)vReal[i];&quot;;&quot;      if (i&gt;&quot;&amp;ROUND([.E54];0)&amp;&quot;   &amp;&amp; i&lt;=&quot;&amp;ROUND([.F54];0)&amp;&quot;  ) bandValues[&quot;&amp;[.B54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7">
            <text:p>37</text:p>
          </table:table-cell>
          <table:table-cell table:style-name="ce28" table:formula="of:=[.$B$6]*POWER([.$B$11];[.B55])" office:value-type="float" office:value="126108.362786775">
            <text:p>126108</text:p>
          </table:table-cell>
          <table:table-cell table:style-name="ce28" table:formula="of:=[.C55]/[.$B$13]" office:value-type="float" office:value="2644.69082275861">
            <text:p>2645</text:p>
          </table:table-cell>
          <table:table-cell table:style-name="ce28" table:formula="of:=[.F54]" office:value-type="float" office:value="2433.25053429212">
            <text:p>2433</text:p>
          </table:table-cell>
          <table:table-cell table:style-name="ce31" table:formula="of:=(([.D56]-[.D55])/2)+[.D55]" office:value-type="float" office:value="2896.37486801826">
            <text:p>2896</text:p>
          </table:table-cell>
          <table:table-cell/>
          <table:table-cell table:style-name="ce35" table:formula="of:=IF(([.$B$9]-1)&lt;[.B55];&quot;&quot;;IF(([.$B$9]-1)=[.B55];&quot;      if (i&gt;&quot;&amp;ROUND([.E55];0)&amp;&quot;             ) bandValues[&quot;&amp;[.B55]&amp;&quot;]  += (int)vReal[i];&quot;;&quot;      if (i&gt;&quot;&amp;ROUND([.E55];0)&amp;&quot;   &amp;&amp; i&lt;=&quot;&amp;ROUND([.F55];0)&amp;&quot;  ) bandValues[&quot;&amp;[.B55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8">
            <text:p>38</text:p>
          </table:table-cell>
          <table:table-cell table:style-name="ce28" table:formula="of:=[.$B$6]*POWER([.$B$11];[.B56])" office:value-type="float" office:value="150110.762321811">
            <text:p>150111</text:p>
          </table:table-cell>
          <table:table-cell table:style-name="ce28" table:formula="of:=[.C56]/[.$B$13]" office:value-type="float" office:value="3148.05891327791">
            <text:p>3148</text:p>
          </table:table-cell>
          <table:table-cell table:style-name="ce28" table:formula="of:=[.F55]" office:value-type="float" office:value="2896.37486801826">
            <text:p>2896</text:p>
          </table:table-cell>
          <table:table-cell table:style-name="ce31" table:formula="of:=(([.D57]-[.D56])/2)+[.D56]" office:value-type="float" office:value="3447.64637174047">
            <text:p>3448</text:p>
          </table:table-cell>
          <table:table-cell/>
          <table:table-cell table:style-name="ce35" table:formula="of:=IF(([.$B$9]-1)&lt;[.B56];&quot;&quot;;IF(([.$B$9]-1)=[.B56];&quot;      if (i&gt;&quot;&amp;ROUND([.E56];0)&amp;&quot;             ) bandValues[&quot;&amp;[.B56]&amp;&quot;]  += (int)vReal[i];&quot;;&quot;      if (i&gt;&quot;&amp;ROUND([.E56];0)&amp;&quot;   &amp;&amp; i&lt;=&quot;&amp;ROUND([.F56];0)&amp;&quot;  ) bandValues[&quot;&amp;[.B56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39">
            <text:p>39</text:p>
          </table:table-cell>
          <table:table-cell table:style-name="ce28" table:formula="of:=[.$B$6]*POWER([.$B$11];[.B57])" office:value-type="float" office:value="178681.575645658">
            <text:p>178682</text:p>
          </table:table-cell>
          <table:table-cell table:style-name="ce28" table:formula="of:=[.C57]/[.$B$13]" office:value-type="float" office:value="3747.23383020302">
            <text:p>3747</text:p>
          </table:table-cell>
          <table:table-cell table:style-name="ce28" table:formula="of:=[.F56]" office:value-type="float" office:value="3447.64637174047">
            <text:p>3448</text:p>
          </table:table-cell>
          <table:table-cell table:style-name="ce31" table:formula="of:=(([.D58]-[.D57])/2)+[.D57]" office:value-type="float" office:value="4103.84223251736">
            <text:p>4104</text:p>
          </table:table-cell>
          <table:table-cell/>
          <table:table-cell table:style-name="ce35" table:formula="of:=IF(([.$B$9]-1)&lt;[.B57];&quot;&quot;;IF(([.$B$9]-1)=[.B57];&quot;      if (i&gt;&quot;&amp;ROUND([.E57];0)&amp;&quot;             ) bandValues[&quot;&amp;[.B57]&amp;&quot;]  += (int)vReal[i];&quot;;&quot;      if (i&gt;&quot;&amp;ROUND([.E57];0)&amp;&quot;   &amp;&amp; i&lt;=&quot;&amp;ROUND([.F57];0)&amp;&quot;  ) bandValues[&quot;&amp;[.B57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0">
            <text:p>40</text:p>
          </table:table-cell>
          <table:table-cell table:style-name="ce28" table:formula="of:=[.$B$6]*POWER([.$B$11];[.B58])" office:value-type="float" office:value="212690.316013244">
            <text:p>212690</text:p>
          </table:table-cell>
          <table:table-cell table:style-name="ce28" table:formula="of:=[.C58]/[.$B$13]" office:value-type="float" office:value="4460.45063483169">
            <text:p>4460</text:p>
          </table:table-cell>
          <table:table-cell table:style-name="ce28" table:formula="of:=[.F57]" office:value-type="float" office:value="4103.84223251736">
            <text:p>4104</text:p>
          </table:table-cell>
          <table:table-cell table:style-name="ce31" table:formula="of:=(([.D59]-[.D58])/2)+[.D58]" office:value-type="float" office:value="4884.93286534227">
            <text:p>4885</text:p>
          </table:table-cell>
          <table:table-cell/>
          <table:table-cell table:style-name="ce35" table:formula="of:=IF(([.$B$9]-1)&lt;[.B58];&quot;&quot;;IF(([.$B$9]-1)=[.B58];&quot;      if (i&gt;&quot;&amp;ROUND([.E58];0)&amp;&quot;             ) bandValues[&quot;&amp;[.B58]&amp;&quot;]  += (int)vReal[i];&quot;;&quot;      if (i&gt;&quot;&amp;ROUND([.E58];0)&amp;&quot;   &amp;&amp; i&lt;=&quot;&amp;ROUND([.F58];0)&amp;&quot;  ) bandValues[&quot;&amp;[.B58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1">
            <text:p>41</text:p>
          </table:table-cell>
          <table:table-cell table:style-name="ce28" table:formula="of:=[.$B$6]*POWER([.$B$11];[.B59])" office:value-type="float" office:value="253171.992480764">
            <text:p>253172</text:p>
          </table:table-cell>
          <table:table-cell table:style-name="ce28" table:formula="of:=[.C59]/[.$B$13]" office:value-type="float" office:value="5309.41509585285">
            <text:p>5309</text:p>
          </table:table-cell>
          <table:table-cell table:style-name="ce28" table:formula="of:=[.F58]" office:value-type="float" office:value="4884.93286534227">
            <text:p>4885</text:p>
          </table:table-cell>
          <table:table-cell table:style-name="ce31" table:formula="of:=(([.D60]-[.D59])/2)+[.D59]" office:value-type="float" office:value="5814.68968514985">
            <text:p>5815</text:p>
          </table:table-cell>
          <table:table-cell/>
          <table:table-cell table:style-name="ce35" table:formula="of:=IF(([.$B$9]-1)&lt;[.B59];&quot;&quot;;IF(([.$B$9]-1)=[.B59];&quot;      if (i&gt;&quot;&amp;ROUND([.E59];0)&amp;&quot;             ) bandValues[&quot;&amp;[.B59]&amp;&quot;]  += (int)vReal[i];&quot;;&quot;      if (i&gt;&quot;&amp;ROUND([.E59];0)&amp;&quot;   &amp;&amp; i&lt;=&quot;&amp;ROUND([.F59];0)&amp;&quot;  ) bandValues[&quot;&amp;[.B59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2">
            <text:p>42</text:p>
          </table:table-cell>
          <table:table-cell table:style-name="ce28" table:formula="of:=[.$B$6]*POWER([.$B$11];[.B60])" office:value-type="float" office:value="301358.608977237">
            <text:p>301359</text:p>
          </table:table-cell>
          <table:table-cell table:style-name="ce28" table:formula="of:=[.C60]/[.$B$13]" office:value-type="float" office:value="6319.96427444686">
            <text:p>6320</text:p>
          </table:table-cell>
          <table:table-cell table:style-name="ce28" table:formula="of:=[.F59]" office:value-type="float" office:value="5814.68968514985">
            <text:p>5815</text:p>
          </table:table-cell>
          <table:table-cell table:style-name="ce31" table:formula="of:=(([.D61]-[.D60])/2)+[.D60]" office:value-type="float" office:value="6921.40855700769">
            <text:p>6921</text:p>
          </table:table-cell>
          <table:table-cell/>
          <table:table-cell table:style-name="ce35" table:formula="of:=IF(([.$B$9]-1)&lt;[.B60];&quot;&quot;;IF(([.$B$9]-1)=[.B60];&quot;      if (i&gt;&quot;&amp;ROUND([.E60];0)&amp;&quot;             ) bandValues[&quot;&amp;[.B60]&amp;&quot;]  += (int)vReal[i];&quot;;&quot;      if (i&gt;&quot;&amp;ROUND([.E60];0)&amp;&quot;   &amp;&amp; i&lt;=&quot;&amp;ROUND([.F60];0)&amp;&quot;  ) bandValues[&quot;&amp;[.B60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3">
            <text:p>43</text:p>
          </table:table-cell>
          <table:table-cell table:style-name="ce28" table:formula="of:=[.$B$6]*POWER([.$B$11];[.B61])" office:value-type="float" office:value="358716.65864302">
            <text:p>358717</text:p>
          </table:table-cell>
          <table:table-cell table:style-name="ce28" table:formula="of:=[.C61]/[.$B$13]" office:value-type="float" office:value="7522.85283956853">
            <text:p>7523</text:p>
          </table:table-cell>
          <table:table-cell table:style-name="ce28" table:formula="of:=[.F60]" office:value-type="float" office:value="6921.40855700769">
            <text:p>6921</text:p>
          </table:table-cell>
          <table:table-cell table:style-name="ce31" table:formula="of:=(([.D62]-[.D61])/2)+[.D61]" office:value-type="float" office:value="8238.77094170069">
            <text:p>8239</text:p>
          </table:table-cell>
          <table:table-cell/>
          <table:table-cell table:style-name="ce35" table:formula="of:=IF(([.$B$9]-1)&lt;[.B61];&quot;&quot;;IF(([.$B$9]-1)=[.B61];&quot;      if (i&gt;&quot;&amp;ROUND([.E61];0)&amp;&quot;             ) bandValues[&quot;&amp;[.B61]&amp;&quot;]  += (int)vReal[i];&quot;;&quot;      if (i&gt;&quot;&amp;ROUND([.E61];0)&amp;&quot;   &amp;&amp; i&lt;=&quot;&amp;ROUND([.F61];0)&amp;&quot;  ) bandValues[&quot;&amp;[.B61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4">
            <text:p>44</text:p>
          </table:table-cell>
          <table:table-cell table:style-name="ce28" table:formula="of:=[.$B$6]*POWER([.$B$11];[.B62])" office:value-type="float" office:value="426991.754523701">
            <text:p>426992</text:p>
          </table:table-cell>
          <table:table-cell table:style-name="ce28" table:formula="of:=[.C62]/[.$B$13]" office:value-type="float" office:value="8954.68904383285">
            <text:p>8955</text:p>
          </table:table-cell>
          <table:table-cell table:style-name="ce28" table:formula="of:=[.F61]" office:value-type="float" office:value="8238.77094170069">
            <text:p>8239</text:p>
          </table:table-cell>
          <table:table-cell table:style-name="ce31" table:formula="of:=(([.D63]-[.D62])/2)+[.D62]" office:value-type="float" office:value="9806.86894448502">
            <text:p>9807</text:p>
          </table:table-cell>
          <table:table-cell/>
          <table:table-cell table:style-name="ce35" table:formula="of:=IF(([.$B$9]-1)&lt;[.B62];&quot;&quot;;IF(([.$B$9]-1)=[.B62];&quot;      if (i&gt;&quot;&amp;ROUND([.E62];0)&amp;&quot;             ) bandValues[&quot;&amp;[.B62]&amp;&quot;]  += (int)vReal[i];&quot;;&quot;      if (i&gt;&quot;&amp;ROUND([.E62];0)&amp;&quot;   &amp;&amp; i&lt;=&quot;&amp;ROUND([.F62];0)&amp;&quot;  ) bandValues[&quot;&amp;[.B62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5">
            <text:p>45</text:p>
          </table:table-cell>
          <table:table-cell table:style-name="ce28" table:formula="of:=[.$B$6]*POWER([.$B$11];[.B63])" office:value-type="float" office:value="508261.754892929">
            <text:p>508262</text:p>
          </table:table-cell>
          <table:table-cell table:style-name="ce28" table:formula="of:=[.C63]/[.$B$13]" office:value-type="float" office:value="10659.0488451372">
            <text:p>10659</text:p>
          </table:table-cell>
          <table:table-cell table:style-name="ce28" table:formula="of:=[.F62]" office:value-type="float" office:value="9806.86894448502">
            <text:p>9807</text:p>
          </table:table-cell>
          <table:table-cell table:style-name="ce31" table:formula="of:=(([.D64]-[.D63])/2)+[.D63]" office:value-type="float" office:value="11673.4254629553">
            <text:p>11673</text:p>
          </table:table-cell>
          <table:table-cell/>
          <table:table-cell table:style-name="ce35" table:formula="of:=IF(([.$B$9]-1)&lt;[.B63];&quot;&quot;;IF(([.$B$9]-1)=[.B63];&quot;      if (i&gt;&quot;&amp;ROUND([.E63];0)&amp;&quot;             ) bandValues[&quot;&amp;[.B63]&amp;&quot;]  += (int)vReal[i];&quot;;&quot;      if (i&gt;&quot;&amp;ROUND([.E63];0)&amp;&quot;   &amp;&amp; i&lt;=&quot;&amp;ROUND([.F63];0)&amp;&quot;  ) bandValues[&quot;&amp;[.B63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6">
            <text:p>46</text:p>
          </table:table-cell>
          <table:table-cell table:style-name="ce28" table:formula="of:=[.$B$6]*POWER([.$B$11];[.B64])" office:value-type="float" office:value="605000.000000001">
            <text:p>605000</text:p>
          </table:table-cell>
          <table:table-cell table:style-name="ce28" table:formula="of:=[.C64]/[.$B$13]" office:value-type="float" office:value="12687.8020807733">
            <text:p>12688</text:p>
          </table:table-cell>
          <table:table-cell table:style-name="ce28" table:formula="of:=[.F63]" office:value-type="float" office:value="11673.4254629553">
            <text:p>11673</text:p>
          </table:table-cell>
          <table:table-cell table:style-name="ce31" table:formula="of:=(([.D65]-[.D64])/2)+[.D64]" office:value-type="float" office:value="13895.2465675402">
            <text:p>13895</text:p>
          </table:table-cell>
          <table:table-cell/>
          <table:table-cell table:style-name="ce35" table:formula="of:=IF(([.$B$9]-1)&lt;[.B64];&quot;&quot;;IF(([.$B$9]-1)=[.B64];&quot;      if (i&gt;&quot;&amp;ROUND([.E64];0)&amp;&quot;             ) bandValues[&quot;&amp;[.B64]&amp;&quot;]  += (int)vReal[i];&quot;;&quot;      if (i&gt;&quot;&amp;ROUND([.E64];0)&amp;&quot;   &amp;&amp; i&lt;=&quot;&amp;ROUND([.F64];0)&amp;&quot;  ) bandValues[&quot;&amp;[.B64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7">
            <text:p>47</text:p>
          </table:table-cell>
          <table:table-cell table:style-name="ce28" table:formula="of:=[.$B$6]*POWER([.$B$11];[.B65])" office:value-type="float" office:value="720150.584765341">
            <text:p>720151</text:p>
          </table:table-cell>
          <table:table-cell table:style-name="ce28" table:formula="of:=[.C65]/[.$B$13]" office:value-type="float" office:value="15102.6910543071">
            <text:p>15103</text:p>
          </table:table-cell>
          <table:table-cell table:style-name="ce28" table:formula="of:=[.F64]" office:value-type="float" office:value="13895.2465675402">
            <text:p>13895</text:p>
          </table:table-cell>
          <table:table-cell table:style-name="ce31" table:formula="of:=(([.D66]-[.D65])/2)+[.D65]" office:value-type="float" office:value="16539.9503158226">
            <text:p>16540</text:p>
          </table:table-cell>
          <table:table-cell/>
          <table:table-cell table:style-name="ce35" table:formula="of:=IF(([.$B$9]-1)&lt;[.B65];&quot;&quot;;IF(([.$B$9]-1)=[.B65];&quot;      if (i&gt;&quot;&amp;ROUND([.E65];0)&amp;&quot;             ) bandValues[&quot;&amp;[.B65]&amp;&quot;]  += (int)vReal[i];&quot;;&quot;      if (i&gt;&quot;&amp;ROUND([.E65];0)&amp;&quot;   &amp;&amp; i&lt;=&quot;&amp;ROUND([.F65];0)&amp;&quot;  ) bandValues[&quot;&amp;[.B65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8">
            <text:p>48</text:p>
          </table:table-cell>
          <table:table-cell table:style-name="ce28" table:formula="of:=[.$B$6]*POWER([.$B$11];[.B66])" office:value-type="float" office:value="857217.958244399">
            <text:p>857218</text:p>
          </table:table-cell>
          <table:table-cell table:style-name="ce28" table:formula="of:=[.C66]/[.$B$13]" office:value-type="float" office:value="17977.2095773381">
            <text:p>17977</text:p>
          </table:table-cell>
          <table:table-cell table:style-name="ce28" table:formula="of:=[.F65]" office:value-type="float" office:value="16539.9503158226">
            <text:p>16540</text:p>
          </table:table-cell>
          <table:table-cell table:style-name="ce31" table:formula="of:=(([.D67]-[.D66])/2)+[.D66]" office:value-type="float" office:value="19688.0246147592">
            <text:p>19688</text:p>
          </table:table-cell>
          <table:table-cell/>
          <table:table-cell table:style-name="ce35" table:formula="of:=IF(([.$B$9]-1)&lt;[.B66];&quot;&quot;;IF(([.$B$9]-1)=[.B66];&quot;      if (i&gt;&quot;&amp;ROUND([.E66];0)&amp;&quot;             ) bandValues[&quot;&amp;[.B66]&amp;&quot;]  += (int)vReal[i];&quot;;&quot;      if (i&gt;&quot;&amp;ROUND([.E66];0)&amp;&quot;   &amp;&amp; i&lt;=&quot;&amp;ROUND([.F66];0)&amp;&quot;  ) bandValues[&quot;&amp;[.B66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49">
            <text:p>49</text:p>
          </table:table-cell>
          <table:table-cell table:style-name="ce28" table:formula="of:=[.$B$6]*POWER([.$B$11];[.B67])" office:value-type="float" office:value="1020373.57669596">
            <text:p>1020374</text:p>
          </table:table-cell>
          <table:table-cell table:style-name="ce28" table:formula="of:=[.C67]/[.$B$13]" office:value-type="float" office:value="21398.8396521803">
            <text:p>21399</text:p>
          </table:table-cell>
          <table:table-cell table:style-name="ce28" table:formula="of:=[.F66]" office:value-type="float" office:value="19688.0246147592">
            <text:p>19688</text:p>
          </table:table-cell>
          <table:table-cell table:style-name="ce31" table:formula="of:=(([.D68]-[.D67])/2)+[.D67]" office:value-type="float" office:value="23435.2767589971">
            <text:p>23435</text:p>
          </table:table-cell>
          <table:table-cell/>
          <table:table-cell table:style-name="ce35" table:formula="of:=IF(([.$B$9]-1)&lt;[.B67];&quot;&quot;;IF(([.$B$9]-1)=[.B67];&quot;      if (i&gt;&quot;&amp;ROUND([.E67];0)&amp;&quot;             ) bandValues[&quot;&amp;[.B67]&amp;&quot;]  += (int)vReal[i];&quot;;&quot;      if (i&gt;&quot;&amp;ROUND([.E67];0)&amp;&quot;   &amp;&amp; i&lt;=&quot;&amp;ROUND([.F67];0)&amp;&quot;  ) bandValues[&quot;&amp;[.B67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0">
            <text:p>50</text:p>
          </table:table-cell>
          <table:table-cell table:style-name="ce28" table:formula="of:=[.$B$6]*POWER([.$B$11];[.B68])" office:value-type="float" office:value="1214582.85609371">
            <text:p>1214583</text:p>
          </table:table-cell>
          <table:table-cell table:style-name="ce28" table:formula="of:=[.C68]/[.$B$13]" office:value-type="float" office:value="25471.7138658139">
            <text:p>25472</text:p>
          </table:table-cell>
          <table:table-cell table:style-name="ce28" table:formula="of:=[.F67]" office:value-type="float" office:value="23435.2767589971">
            <text:p>23435</text:p>
          </table:table-cell>
          <table:table-cell table:style-name="ce31" table:formula="of:=(([.D69]-[.D68])/2)+[.D68]" office:value-type="float" office:value="27895.7491936022">
            <text:p>27896</text:p>
          </table:table-cell>
          <table:table-cell/>
          <table:table-cell table:style-name="ce35" table:formula="of:=IF(([.$B$9]-1)&lt;[.B68];&quot;&quot;;IF(([.$B$9]-1)=[.B68];&quot;      if (i&gt;&quot;&amp;ROUND([.E68];0)&amp;&quot;             ) bandValues[&quot;&amp;[.B68]&amp;&quot;]  += (int)vReal[i];&quot;;&quot;      if (i&gt;&quot;&amp;ROUND([.E68];0)&amp;&quot;   &amp;&amp; i&lt;=&quot;&amp;ROUND([.F68];0)&amp;&quot;  ) bandValues[&quot;&amp;[.B68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1">
            <text:p>51</text:p>
          </table:table-cell>
          <table:table-cell table:style-name="ce28" table:formula="of:=[.$B$6]*POWER([.$B$11];[.B69])" office:value-type="float" office:value="1445756.28770552">
            <text:p>1445756</text:p>
          </table:table-cell>
          <table:table-cell table:style-name="ce28" table:formula="of:=[.C69]/[.$B$13]" office:value-type="float" office:value="30319.7845213905">
            <text:p>30320</text:p>
          </table:table-cell>
          <table:table-cell table:style-name="ce28" table:formula="of:=[.F68]" office:value-type="float" office:value="27895.7491936022">
            <text:p>27896</text:p>
          </table:table-cell>
          <table:table-cell table:style-name="ce31" table:formula="of:=(([.D70]-[.D69])/2)+[.D69]" office:value-type="float" office:value="33205.190238413">
            <text:p>33205</text:p>
          </table:table-cell>
          <table:table-cell/>
          <table:table-cell table:style-name="ce35" table:formula="of:=IF(([.$B$9]-1)&lt;[.B69];&quot;&quot;;IF(([.$B$9]-1)=[.B69];&quot;      if (i&gt;&quot;&amp;ROUND([.E69];0)&amp;&quot;             ) bandValues[&quot;&amp;[.B69]&amp;&quot;]  += (int)vReal[i];&quot;;&quot;      if (i&gt;&quot;&amp;ROUND([.E69];0)&amp;&quot;   &amp;&amp; i&lt;=&quot;&amp;ROUND([.F69];0)&amp;&quot;  ) bandValues[&quot;&amp;[.B69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2">
            <text:p>52</text:p>
          </table:table-cell>
          <table:table-cell table:style-name="ce28" table:formula="of:=[.$B$6]*POWER([.$B$11];[.B70])" office:value-type="float" office:value="1720929.31573438">
            <text:p>1720929</text:p>
          </table:table-cell>
          <table:table-cell table:style-name="ce28" table:formula="of:=[.C70]/[.$B$13]" office:value-type="float" office:value="36090.5959554355">
            <text:p>36091</text:p>
          </table:table-cell>
          <table:table-cell table:style-name="ce28" table:formula="of:=[.F69]" office:value-type="float" office:value="33205.190238413">
            <text:p>33205</text:p>
          </table:table-cell>
          <table:table-cell table:style-name="ce31" table:formula="of:=(([.D71]-[.D70])/2)+[.D70]" office:value-type="float" office:value="39525.1854007231">
            <text:p>39525</text:p>
          </table:table-cell>
          <table:table-cell/>
          <table:table-cell table:style-name="ce35" table:formula="of:=IF(([.$B$9]-1)&lt;[.B70];&quot;&quot;;IF(([.$B$9]-1)=[.B70];&quot;      if (i&gt;&quot;&amp;ROUND([.E70];0)&amp;&quot;             ) bandValues[&quot;&amp;[.B70]&amp;&quot;]  += (int)vReal[i];&quot;;&quot;      if (i&gt;&quot;&amp;ROUND([.E70];0)&amp;&quot;   &amp;&amp; i&lt;=&quot;&amp;ROUND([.F70];0)&amp;&quot;  ) bandValues[&quot;&amp;[.B70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3">
            <text:p>53</text:p>
          </table:table-cell>
          <table:table-cell table:style-name="ce28" table:formula="of:=[.$B$6]*POWER([.$B$11];[.B71])" office:value-type="float" office:value="2048476.45134864">
            <text:p>2048476</text:p>
          </table:table-cell>
          <table:table-cell table:style-name="ce28" table:formula="of:=[.C71]/[.$B$13]" office:value-type="float" office:value="42959.7748460107">
            <text:p>42960</text:p>
          </table:table-cell>
          <table:table-cell table:style-name="ce28" table:formula="of:=[.F70]" office:value-type="float" office:value="39525.1854007231">
            <text:p>39525</text:p>
          </table:table-cell>
          <table:table-cell table:style-name="ce31" table:formula="of:=(([.D72]-[.D71])/2)+[.D71]" office:value-type="float" office:value="47048.0750070896">
            <text:p>47048</text:p>
          </table:table-cell>
          <table:table-cell/>
          <table:table-cell table:style-name="ce35" table:formula="of:=IF(([.$B$9]-1)&lt;[.B71];&quot;&quot;;IF(([.$B$9]-1)=[.B71];&quot;      if (i&gt;&quot;&amp;ROUND([.E71];0)&amp;&quot;             ) bandValues[&quot;&amp;[.B71]&amp;&quot;]  += (int)vReal[i];&quot;;&quot;      if (i&gt;&quot;&amp;ROUND([.E71];0)&amp;&quot;   &amp;&amp; i&lt;=&quot;&amp;ROUND([.F71];0)&amp;&quot;  ) bandValues[&quot;&amp;[.B71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4">
            <text:p>54</text:p>
          </table:table-cell>
          <table:table-cell table:style-name="ce28" table:formula="of:=[.$B$6]*POWER([.$B$11];[.B72])" office:value-type="float" office:value="2438366.13936654">
            <text:p>2438366</text:p>
          </table:table-cell>
          <table:table-cell table:style-name="ce28" table:formula="of:=[.C72]/[.$B$13]" office:value-type="float" office:value="51136.3751681685">
            <text:p>51136</text:p>
          </table:table-cell>
          <table:table-cell table:style-name="ce28" table:formula="of:=[.F71]" office:value-type="float" office:value="47048.0750070896">
            <text:p>47048</text:p>
          </table:table-cell>
          <table:table-cell table:style-name="ce31" table:formula="of:=(([.D73]-[.D72])/2)+[.D72]" office:value-type="float" office:value="56002.8078156019">
            <text:p>56003</text:p>
          </table:table-cell>
          <table:table-cell/>
          <table:table-cell table:style-name="ce35" table:formula="of:=IF(([.$B$9]-1)&lt;[.B72];&quot;&quot;;IF(([.$B$9]-1)=[.B72];&quot;      if (i&gt;&quot;&amp;ROUND([.E72];0)&amp;&quot;             ) bandValues[&quot;&amp;[.B72]&amp;&quot;]  += (int)vReal[i];&quot;;&quot;      if (i&gt;&quot;&amp;ROUND([.E72];0)&amp;&quot;   &amp;&amp; i&lt;=&quot;&amp;ROUND([.F72];0)&amp;&quot;  ) bandValues[&quot;&amp;[.B72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5">
            <text:p>55</text:p>
          </table:table-cell>
          <table:table-cell table:style-name="ce28" table:formula="of:=[.$B$6]*POWER([.$B$11];[.B73])" office:value-type="float" office:value="2902464.13411044">
            <text:p>2902464</text:p>
          </table:table-cell>
          <table:table-cell table:style-name="ce28" table:formula="of:=[.C73]/[.$B$13]" office:value-type="float" office:value="60869.2404630353">
            <text:p>60869</text:p>
          </table:table-cell>
          <table:table-cell table:style-name="ce28" table:formula="of:=[.F72]" office:value-type="float" office:value="56002.8078156019">
            <text:p>56003</text:p>
          </table:table-cell>
          <table:table-cell table:style-name="ce31" table:formula="of:=(([.D74]-[.D73])/2)+[.D73]" office:value-type="float" office:value="66661.9087552176">
            <text:p>66662</text:p>
          </table:table-cell>
          <table:table-cell/>
          <table:table-cell table:style-name="ce35" table:formula="of:=IF(([.$B$9]-1)&lt;[.B73];&quot;&quot;;IF(([.$B$9]-1)=[.B73];&quot;      if (i&gt;&quot;&amp;ROUND([.E73];0)&amp;&quot;             ) bandValues[&quot;&amp;[.B73]&amp;&quot;]  += (int)vReal[i];&quot;;&quot;      if (i&gt;&quot;&amp;ROUND([.E73];0)&amp;&quot;   &amp;&amp; i&lt;=&quot;&amp;ROUND([.F73];0)&amp;&quot;  ) bandValues[&quot;&amp;[.B73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6">
            <text:p>56</text:p>
          </table:table-cell>
          <table:table-cell table:style-name="ce28" table:formula="of:=[.$B$6]*POWER([.$B$11];[.B74])" office:value-type="float" office:value="3454894.61725629">
            <text:p>3454895</text:p>
          </table:table-cell>
          <table:table-cell table:style-name="ce28" table:formula="of:=[.C74]/[.$B$13]" office:value-type="float" office:value="72454.5770473999">
            <text:p>72455</text:p>
          </table:table-cell>
          <table:table-cell table:style-name="ce28" table:formula="of:=[.F73]" office:value-type="float" office:value="66661.9087552176">
            <text:p>66662</text:p>
          </table:table-cell>
          <table:table-cell table:style-name="ce31" table:formula="of:=(([.D75]-[.D74])/2)+[.D74]" office:value-type="float" office:value="79349.772845692">
            <text:p>79350</text:p>
          </table:table-cell>
          <table:table-cell/>
          <table:table-cell table:style-name="ce35" table:formula="of:=IF(([.$B$9]-1)&lt;[.B74];&quot;&quot;;IF(([.$B$9]-1)=[.B74];&quot;      if (i&gt;&quot;&amp;ROUND([.E74];0)&amp;&quot;             ) bandValues[&quot;&amp;[.B74]&amp;&quot;]  += (int)vReal[i];&quot;;&quot;      if (i&gt;&quot;&amp;ROUND([.E74];0)&amp;&quot;   &amp;&amp; i&lt;=&quot;&amp;ROUND([.F74];0)&amp;&quot;  ) bandValues[&quot;&amp;[.B74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7">
            <text:p>57</text:p>
          </table:table-cell>
          <table:table-cell table:style-name="ce28" table:formula="of:=[.$B$6]*POWER([.$B$11];[.B75])" office:value-type="float" office:value="4112470.04780123">
            <text:p>4112470</text:p>
          </table:table-cell>
          <table:table-cell table:style-name="ce28" table:formula="of:=[.C75]/[.$B$13]" office:value-type="float" office:value="86244.9686439842">
            <text:p>86245</text:p>
          </table:table-cell>
          <table:table-cell table:style-name="ce28" table:formula="of:=[.F74]" office:value-type="float" office:value="79349.772845692">
            <text:p>79350</text:p>
          </table:table-cell>
          <table:table-cell table:style-name="ce31" table:formula="of:=(([.D76]-[.D75])/2)+[.D75]" office:value-type="float" office:value="94452.5377121025">
            <text:p>94453</text:p>
          </table:table-cell>
          <table:table-cell/>
          <table:table-cell table:style-name="ce35" table:formula="of:=IF(([.$B$9]-1)&lt;[.B75];&quot;&quot;;IF(([.$B$9]-1)=[.B75];&quot;      if (i&gt;&quot;&amp;ROUND([.E75];0)&amp;&quot;             ) bandValues[&quot;&amp;[.B75]&amp;&quot;]  += (int)vReal[i];&quot;;&quot;      if (i&gt;&quot;&amp;ROUND([.E75];0)&amp;&quot;   &amp;&amp; i&lt;=&quot;&amp;ROUND([.F75];0)&amp;&quot;  ) bandValues[&quot;&amp;[.B75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8">
            <text:p>58</text:p>
          </table:table-cell>
          <table:table-cell table:style-name="ce28" table:formula="of:=[.$B$6]*POWER([.$B$11];[.B76])" office:value-type="float" office:value="4895202.82603967">
            <text:p>4895203</text:p>
          </table:table-cell>
          <table:table-cell table:style-name="ce28" table:formula="of:=[.C76]/[.$B$13]" office:value-type="float" office:value="102660.106780221">
            <text:p>102660</text:p>
          </table:table-cell>
          <table:table-cell table:style-name="ce28" table:formula="of:=[.F75]" office:value-type="float" office:value="94452.5377121025">
            <text:p>94453</text:p>
          </table:table-cell>
          <table:table-cell table:style-name="ce31" table:formula="of:=(([.D77]-[.D76])/2)+[.D76]" office:value-type="float" office:value="112429.835150316">
            <text:p>112430</text:p>
          </table:table-cell>
          <table:table-cell/>
          <table:table-cell table:style-name="ce35" table:formula="of:=IF(([.$B$9]-1)&lt;[.B76];&quot;&quot;;IF(([.$B$9]-1)=[.B76];&quot;      if (i&gt;&quot;&amp;ROUND([.E76];0)&amp;&quot;             ) bandValues[&quot;&amp;[.B76]&amp;&quot;]  += (int)vReal[i];&quot;;&quot;      if (i&gt;&quot;&amp;ROUND([.E76];0)&amp;&quot;   &amp;&amp; i&lt;=&quot;&amp;ROUND([.F76];0)&amp;&quot;  ) bandValues[&quot;&amp;[.B76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59">
            <text:p>59</text:p>
          </table:table-cell>
          <table:table-cell table:style-name="ce28" table:formula="of:=[.$B$6]*POWER([.$B$11];[.B77])" office:value-type="float" office:value="5826914.34333456">
            <text:p>5826914</text:p>
          </table:table-cell>
          <table:table-cell table:style-name="ce28" table:formula="of:=[.C77]/[.$B$13]" office:value-type="float" office:value="122199.56352041">
            <text:p>122200</text:p>
          </table:table-cell>
          <table:table-cell table:style-name="ce28" table:formula="of:=[.F76]" office:value-type="float" office:value="112429.835150316">
            <text:p>112430</text:p>
          </table:table-cell>
          <table:table-cell table:style-name="ce31" table:formula="of:=(([.D78]-[.D77])/2)+[.D77]" office:value-type="float" office:value="133828.779386067">
            <text:p>133829</text:p>
          </table:table-cell>
          <table:table-cell/>
          <table:table-cell table:style-name="ce35" table:formula="of:=IF(([.$B$9]-1)&lt;[.B77];&quot;&quot;;IF(([.$B$9]-1)=[.B77];&quot;      if (i&gt;&quot;&amp;ROUND([.E77];0)&amp;&quot;             ) bandValues[&quot;&amp;[.B77]&amp;&quot;]  += (int)vReal[i];&quot;;&quot;      if (i&gt;&quot;&amp;ROUND([.E77];0)&amp;&quot;   &amp;&amp; i&lt;=&quot;&amp;ROUND([.F77];0)&amp;&quot;  ) bandValues[&quot;&amp;[.B77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60">
            <text:p>60</text:p>
          </table:table-cell>
          <table:table-cell table:style-name="ce28" table:formula="of:=[.$B$6]*POWER([.$B$11];[.B78])" office:value-type="float" office:value="6935959.95327261">
            <text:p>6935960</text:p>
          </table:table-cell>
          <table:table-cell table:style-name="ce28" table:formula="of:=[.C78]/[.$B$13]" office:value-type="float" office:value="145457.995251723">
            <text:p>145458</text:p>
          </table:table-cell>
          <table:table-cell table:style-name="ce28" table:formula="of:=[.F77]" office:value-type="float" office:value="133828.779386067">
            <text:p>133829</text:p>
          </table:table-cell>
          <table:table-cell table:style-name="ce31" table:formula="of:=(([.D79]-[.D78])/2)+[.D78]" office:value-type="float" office:value="159300.617741004">
            <text:p>159301</text:p>
          </table:table-cell>
          <table:table-cell/>
          <table:table-cell table:style-name="ce35" table:formula="of:=IF(([.$B$9]-1)&lt;[.B78];&quot;&quot;;IF(([.$B$9]-1)=[.B78];&quot;      if (i&gt;&quot;&amp;ROUND([.E78];0)&amp;&quot;             ) bandValues[&quot;&amp;[.B78]&amp;&quot;]  += (int)vReal[i];&quot;;&quot;      if (i&gt;&quot;&amp;ROUND([.E78];0)&amp;&quot;   &amp;&amp; i&lt;=&quot;&amp;ROUND([.F78];0)&amp;&quot;  ) bandValues[&quot;&amp;[.B78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61">
            <text:p>61</text:p>
          </table:table-cell>
          <table:table-cell table:style-name="ce28" table:formula="of:=[.$B$6]*POWER([.$B$11];[.B79])" office:value-type="float" office:value="8256091.92769958">
            <text:p>8256092</text:p>
          </table:table-cell>
          <table:table-cell table:style-name="ce28" table:formula="of:=[.C79]/[.$B$13]" office:value-type="float" office:value="173143.240230285">
            <text:p>173143</text:p>
          </table:table-cell>
          <table:table-cell table:style-name="ce28" table:formula="of:=[.F78]" office:value-type="float" office:value="159300.617741004">
            <text:p>159301</text:p>
          </table:table-cell>
          <table:table-cell table:style-name="ce31" table:formula="of:=(([.D80]-[.D79])/2)+[.D79]" office:value-type="float" office:value="189620.550445726">
            <text:p>189621</text:p>
          </table:table-cell>
          <table:table-cell/>
          <table:table-cell table:style-name="ce35" table:formula="of:=IF(([.$B$9]-1)&lt;[.B79];&quot;&quot;;IF(([.$B$9]-1)=[.B79];&quot;      if (i&gt;&quot;&amp;ROUND([.E79];0)&amp;&quot;             ) bandValues[&quot;&amp;[.B79]&amp;&quot;]  += (int)vReal[i];&quot;;&quot;      if (i&gt;&quot;&amp;ROUND([.E79];0)&amp;&quot;   &amp;&amp; i&lt;=&quot;&amp;ROUND([.F79];0)&amp;&quot;  ) bandValues[&quot;&amp;[.B79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5" office:value-type="float" office:value="62">
            <text:p>62</text:p>
          </table:table-cell>
          <table:table-cell table:style-name="ce28" table:formula="of:=[.$B$6]*POWER([.$B$11];[.B80])" office:value-type="float" office:value="9827486.66051117">
            <text:p>9827487</text:p>
          </table:table-cell>
          <table:table-cell table:style-name="ce28" table:formula="of:=[.C80]/[.$B$13]" office:value-type="float" office:value="206097.860661166">
            <text:p>206098</text:p>
          </table:table-cell>
          <table:table-cell table:style-name="ce28" table:formula="of:=[.F79]" office:value-type="float" office:value="189620.550445726">
            <text:p>189621</text:p>
          </table:table-cell>
          <table:table-cell table:style-name="ce31" table:formula="of:=(([.D81]-[.D80])/2)+[.D80]" office:value-type="float" office:value="225711.322788455">
            <text:p>225711</text:p>
          </table:table-cell>
          <table:table-cell/>
          <table:table-cell table:style-name="ce35" table:formula="of:=IF(([.$B$9]-1)&lt;[.B80];&quot;&quot;;IF(([.$B$9]-1)=[.B80];&quot;      if (i&gt;&quot;&amp;ROUND([.E80];0)&amp;&quot;             ) bandValues[&quot;&amp;[.B80]&amp;&quot;]  += (int)vReal[i];&quot;;&quot;      if (i&gt;&quot;&amp;ROUND([.E80];0)&amp;&quot;   &amp;&amp; i&lt;=&quot;&amp;ROUND([.F80];0)&amp;&quot;  ) bandValues[&quot;&amp;[.B80]&amp;&quot;]  += (int)vReal[i];&quot;))">
            <text:p/>
          </table:table-cell>
          <table:table-cell table:number-columns-repeated="1016"/>
        </table:table-row>
        <table:table-row table:style-name="ro4">
          <table:table-cell/>
          <table:table-cell table:style-name="ce26" office:value-type="float" office:value="63">
            <text:p>63</text:p>
          </table:table-cell>
          <table:table-cell table:style-name="ce29" table:formula="of:=[.$B$6]*POWER([.$B$11];[.B81])" office:value-type="float" office:value="11697967.3807284">
            <text:p>11697967</text:p>
          </table:table-cell>
          <table:table-cell table:style-name="ce29" table:formula="of:=[.C81]/[.$B$13]" office:value-type="float" office:value="245324.784915743">
            <text:p>245325</text:p>
          </table:table-cell>
          <table:table-cell table:style-name="ce29" table:formula="of:=[.F80]" office:value-type="float" office:value="225711.322788455">
            <text:p>225711</text:p>
          </table:table-cell>
          <table:table-cell table:style-name="ce32" table:formula="of:=(([.D82]-[.D81])/2)+[.D81]" office:value-type="float" office:value="122662.392457872">
            <text:p>122662</text:p>
          </table:table-cell>
          <table:table-cell/>
          <table:table-cell table:style-name="ce36" table:formula="of:=IF(([.$B$9]-1)&lt;[.B81];&quot;&quot;;IF(([.$B$9]-1)=[.B81];&quot;      if (i&gt;&quot;&amp;ROUND([.E81];0)&amp;&quot;             ) bandValues[&quot;&amp;[.B81]&amp;&quot;]  += (int)vReal[i];&quot;;&quot;      if (i&gt;&quot;&amp;ROUND([.E81];0)&amp;&quot;   &amp;&amp; i&lt;=&quot;&amp;ROUND([.F81];0)&amp;&quot;  ) bandValues[&quot;&amp;[.B81]&amp;&quot;]  += (int)vReal[i];&quot;))">
            <text:p/>
          </table:table-cell>
          <table:table-cell table:number-columns-repeated="1016"/>
        </table:table-row>
        <table:table-row table:style-name="ro3">
          <table:table-cell/>
          <table:table-cell table:style-name="ce9"/>
          <table:table-cell table:style-name="ce14"/>
          <table:table-cell table:style-name="ce14"/>
          <table:table-cell table:style-name="ce14" table:number-columns-repeated="2"/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e699"/>
    </style:style>
    <style:style style:name="ConditionalStyle_5f_1" style:display-name="ConditionalStyle_1" style:family="table-cell" style:parent-style-name="Default">
      <style:table-cell-properties fo:background-color="#ffe6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3">13.03.2024</text:date>, <text:time>21:03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13T21:03:46.18</dc:date>
    <meta:generator>OpenOffice/4.1.14$Win32 OpenOffice.org_project/4114m1$Build-9811</meta:generator>
    <meta:editing-duration>P21DT15H15M12S</meta:editing-duration>
    <meta:editing-cycles>4</meta:editing-cycles>
    <meta:document-statistic meta:table-count="2" meta:cell-count="854" meta:object-count="0"/>
  </office:meta>
</office:document-meta>
</file>